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8CA0451A98A09C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adornments="Normal" style:font-charset="x-symbol"/>
    <style:font-face style:name="Comic Sans MS1" svg:font-family="'Comic Sans MS'"/>
    <style:font-face style:name="Times New Roman" svg:font-family="'Times New Roman'"/>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92cm"/>
    </style:style>
    <style:style style:name="co3" style:family="table-column">
      <style:table-column-properties fo:break-before="auto" style:column-width="7.08cm"/>
    </style:style>
    <style:style style:name="co4" style:family="table-column">
      <style:table-column-properties fo:break-before="auto" style:column-width="3.448cm"/>
    </style:style>
    <style:style style:name="co5" style:family="table-column">
      <style:table-column-properties fo:break-before="auto" style:column-width="2.136cm"/>
    </style:style>
    <style:style style:name="co6" style:family="table-column">
      <style:table-column-properties fo:break-before="auto" style:column-width="3.634cm"/>
    </style:style>
    <style:style style:name="co7" style:family="table-column">
      <style:table-column-properties fo:break-before="auto" style:column-width="5.865cm"/>
    </style:style>
    <style:style style:name="co8" style:family="table-column">
      <style:table-column-properties fo:break-before="auto" style:column-width="8.504cm"/>
    </style:style>
    <style:style style:name="co9" style:family="table-column">
      <style:table-column-properties fo:break-before="auto" style:column-width="3.184cm"/>
    </style:style>
    <style:style style:name="co10" style:family="table-column">
      <style:table-column-properties fo:break-before="auto" style:column-width="1.559cm"/>
    </style:style>
    <style:style style:name="co11" style:family="table-column">
      <style:table-column-properties fo:break-before="auto" style:column-width="2.159cm"/>
    </style:style>
    <style:style style:name="co12" style:family="table-column">
      <style:table-column-properties fo:break-before="auto" style:column-width="1.871cm"/>
    </style:style>
    <style:style style:name="co13" style:family="table-column">
      <style:table-column-properties fo:break-before="auto" style:column-width="2.431cm"/>
    </style:style>
    <style:style style:name="co14" style:family="table-column">
      <style:table-column-properties fo:break-before="auto" style:column-width="1.326cm"/>
    </style:style>
    <style:style style:name="co15" style:family="table-column">
      <style:table-column-properties fo:break-before="auto" style:column-width="2.722cm"/>
    </style:style>
    <style:style style:name="co16" style:family="table-column">
      <style:table-column-properties fo:break-before="auto" style:column-width="3.15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194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number:boolean-style style:name="N10099" number:language="fr" number:country="FR">
      <number:boolean/>
    </number:boolean-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4"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55"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3" style:family="table-cell" style:parent-style-name="Default">
      <style:table-cell-properties fo:background-color="#ffff66" style:cell-protect="protected formula-hidden" style:print-content="true" fo:border="0.06pt solid #000000"/>
      <style:text-properties fo:color="#ffffff"/>
    </style:style>
    <style:style style:name="ce8"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3" style:family="table-cell" style:parent-style-name="Default">
      <style:table-cell-properties style:cell-protect="protected formula-hidden" style:print-content="true"/>
    </style:style>
    <style:style style:name="ce9" style:family="table-cell" style:parent-style-name="Default">
      <style:table-cell-properties style:cell-protect="protected formula-hidden" style:print-content="true"/>
      <style:text-properties style:font-name="Comic Sans MS"/>
    </style:style>
    <style:style style:name="ce10"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22"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9"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4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62"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6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68"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6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6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127"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18"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19"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137"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75"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138"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77"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 style:family="table-cell" style:parent-style-name="Default">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28pt" style:font-size-asian="28pt" style:font-size-complex="28pt"/>
    </style:style>
    <style:style style:name="ce15" style:family="table-cell" style:parent-style-name="Default">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1" fo:font-size="28pt" style:font-size-asian="28pt" style:font-size-complex="28pt"/>
    </style:style>
    <style:style style:name="ce90" style:family="table-cell" style:parent-style-name="Default">
      <style:table-cell-properties style:cell-protect="protected formula-hidden" style:print-content="true"/>
      <style:text-properties style:font-name="Times New Roman1" fo:font-size="28pt" style:font-size-asian="28pt" style:font-size-complex="28pt"/>
    </style:style>
    <style:style style:name="ce13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9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3"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34" style:family="table-cell" style:parent-style-name="Default" style:data-style-name="N135">
      <style:table-cell-properties fo:background-color="#808080" style:cell-protect="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4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45" style:family="table-cell" style:parent-style-name="Default" style:data-style-name="N3">
      <style:table-cell-properties fo:background-color="#b2b2b2"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0" style:family="table-cell" style:parent-style-name="Default" style:data-style-name="N10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53"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fo:color="#ffffff" style:font-name="Times New Roman1" fo:font-size="28pt" style:font-size-asian="28pt" style:font-size-complex="28pt"/>
    </style:style>
    <style:style style:name="ce164" style:family="table-cell" style:parent-style-name="Default" style:data-style-name="N3">
      <style:table-cell-properties fo:background-color="#808080" style:cell-protect="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24"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4]=&quot;VRAI&quot;))" style:apply-style-name="VRAI" style:base-cell-address="'Notation scientifique'.F4"/>
      <style:map style:condition="is-true-formula(IF([.F4]=&quot;FAUX&quot;))" style:apply-style-name="FAUX" style:base-cell-address="'Notation scientifique'.F4"/>
    </style:style>
    <style:style style:name="ce27"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5]=&quot;VRAI&quot;))" style:apply-style-name="VRAI" style:base-cell-address="'Notation scientifique'.F5"/>
      <style:map style:condition="is-true-formula(IF([.F5]=&quot;FAUX&quot;))" style:apply-style-name="FAUX" style:base-cell-address="'Notation scientifique'.F5"/>
    </style:style>
    <style:style style:name="ce29"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6]=&quot;VRAI&quot;))" style:apply-style-name="VRAI" style:base-cell-address="'Notation scientifique'.F6"/>
      <style:map style:condition="is-true-formula(IF([.F6]=&quot;FAUX&quot;))" style:apply-style-name="FAUX" style:base-cell-address="'Notation scientifique'.F6"/>
    </style:style>
    <style:style style:name="ce30"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7]=&quot;VRAI&quot;))" style:apply-style-name="VRAI" style:base-cell-address="'Notation scientifique'.F7"/>
      <style:map style:condition="is-true-formula(IF([.F7]=&quot;FAUX&quot;))" style:apply-style-name="FAUX" style:base-cell-address="'Notation scientifique'.F7"/>
    </style:style>
    <style:style style:name="ce31"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8]=&quot;VRAI&quot;))" style:apply-style-name="VRAI" style:base-cell-address="'Notation scientifique'.F8"/>
      <style:map style:condition="is-true-formula(IF([.F8]=&quot;FAUX&quot;))" style:apply-style-name="FAUX" style:base-cell-address="'Notation scientifique'.F8"/>
    </style:style>
    <style:style style:name="ce32"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9]=&quot;VRAI&quot;))" style:apply-style-name="VRAI" style:base-cell-address="'Notation scientifique'.F9"/>
      <style:map style:condition="is-true-formula(IF([.F9]=&quot;FAUX&quot;))" style:apply-style-name="FAUX" style:base-cell-address="'Notation scientifique'.F9"/>
    </style:style>
    <style:style style:name="ce33"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0]=&quot;VRAI&quot;))" style:apply-style-name="VRAI" style:base-cell-address="'Notation scientifique'.F10"/>
      <style:map style:condition="is-true-formula(IF([.F10]=&quot;FAUX&quot;))" style:apply-style-name="FAUX" style:base-cell-address="'Notation scientifique'.F10"/>
    </style:style>
    <style:style style:name="ce35"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1]=&quot;VRAI&quot;))" style:apply-style-name="VRAI" style:base-cell-address="'Notation scientifique'.F11"/>
      <style:map style:condition="is-true-formula(IF([.F11]=&quot;FAUX&quot;))" style:apply-style-name="FAUX" style:base-cell-address="'Notation scientifique'.F11"/>
    </style:style>
    <style:style style:name="ce36"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2]=&quot;VRAI&quot;))" style:apply-style-name="VRAI" style:base-cell-address="'Notation scientifique'.F12"/>
      <style:map style:condition="is-true-formula(IF([.F12]=&quot;FAUX&quot;))" style:apply-style-name="FAUX" style:base-cell-address="'Notation scientifique'.F12"/>
    </style:style>
    <style:style style:name="ce37"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3]=&quot;VRAI&quot;))" style:apply-style-name="VRAI" style:base-cell-address="'Notation scientifique'.F13"/>
      <style:map style:condition="is-true-formula(IF([.F13]=&quot;FAUX&quot;))" style:apply-style-name="FAUX" style:base-cell-address="'Notation scientifique'.F13"/>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81"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4]=&quot;VRAI&quot;))" style:apply-style-name="VRAI" style:base-cell-address="'Notation scientifique'.G4"/>
      <style:map style:condition="is-true-formula(IF([.F4]=&quot;FAUX&quot;))" style:apply-style-name="FAUX" style:base-cell-address="'Notation scientifique'.G4"/>
    </style:style>
    <style:style style:name="ce182"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5]=&quot;VRAI&quot;))" style:apply-style-name="VRAI" style:base-cell-address="'Notation scientifique'.G5"/>
      <style:map style:condition="is-true-formula(IF([.F5]=&quot;FAUX&quot;))" style:apply-style-name="FAUX" style:base-cell-address="'Notation scientifique'.G5"/>
    </style:style>
    <style:style style:name="ce183"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6]=&quot;VRAI&quot;))" style:apply-style-name="VRAI" style:base-cell-address="'Notation scientifique'.G6"/>
      <style:map style:condition="is-true-formula(IF([.F6]=&quot;FAUX&quot;))" style:apply-style-name="FAUX" style:base-cell-address="'Notation scientifique'.G6"/>
    </style:style>
    <style:style style:name="ce184"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7]=&quot;VRAI&quot;))" style:apply-style-name="VRAI" style:base-cell-address="'Notation scientifique'.G7"/>
      <style:map style:condition="is-true-formula(IF([.F7]=&quot;FAUX&quot;))" style:apply-style-name="FAUX" style:base-cell-address="'Notation scientifique'.G7"/>
    </style:style>
    <style:style style:name="ce185"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8]=&quot;VRAI&quot;))" style:apply-style-name="VRAI" style:base-cell-address="'Notation scientifique'.G8"/>
      <style:map style:condition="is-true-formula(IF([.F8]=&quot;FAUX&quot;))" style:apply-style-name="FAUX" style:base-cell-address="'Notation scientifique'.G8"/>
    </style:style>
    <style:style style:name="ce186"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9]=&quot;VRAI&quot;))" style:apply-style-name="VRAI" style:base-cell-address="'Notation scientifique'.G9"/>
      <style:map style:condition="is-true-formula(IF([.F9]=&quot;FAUX&quot;))" style:apply-style-name="FAUX" style:base-cell-address="'Notation scientifique'.G9"/>
    </style:style>
    <style:style style:name="ce187"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0]=&quot;VRAI&quot;))" style:apply-style-name="VRAI" style:base-cell-address="'Notation scientifique'.G10"/>
      <style:map style:condition="is-true-formula(IF([.F10]=&quot;FAUX&quot;))" style:apply-style-name="FAUX" style:base-cell-address="'Notation scientifique'.G10"/>
    </style:style>
    <style:style style:name="ce188"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1]=&quot;VRAI&quot;))" style:apply-style-name="VRAI" style:base-cell-address="'Notation scientifique'.G11"/>
      <style:map style:condition="is-true-formula(IF([.F11]=&quot;FAUX&quot;))" style:apply-style-name="FAUX" style:base-cell-address="'Notation scientifique'.G11"/>
    </style:style>
    <style:style style:name="ce189"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2]=&quot;VRAI&quot;))" style:apply-style-name="VRAI" style:base-cell-address="'Notation scientifique'.G12"/>
      <style:map style:condition="is-true-formula(IF([.F12]=&quot;FAUX&quot;))" style:apply-style-name="FAUX" style:base-cell-address="'Notation scientifique'.G12"/>
    </style:style>
    <style:style style:name="ce192"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F13]=&quot;VRAI&quot;))" style:apply-style-name="VRAI" style:base-cell-address="'Notation scientifique'.G13"/>
      <style:map style:condition="is-true-formula(IF([.F13]=&quot;FAUX&quot;))" style:apply-style-name="FAUX" style:base-cell-address="'Notation scientifique'.G13"/>
    </style:style>
    <style:style style:name="ce47"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51"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78"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4]=&quot;VRAI&quot;))" style:apply-style-name="VRAI" style:base-cell-address="'Notation scientifique'.M4"/>
      <style:map style:condition="is-true-formula(IF([.M4]=&quot;FAUX&quot;))" style:apply-style-name="FAUX" style:base-cell-address="'Notation scientifique'.M4"/>
    </style:style>
    <style:style style:name="ce79"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5]=&quot;VRAI&quot;))" style:apply-style-name="VRAI" style:base-cell-address="'Notation scientifique'.M5"/>
      <style:map style:condition="is-true-formula(IF([.M5]=&quot;FAUX&quot;))" style:apply-style-name="FAUX" style:base-cell-address="'Notation scientifique'.M5"/>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6]=&quot;VRAI&quot;))" style:apply-style-name="VRAI" style:base-cell-address="'Notation scientifique'.M6"/>
      <style:map style:condition="is-true-formula(IF([.M6]=&quot;FAUX&quot;))" style:apply-style-name="FAUX" style:base-cell-address="'Notation scientifique'.M6"/>
    </style:style>
    <style:style style:name="ce81"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7]=&quot;VRAI&quot;))" style:apply-style-name="VRAI" style:base-cell-address="'Notation scientifique'.M7"/>
      <style:map style:condition="is-true-formula(IF([.M7]=&quot;FAUX&quot;))" style:apply-style-name="FAUX" style:base-cell-address="'Notation scientifique'.M7"/>
    </style:style>
    <style:style style:name="ce8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8]=&quot;VRAI&quot;))" style:apply-style-name="VRAI" style:base-cell-address="'Notation scientifique'.M8"/>
      <style:map style:condition="is-true-formula(IF([.M8]=&quot;FAUX&quot;))" style:apply-style-name="FAUX" style:base-cell-address="'Notation scientifique'.M8"/>
    </style:style>
    <style:style style:name="ce83"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9]=&quot;VRAI&quot;))" style:apply-style-name="VRAI" style:base-cell-address="'Notation scientifique'.M9"/>
      <style:map style:condition="is-true-formula(IF([.M9]=&quot;FAUX&quot;))" style:apply-style-name="FAUX" style:base-cell-address="'Notation scientifique'.M9"/>
    </style:style>
    <style:style style:name="ce84"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0]=&quot;VRAI&quot;))" style:apply-style-name="VRAI" style:base-cell-address="'Notation scientifique'.M10"/>
      <style:map style:condition="is-true-formula(IF([.M10]=&quot;FAUX&quot;))" style:apply-style-name="FAUX" style:base-cell-address="'Notation scientifique'.M10"/>
    </style:style>
    <style:style style:name="ce85"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1]=&quot;VRAI&quot;))" style:apply-style-name="VRAI" style:base-cell-address="'Notation scientifique'.M11"/>
      <style:map style:condition="is-true-formula(IF([.M11]=&quot;FAUX&quot;))" style:apply-style-name="FAUX" style:base-cell-address="'Notation scientifique'.M11"/>
    </style:style>
    <style:style style:name="ce86"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2]=&quot;VRAI&quot;))" style:apply-style-name="VRAI" style:base-cell-address="'Notation scientifique'.M12"/>
      <style:map style:condition="is-true-formula(IF([.M12]=&quot;FAUX&quot;))" style:apply-style-name="FAUX" style:base-cell-address="'Notation scientifique'.M12"/>
    </style:style>
    <style:style style:name="ce87" style:family="table-cell" style:parent-style-name="Default" style:data-style-name="N0">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3]=&quot;VRAI&quot;))" style:apply-style-name="VRAI" style:base-cell-address="'Notation scientifique'.M13"/>
      <style:map style:condition="is-true-formula(IF([.M13]=&quot;FAUX&quot;))" style:apply-style-name="FAUX" style:base-cell-address="'Notation scientifique'.M13"/>
    </style:style>
    <style:style style:name="ce54"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210"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4]=&quot;VRAI&quot;))" style:apply-style-name="VRAI" style:base-cell-address="'Notation scientifique'.N4"/>
      <style:map style:condition="is-true-formula(IF([.M4]=&quot;FAUX&quot;))" style:apply-style-name="FAUX" style:base-cell-address="'Notation scientifique'.N4"/>
    </style:style>
    <style:style style:name="ce211"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5]=&quot;VRAI&quot;))" style:apply-style-name="VRAI" style:base-cell-address="'Notation scientifique'.N5"/>
      <style:map style:condition="is-true-formula(IF([.M5]=&quot;FAUX&quot;))" style:apply-style-name="FAUX" style:base-cell-address="'Notation scientifique'.N5"/>
    </style:style>
    <style:style style:name="ce212"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6]=&quot;VRAI&quot;))" style:apply-style-name="VRAI" style:base-cell-address="'Notation scientifique'.N6"/>
      <style:map style:condition="is-true-formula(IF([.M6]=&quot;FAUX&quot;))" style:apply-style-name="FAUX" style:base-cell-address="'Notation scientifique'.N6"/>
    </style:style>
    <style:style style:name="ce213"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7]=&quot;VRAI&quot;))" style:apply-style-name="VRAI" style:base-cell-address="'Notation scientifique'.N7"/>
      <style:map style:condition="is-true-formula(IF([.M7]=&quot;FAUX&quot;))" style:apply-style-name="FAUX" style:base-cell-address="'Notation scientifique'.N7"/>
    </style:style>
    <style:style style:name="ce215"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8]=&quot;VRAI&quot;))" style:apply-style-name="VRAI" style:base-cell-address="'Notation scientifique'.N8"/>
      <style:map style:condition="is-true-formula(IF([.M8]=&quot;FAUX&quot;))" style:apply-style-name="FAUX" style:base-cell-address="'Notation scientifique'.N8"/>
    </style:style>
    <style:style style:name="ce221"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9]=&quot;VRAI&quot;))" style:apply-style-name="VRAI" style:base-cell-address="'Notation scientifique'.N9"/>
      <style:map style:condition="is-true-formula(IF([.M9]=&quot;FAUX&quot;))" style:apply-style-name="FAUX" style:base-cell-address="'Notation scientifique'.N9"/>
    </style:style>
    <style:style style:name="ce228"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0]=&quot;VRAI&quot;))" style:apply-style-name="VRAI" style:base-cell-address="'Notation scientifique'.N10"/>
      <style:map style:condition="is-true-formula(IF([.M10]=&quot;FAUX&quot;))" style:apply-style-name="FAUX" style:base-cell-address="'Notation scientifique'.N10"/>
    </style:style>
    <style:style style:name="ce229"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1]=&quot;VRAI&quot;))" style:apply-style-name="VRAI" style:base-cell-address="'Notation scientifique'.N11"/>
      <style:map style:condition="is-true-formula(IF([.M11]=&quot;FAUX&quot;))" style:apply-style-name="FAUX" style:base-cell-address="'Notation scientifique'.N11"/>
    </style:style>
    <style:style style:name="ce230" style:family="table-cell" style:parent-style-name="Default" style:data-style-name="N185">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2]=&quot;VRAI&quot;))" style:apply-style-name="VRAI" style:base-cell-address="'Notation scientifique'.N12"/>
      <style:map style:condition="is-true-formula(IF([.M12]=&quot;FAUX&quot;))" style:apply-style-name="FAUX" style:base-cell-address="'Notation scientifique'.N12"/>
    </style:style>
    <style:style style:name="ce231" style:family="table-cell" style:parent-style-name="Default" style:data-style-name="N185">
      <style:table-cell-properties fo:background-color="#cccccc"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map style:condition="is-true-formula(IF([.M13]=&quot;VRAI&quot;))" style:apply-style-name="VRAI" style:base-cell-address="'Notation scientifique'.N13"/>
      <style:map style:condition="is-true-formula(IF([.M13]=&quot;FAUX&quot;))" style:apply-style-name="FAUX" style:base-cell-address="'Notation scientifique'.N13"/>
    </style:style>
    <style:style style:name="ce28"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Times New Roman1" fo:font-size="28pt" style:font-size-asian="28pt" style:font-size-complex="28pt"/>
    </style:style>
    <style:style style:name="ce56" style:family="table-cell" style:parent-style-name="Default" style:data-style-name="N125">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2" style:family="table-cell" style:parent-style-name="Default">
      <style:table-cell-properties fo:background-color="#000000" style:cell-protect="hidden-and-protected" style:print-content="false" style:text-align-source="fix" style:repeat-content="false"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43" style:family="table-cell" style:parent-style-name="Default">
      <style:table-cell-properties style:cell-protect="hidden-and-protected" style:print-content="fals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46" style:family="table-cell" style:parent-style-name="Default">
      <style:table-cell-properties fo:background-color="#000000" style:cell-protect="hidden-and-protected" style:print-content="false" style:text-align-source="fix" style:repeat-content="false" fo:border="0.06pt solid #000000"/>
      <style:paragraph-properties fo:text-align="center" fo:margin-left="0cm"/>
      <style:text-properties fo:color="#ffffff" style:font-name="Times New Roman1" fo:font-size="12pt" style:font-size-asian="12pt" style:font-size-complex="12pt"/>
    </style:style>
    <style:style style:name="ce4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3]);2)=0;1;0))" style:apply-style-name="Arrière_20_plan_20_1" style:base-cell-address="Données.A4"/>
      <style:map style:condition="is-true-formula(IF(MOD(ROW([.A3]);1)=0;1;0))" style:apply-style-name="Arrière_20_plan_20_2" style:base-cell-address="Données.A4"/>
      <style:map style:condition="cell-content()=0" style:apply-style-name="Arrière_20_plan_20_1" style:base-cell-address="Données.A4"/>
    </style:style>
    <style:style style:name="ce4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4]);2)=0;1;0))" style:apply-style-name="Arrière_20_plan_20_1" style:base-cell-address="Données.A5"/>
      <style:map style:condition="is-true-formula(IF(MOD(ROW([.A4]);1)=0;1;0))" style:apply-style-name="Arrière_20_plan_20_2" style:base-cell-address="Données.A5"/>
      <style:map style:condition="cell-content()=0" style:apply-style-name="Arrière_20_plan_20_1" style:base-cell-address="Données.A5"/>
    </style:style>
    <style:style style:name="ce5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5]);2)=0;1;0))" style:apply-style-name="Arrière_20_plan_20_1" style:base-cell-address="Données.A6"/>
      <style:map style:condition="is-true-formula(IF(MOD(ROW([.A5]);1)=0;1;0))" style:apply-style-name="Arrière_20_plan_20_2" style:base-cell-address="Données.A6"/>
      <style:map style:condition="cell-content()=0" style:apply-style-name="Arrière_20_plan_20_1" style:base-cell-address="Données.A6"/>
    </style:style>
    <style:style style:name="ce5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6]);2)=0;1;0))" style:apply-style-name="Arrière_20_plan_20_1" style:base-cell-address="Données.A7"/>
      <style:map style:condition="is-true-formula(IF(MOD(ROW([.A6]);1)=0;1;0))" style:apply-style-name="Arrière_20_plan_20_2" style:base-cell-address="Données.A7"/>
      <style:map style:condition="cell-content()=0" style:apply-style-name="Arrière_20_plan_20_1" style:base-cell-address="Données.A7"/>
    </style:style>
    <style:style style:name="ce5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7]);2)=0;1;0))" style:apply-style-name="Arrière_20_plan_20_1" style:base-cell-address="Données.A8"/>
      <style:map style:condition="is-true-formula(IF(MOD(ROW([.A7]);1)=0;1;0))" style:apply-style-name="Arrière_20_plan_20_2" style:base-cell-address="Données.A8"/>
      <style:map style:condition="cell-content()=0" style:apply-style-name="Arrière_20_plan_20_1" style:base-cell-address="Données.A8"/>
    </style:style>
    <style:style style:name="ce5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8]);2)=0;1;0))" style:apply-style-name="Arrière_20_plan_20_1" style:base-cell-address="Données.A9"/>
      <style:map style:condition="is-true-formula(IF(MOD(ROW([.A8]);1)=0;1;0))" style:apply-style-name="Arrière_20_plan_20_2" style:base-cell-address="Données.A9"/>
      <style:map style:condition="cell-content()=0" style:apply-style-name="Arrière_20_plan_20_1" style:base-cell-address="Données.A9"/>
    </style:style>
    <style:style style:name="ce5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9]);2)=0;1;0))" style:apply-style-name="Arrière_20_plan_20_1" style:base-cell-address="Données.A10"/>
      <style:map style:condition="is-true-formula(IF(MOD(ROW([.A9]);1)=0;1;0))" style:apply-style-name="Arrière_20_plan_20_2" style:base-cell-address="Données.A10"/>
      <style:map style:condition="cell-content()=0" style:apply-style-name="Arrière_20_plan_20_1" style:base-cell-address="Données.A10"/>
    </style:style>
    <style:style style:name="ce6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10]);2)=0;1;0))" style:apply-style-name="Arrière_20_plan_20_1" style:base-cell-address="Données.A11"/>
      <style:map style:condition="is-true-formula(IF(MOD(ROW([.A10]);1)=0;1;0))" style:apply-style-name="Arrière_20_plan_20_2" style:base-cell-address="Données.A11"/>
      <style:map style:condition="cell-content()=0" style:apply-style-name="Arrière_20_plan_20_1" style:base-cell-address="Données.A11"/>
    </style:style>
    <style:style style:name="ce6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11]);2)=0;1;0))" style:apply-style-name="Arrière_20_plan_20_1" style:base-cell-address="Données.A12"/>
      <style:map style:condition="is-true-formula(IF(MOD(ROW([.A11]);1)=0;1;0))" style:apply-style-name="Arrière_20_plan_20_2" style:base-cell-address="Données.A12"/>
      <style:map style:condition="cell-content()=0" style:apply-style-name="Arrière_20_plan_20_1" style:base-cell-address="Données.A12"/>
    </style:style>
    <style:style style:name="ce6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A12]);2)=0;1;0))" style:apply-style-name="Arrière_20_plan_20_1" style:base-cell-address="Données.A13"/>
      <style:map style:condition="is-true-formula(IF(MOD(ROW([.A12]);1)=0;1;0))" style:apply-style-name="Arrière_20_plan_20_2" style:base-cell-address="Données.A13"/>
      <style:map style:condition="cell-content()=0" style:apply-style-name="Arrière_20_plan_20_1" style:base-cell-address="Données.A13"/>
    </style:style>
    <style:style style:name="ce275" style:family="table-cell" style:parent-style-name="Default">
      <style:table-cell-properties style:cell-protect="hidden-and-protected" style:print-content="false"/>
      <style:text-properties style:font-name="Times New Roman1" fo:font-size="12pt" style:font-size-asian="12pt" style:font-size-complex="12pt"/>
    </style:style>
    <style:style style:name="ce66" style:family="table-cell" style:parent-style-name="Default">
      <style:table-cell-properties style:cell-protect="hidden-and-protected" style:print-content="fals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67" style:family="table-cell" style:parent-style-name="Default">
      <style:table-cell-properties fo:background-color="#000000" style:cell-protect="hidden-and-protected" style:print-content="fals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93"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3]);2)=0;1;0))" style:apply-style-name="Arrière_20_plan_20_1" style:base-cell-address="Données.B4"/>
      <style:map style:condition="is-true-formula(IF(MOD(ROW([.B3]);1)=0;1;0))" style:apply-style-name="Arrière_20_plan_20_2" style:base-cell-address="Données.B4"/>
      <style:map style:condition="cell-content()=0" style:apply-style-name="Arrière_20_plan_20_1" style:base-cell-address="Données.B4"/>
    </style:style>
    <style:style style:name="ce94"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4]);2)=0;1;0))" style:apply-style-name="Arrière_20_plan_20_1" style:base-cell-address="Données.B5"/>
      <style:map style:condition="is-true-formula(IF(MOD(ROW([.B4]);1)=0;1;0))" style:apply-style-name="Arrière_20_plan_20_2" style:base-cell-address="Données.B5"/>
      <style:map style:condition="cell-content()=0" style:apply-style-name="Arrière_20_plan_20_1" style:base-cell-address="Données.B5"/>
    </style:style>
    <style:style style:name="ce95"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5]);2)=0;1;0))" style:apply-style-name="Arrière_20_plan_20_1" style:base-cell-address="Données.B6"/>
      <style:map style:condition="is-true-formula(IF(MOD(ROW([.B5]);1)=0;1;0))" style:apply-style-name="Arrière_20_plan_20_2" style:base-cell-address="Données.B6"/>
      <style:map style:condition="cell-content()=0" style:apply-style-name="Arrière_20_plan_20_1" style:base-cell-address="Données.B6"/>
    </style:style>
    <style:style style:name="ce96"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6]);2)=0;1;0))" style:apply-style-name="Arrière_20_plan_20_1" style:base-cell-address="Données.B7"/>
      <style:map style:condition="is-true-formula(IF(MOD(ROW([.B6]);1)=0;1;0))" style:apply-style-name="Arrière_20_plan_20_2" style:base-cell-address="Données.B7"/>
      <style:map style:condition="cell-content()=0" style:apply-style-name="Arrière_20_plan_20_1" style:base-cell-address="Données.B7"/>
    </style:style>
    <style:style style:name="ce97"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7]);2)=0;1;0))" style:apply-style-name="Arrière_20_plan_20_1" style:base-cell-address="Données.B8"/>
      <style:map style:condition="is-true-formula(IF(MOD(ROW([.B7]);1)=0;1;0))" style:apply-style-name="Arrière_20_plan_20_2" style:base-cell-address="Données.B8"/>
      <style:map style:condition="cell-content()=0" style:apply-style-name="Arrière_20_plan_20_1" style:base-cell-address="Données.B8"/>
    </style:style>
    <style:style style:name="ce98"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8]);2)=0;1;0))" style:apply-style-name="Arrière_20_plan_20_1" style:base-cell-address="Données.B9"/>
      <style:map style:condition="is-true-formula(IF(MOD(ROW([.B8]);1)=0;1;0))" style:apply-style-name="Arrière_20_plan_20_2" style:base-cell-address="Données.B9"/>
      <style:map style:condition="cell-content()=0" style:apply-style-name="Arrière_20_plan_20_1" style:base-cell-address="Données.B9"/>
    </style:style>
    <style:style style:name="ce99"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9]);2)=0;1;0))" style:apply-style-name="Arrière_20_plan_20_1" style:base-cell-address="Données.B10"/>
      <style:map style:condition="is-true-formula(IF(MOD(ROW([.B9]);1)=0;1;0))" style:apply-style-name="Arrière_20_plan_20_2" style:base-cell-address="Données.B10"/>
      <style:map style:condition="cell-content()=0" style:apply-style-name="Arrière_20_plan_20_1" style:base-cell-address="Données.B10"/>
    </style:style>
    <style:style style:name="ce100"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10]);2)=0;1;0))" style:apply-style-name="Arrière_20_plan_20_1" style:base-cell-address="Données.B11"/>
      <style:map style:condition="is-true-formula(IF(MOD(ROW([.B10]);1)=0;1;0))" style:apply-style-name="Arrière_20_plan_20_2" style:base-cell-address="Données.B11"/>
      <style:map style:condition="cell-content()=0" style:apply-style-name="Arrière_20_plan_20_1" style:base-cell-address="Données.B11"/>
    </style:style>
    <style:style style:name="ce101"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11]);2)=0;1;0))" style:apply-style-name="Arrière_20_plan_20_1" style:base-cell-address="Données.B12"/>
      <style:map style:condition="is-true-formula(IF(MOD(ROW([.B11]);1)=0;1;0))" style:apply-style-name="Arrière_20_plan_20_2" style:base-cell-address="Données.B12"/>
      <style:map style:condition="cell-content()=0" style:apply-style-name="Arrière_20_plan_20_1" style:base-cell-address="Données.B12"/>
    </style:style>
    <style:style style:name="ce102" style:family="table-cell" style:parent-style-name="Default" style:data-style-name="N3">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B12]);2)=0;1;0))" style:apply-style-name="Arrière_20_plan_20_1" style:base-cell-address="Données.B13"/>
      <style:map style:condition="is-true-formula(IF(MOD(ROW([.B12]);1)=0;1;0))" style:apply-style-name="Arrière_20_plan_20_2" style:base-cell-address="Données.B13"/>
      <style:map style:condition="cell-content()=0" style:apply-style-name="Arrière_20_plan_20_1" style:base-cell-address="Données.B13"/>
    </style:style>
    <style:style style:name="ce307" style:family="table-cell" style:parent-style-name="Default" style:data-style-name="N3">
      <style:table-cell-properties style:cell-protect="hidden-and-protected" style:print-content="fals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103" style:family="table-cell" style:parent-style-name="Default">
      <style:table-cell-properties style:cell-protect="hidden-and-protected" style:print-content="false" style:text-align-source="fix" style:repeat-content="false" fo:background-color="transparent" fo:border="none"/>
      <style:paragraph-properties fo:text-align="center" fo:margin-left="0cm"/>
      <style:text-properties style:font-name="Times New Roman1" fo:font-size="12pt" style:font-size-asian="12pt" style:font-size-complex="12pt"/>
    </style:style>
    <style:style style:name="ce10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3]);2)=0;1;0))" style:apply-style-name="Arrière_20_plan_20_1" style:base-cell-address="Données.C4"/>
      <style:map style:condition="is-true-formula(IF(MOD(ROW([.C3]);1)=0;1;0))" style:apply-style-name="Arrière_20_plan_20_2" style:base-cell-address="Données.C4"/>
      <style:map style:condition="cell-content()=0" style:apply-style-name="Arrière_20_plan_20_1" style:base-cell-address="Données.C4"/>
    </style:style>
    <style:style style:name="ce10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4]);2)=0;1;0))" style:apply-style-name="Arrière_20_plan_20_1" style:base-cell-address="Données.C5"/>
      <style:map style:condition="is-true-formula(IF(MOD(ROW([.C4]);1)=0;1;0))" style:apply-style-name="Arrière_20_plan_20_2" style:base-cell-address="Données.C5"/>
      <style:map style:condition="cell-content()=0" style:apply-style-name="Arrière_20_plan_20_1" style:base-cell-address="Données.C5"/>
    </style:style>
    <style:style style:name="ce10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5]);2)=0;1;0))" style:apply-style-name="Arrière_20_plan_20_1" style:base-cell-address="Données.C6"/>
      <style:map style:condition="is-true-formula(IF(MOD(ROW([.C5]);1)=0;1;0))" style:apply-style-name="Arrière_20_plan_20_2" style:base-cell-address="Données.C6"/>
      <style:map style:condition="cell-content()=0" style:apply-style-name="Arrière_20_plan_20_1" style:base-cell-address="Données.C6"/>
    </style:style>
    <style:style style:name="ce10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6]);2)=0;1;0))" style:apply-style-name="Arrière_20_plan_20_1" style:base-cell-address="Données.C7"/>
      <style:map style:condition="is-true-formula(IF(MOD(ROW([.C6]);1)=0;1;0))" style:apply-style-name="Arrière_20_plan_20_2" style:base-cell-address="Données.C7"/>
      <style:map style:condition="cell-content()=0" style:apply-style-name="Arrière_20_plan_20_1" style:base-cell-address="Données.C7"/>
    </style:style>
    <style:style style:name="ce10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7]);2)=0;1;0))" style:apply-style-name="Arrière_20_plan_20_1" style:base-cell-address="Données.C8"/>
      <style:map style:condition="is-true-formula(IF(MOD(ROW([.C7]);1)=0;1;0))" style:apply-style-name="Arrière_20_plan_20_2" style:base-cell-address="Données.C8"/>
      <style:map style:condition="cell-content()=0" style:apply-style-name="Arrière_20_plan_20_1" style:base-cell-address="Données.C8"/>
    </style:style>
    <style:style style:name="ce10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8]);2)=0;1;0))" style:apply-style-name="Arrière_20_plan_20_1" style:base-cell-address="Données.C9"/>
      <style:map style:condition="is-true-formula(IF(MOD(ROW([.C8]);1)=0;1;0))" style:apply-style-name="Arrière_20_plan_20_2" style:base-cell-address="Données.C9"/>
      <style:map style:condition="cell-content()=0" style:apply-style-name="Arrière_20_plan_20_1" style:base-cell-address="Données.C9"/>
    </style:style>
    <style:style style:name="ce11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9]);2)=0;1;0))" style:apply-style-name="Arrière_20_plan_20_1" style:base-cell-address="Données.C10"/>
      <style:map style:condition="is-true-formula(IF(MOD(ROW([.C9]);1)=0;1;0))" style:apply-style-name="Arrière_20_plan_20_2" style:base-cell-address="Données.C10"/>
      <style:map style:condition="cell-content()=0" style:apply-style-name="Arrière_20_plan_20_1" style:base-cell-address="Données.C10"/>
    </style:style>
    <style:style style:name="ce11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10]);2)=0;1;0))" style:apply-style-name="Arrière_20_plan_20_1" style:base-cell-address="Données.C11"/>
      <style:map style:condition="is-true-formula(IF(MOD(ROW([.C10]);1)=0;1;0))" style:apply-style-name="Arrière_20_plan_20_2" style:base-cell-address="Données.C11"/>
      <style:map style:condition="cell-content()=0" style:apply-style-name="Arrière_20_plan_20_1" style:base-cell-address="Données.C11"/>
    </style:style>
    <style:style style:name="ce11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11]);2)=0;1;0))" style:apply-style-name="Arrière_20_plan_20_1" style:base-cell-address="Données.C12"/>
      <style:map style:condition="is-true-formula(IF(MOD(ROW([.C11]);1)=0;1;0))" style:apply-style-name="Arrière_20_plan_20_2" style:base-cell-address="Données.C12"/>
      <style:map style:condition="cell-content()=0" style:apply-style-name="Arrière_20_plan_20_1" style:base-cell-address="Données.C12"/>
    </style:style>
    <style:style style:name="ce11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C12]);2)=0;1;0))" style:apply-style-name="Arrière_20_plan_20_1" style:base-cell-address="Données.C13"/>
      <style:map style:condition="is-true-formula(IF(MOD(ROW([.C12]);1)=0;1;0))" style:apply-style-name="Arrière_20_plan_20_2" style:base-cell-address="Données.C13"/>
      <style:map style:condition="cell-content()=0" style:apply-style-name="Arrière_20_plan_20_1" style:base-cell-address="Données.C13"/>
    </style:style>
    <style:style style:name="ce319" style:family="table-cell" style:parent-style-name="Default" style:data-style-name="N100">
      <style:table-cell-properties style:cell-protect="hidden-and-protected" style:print-content="false" style:text-align-source="fix" style:repeat-content="false" fo:background-color="transparent"/>
      <style:paragraph-properties fo:text-align="center" fo:margin-left="0cm"/>
      <style:text-properties style:font-name="Symbol" fo:font-size="12pt" style:font-size-asian="12pt" style:font-size-complex="12pt"/>
    </style:style>
    <style:style style:name="ce114" style:family="table-cell" style:parent-style-name="Default">
      <style:table-cell-properties style:cell-protect="hidden-and-protected" style:print-content="false" style:text-align-source="fix" style:repeat-content="false" fo:background-color="transparent"/>
      <style:paragraph-properties fo:text-align="center" fo:margin-left="0cm"/>
      <style:text-properties style:font-name="Symbol" fo:font-size="12pt" style:font-size-asian="12pt" style:font-size-complex="12pt"/>
    </style:style>
    <style:style style:name="ce119" style:family="table-cell" style:parent-style-name="Default">
      <style:table-cell-properties style:cell-protect="hidden-and-protected" style:print-content="fals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12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3]);2)=0;1;0))" style:apply-style-name="Arrière_20_plan_20_1" style:base-cell-address="Données.D4"/>
      <style:map style:condition="is-true-formula(IF(MOD(ROW([.D3]);1)=0;1;0))" style:apply-style-name="Arrière_20_plan_20_2" style:base-cell-address="Données.D4"/>
      <style:map style:condition="cell-content()=0" style:apply-style-name="Arrière_20_plan_20_1" style:base-cell-address="Données.D4"/>
    </style:style>
    <style:style style:name="ce12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4]);2)=0;1;0))" style:apply-style-name="Arrière_20_plan_20_1" style:base-cell-address="Données.D5"/>
      <style:map style:condition="is-true-formula(IF(MOD(ROW([.D4]);1)=0;1;0))" style:apply-style-name="Arrière_20_plan_20_2" style:base-cell-address="Données.D5"/>
      <style:map style:condition="cell-content()=0" style:apply-style-name="Arrière_20_plan_20_1" style:base-cell-address="Données.D5"/>
    </style:style>
    <style:style style:name="ce12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5]);2)=0;1;0))" style:apply-style-name="Arrière_20_plan_20_1" style:base-cell-address="Données.D6"/>
      <style:map style:condition="is-true-formula(IF(MOD(ROW([.D5]);1)=0;1;0))" style:apply-style-name="Arrière_20_plan_20_2" style:base-cell-address="Données.D6"/>
      <style:map style:condition="cell-content()=0" style:apply-style-name="Arrière_20_plan_20_1" style:base-cell-address="Données.D6"/>
    </style:style>
    <style:style style:name="ce12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6]);2)=0;1;0))" style:apply-style-name="Arrière_20_plan_20_1" style:base-cell-address="Données.D7"/>
      <style:map style:condition="is-true-formula(IF(MOD(ROW([.D6]);1)=0;1;0))" style:apply-style-name="Arrière_20_plan_20_2" style:base-cell-address="Données.D7"/>
      <style:map style:condition="cell-content()=0" style:apply-style-name="Arrière_20_plan_20_1" style:base-cell-address="Données.D7"/>
    </style:style>
    <style:style style:name="ce13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7]);2)=0;1;0))" style:apply-style-name="Arrière_20_plan_20_1" style:base-cell-address="Données.D8"/>
      <style:map style:condition="is-true-formula(IF(MOD(ROW([.D7]);1)=0;1;0))" style:apply-style-name="Arrière_20_plan_20_2" style:base-cell-address="Données.D8"/>
      <style:map style:condition="cell-content()=0" style:apply-style-name="Arrière_20_plan_20_1" style:base-cell-address="Données.D8"/>
    </style:style>
    <style:style style:name="ce13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8]);2)=0;1;0))" style:apply-style-name="Arrière_20_plan_20_1" style:base-cell-address="Données.D9"/>
      <style:map style:condition="is-true-formula(IF(MOD(ROW([.D8]);1)=0;1;0))" style:apply-style-name="Arrière_20_plan_20_2" style:base-cell-address="Données.D9"/>
      <style:map style:condition="cell-content()=0" style:apply-style-name="Arrière_20_plan_20_1" style:base-cell-address="Données.D9"/>
    </style:style>
    <style:style style:name="ce13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9]);2)=0;1;0))" style:apply-style-name="Arrière_20_plan_20_1" style:base-cell-address="Données.D10"/>
      <style:map style:condition="is-true-formula(IF(MOD(ROW([.D9]);1)=0;1;0))" style:apply-style-name="Arrière_20_plan_20_2" style:base-cell-address="Données.D10"/>
      <style:map style:condition="cell-content()=0" style:apply-style-name="Arrière_20_plan_20_1" style:base-cell-address="Données.D10"/>
    </style:style>
    <style:style style:name="ce13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10]);2)=0;1;0))" style:apply-style-name="Arrière_20_plan_20_1" style:base-cell-address="Données.D11"/>
      <style:map style:condition="is-true-formula(IF(MOD(ROW([.D10]);1)=0;1;0))" style:apply-style-name="Arrière_20_plan_20_2" style:base-cell-address="Données.D11"/>
      <style:map style:condition="cell-content()=0" style:apply-style-name="Arrière_20_plan_20_1" style:base-cell-address="Données.D11"/>
    </style:style>
    <style:style style:name="ce14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11]);2)=0;1;0))" style:apply-style-name="Arrière_20_plan_20_1" style:base-cell-address="Données.D12"/>
      <style:map style:condition="is-true-formula(IF(MOD(ROW([.D11]);1)=0;1;0))" style:apply-style-name="Arrière_20_plan_20_2" style:base-cell-address="Données.D12"/>
      <style:map style:condition="cell-content()=0" style:apply-style-name="Arrière_20_plan_20_1" style:base-cell-address="Données.D12"/>
    </style:style>
    <style:style style:name="ce15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D12]);2)=0;1;0))" style:apply-style-name="Arrière_20_plan_20_1" style:base-cell-address="Données.D13"/>
      <style:map style:condition="is-true-formula(IF(MOD(ROW([.D12]);1)=0;1;0))" style:apply-style-name="Arrière_20_plan_20_2" style:base-cell-address="Données.D13"/>
      <style:map style:condition="cell-content()=0" style:apply-style-name="Arrière_20_plan_20_1" style:base-cell-address="Données.D13"/>
    </style:style>
    <style:style style:name="ce337" style:family="table-cell" style:parent-style-name="Default" style:data-style-name="N100">
      <style:table-cell-properties style:cell-protect="hidden-and-protected" style:print-content="false" style:text-align-source="fix" style:repeat-content="false" fo:background-color="transparent"/>
      <style:paragraph-properties fo:text-align="center" fo:margin-left="0cm"/>
      <style:text-properties style:font-name="Times New Roman1" fo:font-size="12pt" style:font-size-asian="12pt" style:font-size-complex="12pt"/>
    </style:style>
    <style:style style:name="ce332" style:family="table-cell" style:parent-style-name="Default">
      <style:table-cell-properties style:cell-protect="hidden-and-protected" style:print-content="false" style:text-align-source="value-type" style:repeat-content="false" fo:background-color="transparent"/>
      <style:paragraph-properties fo:margin-left="0cm"/>
      <style:text-properties style:font-name="Times New Roman1" fo:font-size="12pt" style:font-size-asian="12pt" style:font-size-complex="12pt"/>
    </style:style>
    <style:style style:name="ce15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3]);2)=0;1;0))" style:apply-style-name="Arrière_20_plan_20_1" style:base-cell-address="Données.E4"/>
      <style:map style:condition="is-true-formula(IF(MOD(ROW([.E3]);1)=0;1;0))" style:apply-style-name="Arrière_20_plan_20_2" style:base-cell-address="Données.E4"/>
      <style:map style:condition="cell-content()=0" style:apply-style-name="Arrière_20_plan_20_1" style:base-cell-address="Données.E4"/>
    </style:style>
    <style:style style:name="ce15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4]);2)=0;1;0))" style:apply-style-name="Arrière_20_plan_20_1" style:base-cell-address="Données.E5"/>
      <style:map style:condition="is-true-formula(IF(MOD(ROW([.E4]);1)=0;1;0))" style:apply-style-name="Arrière_20_plan_20_2" style:base-cell-address="Données.E5"/>
      <style:map style:condition="cell-content()=0" style:apply-style-name="Arrière_20_plan_20_1" style:base-cell-address="Données.E5"/>
    </style:style>
    <style:style style:name="ce15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5]);2)=0;1;0))" style:apply-style-name="Arrière_20_plan_20_1" style:base-cell-address="Données.E6"/>
      <style:map style:condition="is-true-formula(IF(MOD(ROW([.E5]);1)=0;1;0))" style:apply-style-name="Arrière_20_plan_20_2" style:base-cell-address="Données.E6"/>
      <style:map style:condition="cell-content()=0" style:apply-style-name="Arrière_20_plan_20_1" style:base-cell-address="Données.E6"/>
    </style:style>
    <style:style style:name="ce15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6]);2)=0;1;0))" style:apply-style-name="Arrière_20_plan_20_1" style:base-cell-address="Données.E7"/>
      <style:map style:condition="is-true-formula(IF(MOD(ROW([.E6]);1)=0;1;0))" style:apply-style-name="Arrière_20_plan_20_2" style:base-cell-address="Données.E7"/>
      <style:map style:condition="cell-content()=0" style:apply-style-name="Arrière_20_plan_20_1" style:base-cell-address="Données.E7"/>
    </style:style>
    <style:style style:name="ce15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7]);2)=0;1;0))" style:apply-style-name="Arrière_20_plan_20_1" style:base-cell-address="Données.E8"/>
      <style:map style:condition="is-true-formula(IF(MOD(ROW([.E7]);1)=0;1;0))" style:apply-style-name="Arrière_20_plan_20_2" style:base-cell-address="Données.E8"/>
      <style:map style:condition="cell-content()=0" style:apply-style-name="Arrière_20_plan_20_1" style:base-cell-address="Données.E8"/>
    </style:style>
    <style:style style:name="ce15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8]);2)=0;1;0))" style:apply-style-name="Arrière_20_plan_20_1" style:base-cell-address="Données.E9"/>
      <style:map style:condition="is-true-formula(IF(MOD(ROW([.E8]);1)=0;1;0))" style:apply-style-name="Arrière_20_plan_20_2" style:base-cell-address="Données.E9"/>
      <style:map style:condition="cell-content()=0" style:apply-style-name="Arrière_20_plan_20_1" style:base-cell-address="Données.E9"/>
    </style:style>
    <style:style style:name="ce16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9]);2)=0;1;0))" style:apply-style-name="Arrière_20_plan_20_1" style:base-cell-address="Données.E10"/>
      <style:map style:condition="is-true-formula(IF(MOD(ROW([.E9]);1)=0;1;0))" style:apply-style-name="Arrière_20_plan_20_2" style:base-cell-address="Données.E10"/>
      <style:map style:condition="cell-content()=0" style:apply-style-name="Arrière_20_plan_20_1" style:base-cell-address="Données.E10"/>
    </style:style>
    <style:style style:name="ce16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10]);2)=0;1;0))" style:apply-style-name="Arrière_20_plan_20_1" style:base-cell-address="Données.E11"/>
      <style:map style:condition="is-true-formula(IF(MOD(ROW([.E10]);1)=0;1;0))" style:apply-style-name="Arrière_20_plan_20_2" style:base-cell-address="Données.E11"/>
      <style:map style:condition="cell-content()=0" style:apply-style-name="Arrière_20_plan_20_1" style:base-cell-address="Données.E11"/>
    </style:style>
    <style:style style:name="ce16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11]);2)=0;1;0))" style:apply-style-name="Arrière_20_plan_20_1" style:base-cell-address="Données.E12"/>
      <style:map style:condition="is-true-formula(IF(MOD(ROW([.E11]);1)=0;1;0))" style:apply-style-name="Arrière_20_plan_20_2" style:base-cell-address="Données.E12"/>
      <style:map style:condition="cell-content()=0" style:apply-style-name="Arrière_20_plan_20_1" style:base-cell-address="Données.E12"/>
    </style:style>
    <style:style style:name="ce16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E12]);2)=0;1;0))" style:apply-style-name="Arrière_20_plan_20_1" style:base-cell-address="Données.E13"/>
      <style:map style:condition="is-true-formula(IF(MOD(ROW([.E12]);1)=0;1;0))" style:apply-style-name="Arrière_20_plan_20_2" style:base-cell-address="Données.E13"/>
      <style:map style:condition="cell-content()=0" style:apply-style-name="Arrière_20_plan_20_1" style:base-cell-address="Données.E13"/>
    </style:style>
    <style:style style:name="ce17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3]);2)=0;1;0))" style:apply-style-name="Arrière_20_plan_20_1" style:base-cell-address="Données.F4"/>
      <style:map style:condition="is-true-formula(IF(MOD(ROW([.F3]);1)=0;1;0))" style:apply-style-name="Arrière_20_plan_20_2" style:base-cell-address="Données.F4"/>
      <style:map style:condition="cell-content()=0" style:apply-style-name="Arrière_20_plan_20_1" style:base-cell-address="Données.F4"/>
    </style:style>
    <style:style style:name="ce19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4]);2)=0;1;0))" style:apply-style-name="Arrière_20_plan_20_1" style:base-cell-address="Données.F5"/>
      <style:map style:condition="is-true-formula(IF(MOD(ROW([.F4]);1)=0;1;0))" style:apply-style-name="Arrière_20_plan_20_2" style:base-cell-address="Données.F5"/>
      <style:map style:condition="cell-content()=0" style:apply-style-name="Arrière_20_plan_20_1" style:base-cell-address="Données.F5"/>
    </style:style>
    <style:style style:name="ce19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5]);2)=0;1;0))" style:apply-style-name="Arrière_20_plan_20_1" style:base-cell-address="Données.F6"/>
      <style:map style:condition="is-true-formula(IF(MOD(ROW([.F5]);1)=0;1;0))" style:apply-style-name="Arrière_20_plan_20_2" style:base-cell-address="Données.F6"/>
      <style:map style:condition="cell-content()=0" style:apply-style-name="Arrière_20_plan_20_1" style:base-cell-address="Données.F6"/>
    </style:style>
    <style:style style:name="ce19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6]);2)=0;1;0))" style:apply-style-name="Arrière_20_plan_20_1" style:base-cell-address="Données.F7"/>
      <style:map style:condition="is-true-formula(IF(MOD(ROW([.F6]);1)=0;1;0))" style:apply-style-name="Arrière_20_plan_20_2" style:base-cell-address="Données.F7"/>
      <style:map style:condition="cell-content()=0" style:apply-style-name="Arrière_20_plan_20_1" style:base-cell-address="Données.F7"/>
    </style:style>
    <style:style style:name="ce19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7]);2)=0;1;0))" style:apply-style-name="Arrière_20_plan_20_1" style:base-cell-address="Données.F8"/>
      <style:map style:condition="is-true-formula(IF(MOD(ROW([.F7]);1)=0;1;0))" style:apply-style-name="Arrière_20_plan_20_2" style:base-cell-address="Données.F8"/>
      <style:map style:condition="cell-content()=0" style:apply-style-name="Arrière_20_plan_20_1" style:base-cell-address="Données.F8"/>
    </style:style>
    <style:style style:name="ce19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8]);2)=0;1;0))" style:apply-style-name="Arrière_20_plan_20_1" style:base-cell-address="Données.F9"/>
      <style:map style:condition="is-true-formula(IF(MOD(ROW([.F8]);1)=0;1;0))" style:apply-style-name="Arrière_20_plan_20_2" style:base-cell-address="Données.F9"/>
      <style:map style:condition="cell-content()=0" style:apply-style-name="Arrière_20_plan_20_1" style:base-cell-address="Données.F9"/>
    </style:style>
    <style:style style:name="ce20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9]);2)=0;1;0))" style:apply-style-name="Arrière_20_plan_20_1" style:base-cell-address="Données.F10"/>
      <style:map style:condition="is-true-formula(IF(MOD(ROW([.F9]);1)=0;1;0))" style:apply-style-name="Arrière_20_plan_20_2" style:base-cell-address="Données.F10"/>
      <style:map style:condition="cell-content()=0" style:apply-style-name="Arrière_20_plan_20_1" style:base-cell-address="Données.F10"/>
    </style:style>
    <style:style style:name="ce21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10]);2)=0;1;0))" style:apply-style-name="Arrière_20_plan_20_1" style:base-cell-address="Données.F11"/>
      <style:map style:condition="is-true-formula(IF(MOD(ROW([.F10]);1)=0;1;0))" style:apply-style-name="Arrière_20_plan_20_2" style:base-cell-address="Données.F11"/>
      <style:map style:condition="cell-content()=0" style:apply-style-name="Arrière_20_plan_20_1" style:base-cell-address="Données.F11"/>
    </style:style>
    <style:style style:name="ce21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11]);2)=0;1;0))" style:apply-style-name="Arrière_20_plan_20_1" style:base-cell-address="Données.F12"/>
      <style:map style:condition="is-true-formula(IF(MOD(ROW([.F11]);1)=0;1;0))" style:apply-style-name="Arrière_20_plan_20_2" style:base-cell-address="Données.F12"/>
      <style:map style:condition="cell-content()=0" style:apply-style-name="Arrière_20_plan_20_1" style:base-cell-address="Données.F12"/>
    </style:style>
    <style:style style:name="ce21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F12]);2)=0;1;0))" style:apply-style-name="Arrière_20_plan_20_1" style:base-cell-address="Données.F13"/>
      <style:map style:condition="is-true-formula(IF(MOD(ROW([.F12]);1)=0;1;0))" style:apply-style-name="Arrière_20_plan_20_2" style:base-cell-address="Données.F13"/>
      <style:map style:condition="cell-content()=0" style:apply-style-name="Arrière_20_plan_20_1" style:base-cell-address="Données.F13"/>
    </style:style>
    <style:style style:name="ce21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3]);2)=0;1;0))" style:apply-style-name="Arrière_20_plan_20_1" style:base-cell-address="Données.G4"/>
      <style:map style:condition="is-true-formula(IF(MOD(ROW([.G3]);1)=0;1;0))" style:apply-style-name="Arrière_20_plan_20_2" style:base-cell-address="Données.G4"/>
      <style:map style:condition="cell-content()=0" style:apply-style-name="Arrière_20_plan_20_1" style:base-cell-address="Données.G4"/>
    </style:style>
    <style:style style:name="ce21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4]);2)=0;1;0))" style:apply-style-name="Arrière_20_plan_20_1" style:base-cell-address="Données.G5"/>
      <style:map style:condition="is-true-formula(IF(MOD(ROW([.G4]);1)=0;1;0))" style:apply-style-name="Arrière_20_plan_20_2" style:base-cell-address="Données.G5"/>
      <style:map style:condition="cell-content()=0" style:apply-style-name="Arrière_20_plan_20_1" style:base-cell-address="Données.G5"/>
    </style:style>
    <style:style style:name="ce22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5]);2)=0;1;0))" style:apply-style-name="Arrière_20_plan_20_1" style:base-cell-address="Données.G6"/>
      <style:map style:condition="is-true-formula(IF(MOD(ROW([.G5]);1)=0;1;0))" style:apply-style-name="Arrière_20_plan_20_2" style:base-cell-address="Données.G6"/>
      <style:map style:condition="cell-content()=0" style:apply-style-name="Arrière_20_plan_20_1" style:base-cell-address="Données.G6"/>
    </style:style>
    <style:style style:name="ce22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6]);2)=0;1;0))" style:apply-style-name="Arrière_20_plan_20_1" style:base-cell-address="Données.G7"/>
      <style:map style:condition="is-true-formula(IF(MOD(ROW([.G6]);1)=0;1;0))" style:apply-style-name="Arrière_20_plan_20_2" style:base-cell-address="Données.G7"/>
      <style:map style:condition="cell-content()=0" style:apply-style-name="Arrière_20_plan_20_1" style:base-cell-address="Données.G7"/>
    </style:style>
    <style:style style:name="ce22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7]);2)=0;1;0))" style:apply-style-name="Arrière_20_plan_20_1" style:base-cell-address="Données.G8"/>
      <style:map style:condition="is-true-formula(IF(MOD(ROW([.G7]);1)=0;1;0))" style:apply-style-name="Arrière_20_plan_20_2" style:base-cell-address="Données.G8"/>
      <style:map style:condition="cell-content()=0" style:apply-style-name="Arrière_20_plan_20_1" style:base-cell-address="Données.G8"/>
    </style:style>
    <style:style style:name="ce22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8]);2)=0;1;0))" style:apply-style-name="Arrière_20_plan_20_1" style:base-cell-address="Données.G9"/>
      <style:map style:condition="is-true-formula(IF(MOD(ROW([.G8]);1)=0;1;0))" style:apply-style-name="Arrière_20_plan_20_2" style:base-cell-address="Données.G9"/>
      <style:map style:condition="cell-content()=0" style:apply-style-name="Arrière_20_plan_20_1" style:base-cell-address="Données.G9"/>
    </style:style>
    <style:style style:name="ce22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9]);2)=0;1;0))" style:apply-style-name="Arrière_20_plan_20_1" style:base-cell-address="Données.G10"/>
      <style:map style:condition="is-true-formula(IF(MOD(ROW([.G9]);1)=0;1;0))" style:apply-style-name="Arrière_20_plan_20_2" style:base-cell-address="Données.G10"/>
      <style:map style:condition="cell-content()=0" style:apply-style-name="Arrière_20_plan_20_1" style:base-cell-address="Données.G10"/>
    </style:style>
    <style:style style:name="ce22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10]);2)=0;1;0))" style:apply-style-name="Arrière_20_plan_20_1" style:base-cell-address="Données.G11"/>
      <style:map style:condition="is-true-formula(IF(MOD(ROW([.G10]);1)=0;1;0))" style:apply-style-name="Arrière_20_plan_20_2" style:base-cell-address="Données.G11"/>
      <style:map style:condition="cell-content()=0" style:apply-style-name="Arrière_20_plan_20_1" style:base-cell-address="Données.G11"/>
    </style:style>
    <style:style style:name="ce22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11]);2)=0;1;0))" style:apply-style-name="Arrière_20_plan_20_1" style:base-cell-address="Données.G12"/>
      <style:map style:condition="is-true-formula(IF(MOD(ROW([.G11]);1)=0;1;0))" style:apply-style-name="Arrière_20_plan_20_2" style:base-cell-address="Données.G12"/>
      <style:map style:condition="cell-content()=0" style:apply-style-name="Arrière_20_plan_20_1" style:base-cell-address="Données.G12"/>
    </style:style>
    <style:style style:name="ce23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G12]);2)=0;1;0))" style:apply-style-name="Arrière_20_plan_20_1" style:base-cell-address="Données.G13"/>
      <style:map style:condition="is-true-formula(IF(MOD(ROW([.G12]);1)=0;1;0))" style:apply-style-name="Arrière_20_plan_20_2" style:base-cell-address="Données.G13"/>
      <style:map style:condition="cell-content()=0" style:apply-style-name="Arrière_20_plan_20_1" style:base-cell-address="Données.G13"/>
    </style:style>
    <style:style style:name="ce369" style:family="table-cell" style:parent-style-name="Default">
      <style:table-cell-properties style:cell-protect="hidden-and-protected" style:print-content="false" style:text-align-source="fix" style:repeat-content="false" fo:background-color="transparent"/>
      <style:paragraph-properties fo:text-align="center" fo:margin-left="0cm"/>
      <style:text-properties fo:color="#c9211e" style:font-name="Times New Roman1" fo:font-size="12pt" style:font-size-asian="12pt" style:font-size-complex="12pt"/>
    </style:style>
    <style:style style:name="ce373" style:family="table-cell" style:parent-style-name="Default">
      <style:table-cell-properties style:cell-protect="hidden-and-protected" style:print-content="fals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236" style:family="table-cell" style:parent-style-name="Default" style:data-style-name="N135">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H3]);2)=0;1;0))" style:apply-style-name="Arrière_20_plan_20_1" style:base-cell-address="Données.H4"/>
      <style:map style:condition="is-true-formula(IF(MOD(ROW([.H3]);1)=0;1;0))" style:apply-style-name="Arrière_20_plan_20_2" style:base-cell-address="Données.H4"/>
      <style:map style:condition="cell-content()=0" style:apply-style-name="Arrière_20_plan_20_1" style:base-cell-address="Données.H4"/>
    </style:style>
    <style:style style:name="ce23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3]);2)=0;1;0))" style:apply-style-name="Arrière_20_plan_20_1" style:base-cell-address="Données.I4"/>
      <style:map style:condition="is-true-formula(IF(MOD(ROW([.I3]);1)=0;1;0))" style:apply-style-name="Arrière_20_plan_20_2" style:base-cell-address="Données.I4"/>
      <style:map style:condition="cell-content()=0" style:apply-style-name="Arrière_20_plan_20_1" style:base-cell-address="Données.I4"/>
    </style:style>
    <style:style style:name="ce24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4]);2)=0;1;0))" style:apply-style-name="Arrière_20_plan_20_1" style:base-cell-address="Données.I5"/>
      <style:map style:condition="is-true-formula(IF(MOD(ROW([.I4]);1)=0;1;0))" style:apply-style-name="Arrière_20_plan_20_2" style:base-cell-address="Données.I5"/>
      <style:map style:condition="cell-content()=0" style:apply-style-name="Arrière_20_plan_20_1" style:base-cell-address="Données.I5"/>
    </style:style>
    <style:style style:name="ce24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5]);2)=0;1;0))" style:apply-style-name="Arrière_20_plan_20_1" style:base-cell-address="Données.I6"/>
      <style:map style:condition="is-true-formula(IF(MOD(ROW([.I5]);1)=0;1;0))" style:apply-style-name="Arrière_20_plan_20_2" style:base-cell-address="Données.I6"/>
      <style:map style:condition="cell-content()=0" style:apply-style-name="Arrière_20_plan_20_1" style:base-cell-address="Données.I6"/>
    </style:style>
    <style:style style:name="ce24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6]);2)=0;1;0))" style:apply-style-name="Arrière_20_plan_20_1" style:base-cell-address="Données.I7"/>
      <style:map style:condition="is-true-formula(IF(MOD(ROW([.I6]);1)=0;1;0))" style:apply-style-name="Arrière_20_plan_20_2" style:base-cell-address="Données.I7"/>
      <style:map style:condition="cell-content()=0" style:apply-style-name="Arrière_20_plan_20_1" style:base-cell-address="Données.I7"/>
    </style:style>
    <style:style style:name="ce24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7]);2)=0;1;0))" style:apply-style-name="Arrière_20_plan_20_1" style:base-cell-address="Données.I8"/>
      <style:map style:condition="is-true-formula(IF(MOD(ROW([.I7]);1)=0;1;0))" style:apply-style-name="Arrière_20_plan_20_2" style:base-cell-address="Données.I8"/>
      <style:map style:condition="cell-content()=0" style:apply-style-name="Arrière_20_plan_20_1" style:base-cell-address="Données.I8"/>
    </style:style>
    <style:style style:name="ce24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8]);2)=0;1;0))" style:apply-style-name="Arrière_20_plan_20_1" style:base-cell-address="Données.I9"/>
      <style:map style:condition="is-true-formula(IF(MOD(ROW([.I8]);1)=0;1;0))" style:apply-style-name="Arrière_20_plan_20_2" style:base-cell-address="Données.I9"/>
      <style:map style:condition="cell-content()=0" style:apply-style-name="Arrière_20_plan_20_1" style:base-cell-address="Données.I9"/>
    </style:style>
    <style:style style:name="ce24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9]);2)=0;1;0))" style:apply-style-name="Arrière_20_plan_20_1" style:base-cell-address="Données.I10"/>
      <style:map style:condition="is-true-formula(IF(MOD(ROW([.I9]);1)=0;1;0))" style:apply-style-name="Arrière_20_plan_20_2" style:base-cell-address="Données.I10"/>
      <style:map style:condition="cell-content()=0" style:apply-style-name="Arrière_20_plan_20_1" style:base-cell-address="Données.I10"/>
    </style:style>
    <style:style style:name="ce25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10]);2)=0;1;0))" style:apply-style-name="Arrière_20_plan_20_1" style:base-cell-address="Données.I11"/>
      <style:map style:condition="is-true-formula(IF(MOD(ROW([.I10]);1)=0;1;0))" style:apply-style-name="Arrière_20_plan_20_2" style:base-cell-address="Données.I11"/>
      <style:map style:condition="cell-content()=0" style:apply-style-name="Arrière_20_plan_20_1" style:base-cell-address="Données.I11"/>
    </style:style>
    <style:style style:name="ce25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11]);2)=0;1;0))" style:apply-style-name="Arrière_20_plan_20_1" style:base-cell-address="Données.I12"/>
      <style:map style:condition="is-true-formula(IF(MOD(ROW([.I11]);1)=0;1;0))" style:apply-style-name="Arrière_20_plan_20_2" style:base-cell-address="Données.I12"/>
      <style:map style:condition="cell-content()=0" style:apply-style-name="Arrière_20_plan_20_1" style:base-cell-address="Données.I12"/>
    </style:style>
    <style:style style:name="ce25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I12]);2)=0;1;0))" style:apply-style-name="Arrière_20_plan_20_1" style:base-cell-address="Données.I13"/>
      <style:map style:condition="is-true-formula(IF(MOD(ROW([.I12]);1)=0;1;0))" style:apply-style-name="Arrière_20_plan_20_2" style:base-cell-address="Données.I13"/>
      <style:map style:condition="cell-content()=0" style:apply-style-name="Arrière_20_plan_20_1" style:base-cell-address="Données.I13"/>
    </style:style>
    <style:style style:name="ce25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3]);2)=0;1;0))" style:apply-style-name="Arrière_20_plan_20_1" style:base-cell-address="Données.J4"/>
      <style:map style:condition="is-true-formula(IF(MOD(ROW([.J3]);1)=0;1;0))" style:apply-style-name="Arrière_20_plan_20_2" style:base-cell-address="Données.J4"/>
      <style:map style:condition="cell-content()=0" style:apply-style-name="Arrière_20_plan_20_1" style:base-cell-address="Données.J4"/>
    </style:style>
    <style:style style:name="ce25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4]);2)=0;1;0))" style:apply-style-name="Arrière_20_plan_20_1" style:base-cell-address="Données.J5"/>
      <style:map style:condition="is-true-formula(IF(MOD(ROW([.J4]);1)=0;1;0))" style:apply-style-name="Arrière_20_plan_20_2" style:base-cell-address="Données.J5"/>
      <style:map style:condition="cell-content()=0" style:apply-style-name="Arrière_20_plan_20_1" style:base-cell-address="Données.J5"/>
    </style:style>
    <style:style style:name="ce25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5]);2)=0;1;0))" style:apply-style-name="Arrière_20_plan_20_1" style:base-cell-address="Données.J6"/>
      <style:map style:condition="is-true-formula(IF(MOD(ROW([.J5]);1)=0;1;0))" style:apply-style-name="Arrière_20_plan_20_2" style:base-cell-address="Données.J6"/>
      <style:map style:condition="cell-content()=0" style:apply-style-name="Arrière_20_plan_20_1" style:base-cell-address="Données.J6"/>
    </style:style>
    <style:style style:name="ce26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6]);2)=0;1;0))" style:apply-style-name="Arrière_20_plan_20_1" style:base-cell-address="Données.J7"/>
      <style:map style:condition="is-true-formula(IF(MOD(ROW([.J6]);1)=0;1;0))" style:apply-style-name="Arrière_20_plan_20_2" style:base-cell-address="Données.J7"/>
      <style:map style:condition="cell-content()=0" style:apply-style-name="Arrière_20_plan_20_1" style:base-cell-address="Données.J7"/>
    </style:style>
    <style:style style:name="ce26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7]);2)=0;1;0))" style:apply-style-name="Arrière_20_plan_20_1" style:base-cell-address="Données.J8"/>
      <style:map style:condition="is-true-formula(IF(MOD(ROW([.J7]);1)=0;1;0))" style:apply-style-name="Arrière_20_plan_20_2" style:base-cell-address="Données.J8"/>
      <style:map style:condition="cell-content()=0" style:apply-style-name="Arrière_20_plan_20_1" style:base-cell-address="Données.J8"/>
    </style:style>
    <style:style style:name="ce26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8]);2)=0;1;0))" style:apply-style-name="Arrière_20_plan_20_1" style:base-cell-address="Données.J9"/>
      <style:map style:condition="is-true-formula(IF(MOD(ROW([.J8]);1)=0;1;0))" style:apply-style-name="Arrière_20_plan_20_2" style:base-cell-address="Données.J9"/>
      <style:map style:condition="cell-content()=0" style:apply-style-name="Arrière_20_plan_20_1" style:base-cell-address="Données.J9"/>
    </style:style>
    <style:style style:name="ce26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9]);2)=0;1;0))" style:apply-style-name="Arrière_20_plan_20_1" style:base-cell-address="Données.J10"/>
      <style:map style:condition="is-true-formula(IF(MOD(ROW([.J9]);1)=0;1;0))" style:apply-style-name="Arrière_20_plan_20_2" style:base-cell-address="Données.J10"/>
      <style:map style:condition="cell-content()=0" style:apply-style-name="Arrière_20_plan_20_1" style:base-cell-address="Données.J10"/>
    </style:style>
    <style:style style:name="ce26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10]);2)=0;1;0))" style:apply-style-name="Arrière_20_plan_20_1" style:base-cell-address="Données.J11"/>
      <style:map style:condition="is-true-formula(IF(MOD(ROW([.J10]);1)=0;1;0))" style:apply-style-name="Arrière_20_plan_20_2" style:base-cell-address="Données.J11"/>
      <style:map style:condition="cell-content()=0" style:apply-style-name="Arrière_20_plan_20_1" style:base-cell-address="Données.J11"/>
    </style:style>
    <style:style style:name="ce26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11]);2)=0;1;0))" style:apply-style-name="Arrière_20_plan_20_1" style:base-cell-address="Données.J12"/>
      <style:map style:condition="is-true-formula(IF(MOD(ROW([.J11]);1)=0;1;0))" style:apply-style-name="Arrière_20_plan_20_2" style:base-cell-address="Données.J12"/>
      <style:map style:condition="cell-content()=0" style:apply-style-name="Arrière_20_plan_20_1" style:base-cell-address="Données.J12"/>
    </style:style>
    <style:style style:name="ce26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J12]);2)=0;1;0))" style:apply-style-name="Arrière_20_plan_20_1" style:base-cell-address="Données.J13"/>
      <style:map style:condition="is-true-formula(IF(MOD(ROW([.J12]);1)=0;1;0))" style:apply-style-name="Arrière_20_plan_20_2" style:base-cell-address="Données.J13"/>
      <style:map style:condition="cell-content()=0" style:apply-style-name="Arrière_20_plan_20_1" style:base-cell-address="Données.J13"/>
    </style:style>
    <style:style style:name="ce26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3]);2)=0;1;0))" style:apply-style-name="Arrière_20_plan_20_1" style:base-cell-address="Données.K4"/>
      <style:map style:condition="is-true-formula(IF(MOD(ROW([.K3]);1)=0;1;0))" style:apply-style-name="Arrière_20_plan_20_2" style:base-cell-address="Données.K4"/>
      <style:map style:condition="cell-content()=0" style:apply-style-name="Arrière_20_plan_20_1" style:base-cell-address="Données.K4"/>
    </style:style>
    <style:style style:name="ce27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4]);2)=0;1;0))" style:apply-style-name="Arrière_20_plan_20_1" style:base-cell-address="Données.K5"/>
      <style:map style:condition="is-true-formula(IF(MOD(ROW([.K4]);1)=0;1;0))" style:apply-style-name="Arrière_20_plan_20_2" style:base-cell-address="Données.K5"/>
      <style:map style:condition="cell-content()=0" style:apply-style-name="Arrière_20_plan_20_1" style:base-cell-address="Données.K5"/>
    </style:style>
    <style:style style:name="ce27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5]);2)=0;1;0))" style:apply-style-name="Arrière_20_plan_20_1" style:base-cell-address="Données.K6"/>
      <style:map style:condition="is-true-formula(IF(MOD(ROW([.K5]);1)=0;1;0))" style:apply-style-name="Arrière_20_plan_20_2" style:base-cell-address="Données.K6"/>
      <style:map style:condition="cell-content()=0" style:apply-style-name="Arrière_20_plan_20_1" style:base-cell-address="Données.K6"/>
    </style:style>
    <style:style style:name="ce27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6]);2)=0;1;0))" style:apply-style-name="Arrière_20_plan_20_1" style:base-cell-address="Données.K7"/>
      <style:map style:condition="is-true-formula(IF(MOD(ROW([.K6]);1)=0;1;0))" style:apply-style-name="Arrière_20_plan_20_2" style:base-cell-address="Données.K7"/>
      <style:map style:condition="cell-content()=0" style:apply-style-name="Arrière_20_plan_20_1" style:base-cell-address="Données.K7"/>
    </style:style>
    <style:style style:name="ce27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7]);2)=0;1;0))" style:apply-style-name="Arrière_20_plan_20_1" style:base-cell-address="Données.K8"/>
      <style:map style:condition="is-true-formula(IF(MOD(ROW([.K7]);1)=0;1;0))" style:apply-style-name="Arrière_20_plan_20_2" style:base-cell-address="Données.K8"/>
      <style:map style:condition="cell-content()=0" style:apply-style-name="Arrière_20_plan_20_1" style:base-cell-address="Données.K8"/>
    </style:style>
    <style:style style:name="ce28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8]);2)=0;1;0))" style:apply-style-name="Arrière_20_plan_20_1" style:base-cell-address="Données.K9"/>
      <style:map style:condition="is-true-formula(IF(MOD(ROW([.K8]);1)=0;1;0))" style:apply-style-name="Arrière_20_plan_20_2" style:base-cell-address="Données.K9"/>
      <style:map style:condition="cell-content()=0" style:apply-style-name="Arrière_20_plan_20_1" style:base-cell-address="Données.K9"/>
    </style:style>
    <style:style style:name="ce28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9]);2)=0;1;0))" style:apply-style-name="Arrière_20_plan_20_1" style:base-cell-address="Données.K10"/>
      <style:map style:condition="is-true-formula(IF(MOD(ROW([.K9]);1)=0;1;0))" style:apply-style-name="Arrière_20_plan_20_2" style:base-cell-address="Données.K10"/>
      <style:map style:condition="cell-content()=0" style:apply-style-name="Arrière_20_plan_20_1" style:base-cell-address="Données.K10"/>
    </style:style>
    <style:style style:name="ce28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10]);2)=0;1;0))" style:apply-style-name="Arrière_20_plan_20_1" style:base-cell-address="Données.K11"/>
      <style:map style:condition="is-true-formula(IF(MOD(ROW([.K10]);1)=0;1;0))" style:apply-style-name="Arrière_20_plan_20_2" style:base-cell-address="Données.K11"/>
      <style:map style:condition="cell-content()=0" style:apply-style-name="Arrière_20_plan_20_1" style:base-cell-address="Données.K11"/>
    </style:style>
    <style:style style:name="ce28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11]);2)=0;1;0))" style:apply-style-name="Arrière_20_plan_20_1" style:base-cell-address="Données.K12"/>
      <style:map style:condition="is-true-formula(IF(MOD(ROW([.K11]);1)=0;1;0))" style:apply-style-name="Arrière_20_plan_20_2" style:base-cell-address="Données.K12"/>
      <style:map style:condition="cell-content()=0" style:apply-style-name="Arrière_20_plan_20_1" style:base-cell-address="Données.K12"/>
    </style:style>
    <style:style style:name="ce28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K12]);2)=0;1;0))" style:apply-style-name="Arrière_20_plan_20_1" style:base-cell-address="Données.K13"/>
      <style:map style:condition="is-true-formula(IF(MOD(ROW([.K12]);1)=0;1;0))" style:apply-style-name="Arrière_20_plan_20_2" style:base-cell-address="Données.K13"/>
      <style:map style:condition="cell-content()=0" style:apply-style-name="Arrière_20_plan_20_1" style:base-cell-address="Données.K13"/>
    </style:style>
    <style:style style:name="ce286"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3]);2)=0;1;0))" style:apply-style-name="Arrière_20_plan_20_1" style:base-cell-address="Données.L4"/>
      <style:map style:condition="is-true-formula(IF(MOD(ROW([.L3]);1)=0;1;0))" style:apply-style-name="Arrière_20_plan_20_2" style:base-cell-address="Données.L4"/>
      <style:map style:condition="cell-content()=0" style:apply-style-name="Arrière_20_plan_20_1" style:base-cell-address="Données.L4"/>
    </style:style>
    <style:style style:name="ce287"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4]);2)=0;1;0))" style:apply-style-name="Arrière_20_plan_20_1" style:base-cell-address="Données.L5"/>
      <style:map style:condition="is-true-formula(IF(MOD(ROW([.L4]);1)=0;1;0))" style:apply-style-name="Arrière_20_plan_20_2" style:base-cell-address="Données.L5"/>
      <style:map style:condition="cell-content()=0" style:apply-style-name="Arrière_20_plan_20_1" style:base-cell-address="Données.L5"/>
    </style:style>
    <style:style style:name="ce288"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5]);2)=0;1;0))" style:apply-style-name="Arrière_20_plan_20_1" style:base-cell-address="Données.L6"/>
      <style:map style:condition="is-true-formula(IF(MOD(ROW([.L5]);1)=0;1;0))" style:apply-style-name="Arrière_20_plan_20_2" style:base-cell-address="Données.L6"/>
      <style:map style:condition="cell-content()=0" style:apply-style-name="Arrière_20_plan_20_1" style:base-cell-address="Données.L6"/>
    </style:style>
    <style:style style:name="ce289"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6]);2)=0;1;0))" style:apply-style-name="Arrière_20_plan_20_1" style:base-cell-address="Données.L7"/>
      <style:map style:condition="is-true-formula(IF(MOD(ROW([.L6]);1)=0;1;0))" style:apply-style-name="Arrière_20_plan_20_2" style:base-cell-address="Données.L7"/>
      <style:map style:condition="cell-content()=0" style:apply-style-name="Arrière_20_plan_20_1" style:base-cell-address="Données.L7"/>
    </style:style>
    <style:style style:name="ce290"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7]);2)=0;1;0))" style:apply-style-name="Arrière_20_plan_20_1" style:base-cell-address="Données.L8"/>
      <style:map style:condition="is-true-formula(IF(MOD(ROW([.L7]);1)=0;1;0))" style:apply-style-name="Arrière_20_plan_20_2" style:base-cell-address="Données.L8"/>
      <style:map style:condition="cell-content()=0" style:apply-style-name="Arrière_20_plan_20_1" style:base-cell-address="Données.L8"/>
    </style:style>
    <style:style style:name="ce291"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8]);2)=0;1;0))" style:apply-style-name="Arrière_20_plan_20_1" style:base-cell-address="Données.L9"/>
      <style:map style:condition="is-true-formula(IF(MOD(ROW([.L8]);1)=0;1;0))" style:apply-style-name="Arrière_20_plan_20_2" style:base-cell-address="Données.L9"/>
      <style:map style:condition="cell-content()=0" style:apply-style-name="Arrière_20_plan_20_1" style:base-cell-address="Données.L9"/>
    </style:style>
    <style:style style:name="ce292"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9]);2)=0;1;0))" style:apply-style-name="Arrière_20_plan_20_1" style:base-cell-address="Données.L10"/>
      <style:map style:condition="is-true-formula(IF(MOD(ROW([.L9]);1)=0;1;0))" style:apply-style-name="Arrière_20_plan_20_2" style:base-cell-address="Données.L10"/>
      <style:map style:condition="cell-content()=0" style:apply-style-name="Arrière_20_plan_20_1" style:base-cell-address="Données.L10"/>
    </style:style>
    <style:style style:name="ce293"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10]);2)=0;1;0))" style:apply-style-name="Arrière_20_plan_20_1" style:base-cell-address="Données.L11"/>
      <style:map style:condition="is-true-formula(IF(MOD(ROW([.L10]);1)=0;1;0))" style:apply-style-name="Arrière_20_plan_20_2" style:base-cell-address="Données.L11"/>
      <style:map style:condition="cell-content()=0" style:apply-style-name="Arrière_20_plan_20_1" style:base-cell-address="Données.L11"/>
    </style:style>
    <style:style style:name="ce294"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11]);2)=0;1;0))" style:apply-style-name="Arrière_20_plan_20_1" style:base-cell-address="Données.L12"/>
      <style:map style:condition="is-true-formula(IF(MOD(ROW([.L11]);1)=0;1;0))" style:apply-style-name="Arrière_20_plan_20_2" style:base-cell-address="Données.L12"/>
      <style:map style:condition="cell-content()=0" style:apply-style-name="Arrière_20_plan_20_1" style:base-cell-address="Données.L12"/>
    </style:style>
    <style:style style:name="ce295" style:family="table-cell" style:parent-style-name="Default">
      <style:table-cell-properties style:cell-protect="hidden-and-protected" style:print-content="false" style:text-align-source="fix" style:repeat-content="false" fo:background-color="transparent" fo:border="0.06pt solid #000000"/>
      <style:paragraph-properties fo:text-align="center" fo:margin-left="0cm"/>
      <style:text-properties style:font-name="Times New Roman1" fo:font-size="12pt" style:font-size-asian="12pt" style:font-size-complex="12pt"/>
      <style:map style:condition="is-true-formula(IF(MOD(ROW([.L12]);2)=0;1;0))" style:apply-style-name="Arrière_20_plan_20_1" style:base-cell-address="Données.L13"/>
      <style:map style:condition="is-true-formula(IF(MOD(ROW([.L12]);1)=0;1;0))" style:apply-style-name="Arrière_20_plan_20_2" style:base-cell-address="Données.L13"/>
      <style:map style:condition="cell-content()=0" style:apply-style-name="Arrière_20_plan_20_1" style:base-cell-address="Données.L13"/>
    </style:style>
    <style:style style:name="ce296" style:family="table-cell" style:parent-style-name="Default">
      <style:table-cell-properties style:cell-protect="hidden-and-protected" style:print-content="false"/>
    </style:style>
    <style:style style:name="ce297" style:family="table-cell" style:parent-style-name="Default">
      <style:table-cell-properties style:cell-protect="hidden-and-protected" style:print-content="fals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298" style:family="table-cell" style:parent-style-name="Default">
      <style:table-cell-properties style:cell-protect="hidden-and-protected" style:print-content="false" style:text-align-source="fix" style:repeat-content="false" style:vertical-align="middle"/>
      <style:paragraph-properties fo:text-align="center" fo:margin-left="0cm"/>
      <style:text-properties style:font-name="Times New Roman1" fo:font-size="12pt" style:font-size-asian="12pt" style:font-size-complex="12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office:automatic-styles>
  <office:body>
    <office:spreadsheet>
      <table:table table:name="Aide" table:style-name="ta1" table:protected="true" table:protection-key="T2avaF+p0J9KKcSAeuG9K/1LhEQ="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otation_scientifique?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4cm" svg:x="0cm" svg:y="16.5cm">
            <draw:image xlink:href="Pictures/100000000000033900000045D8CA0451A98A09C1.png" xlink:type="simple" xlink:show="embed" xlink:actuate="onLoad" loext:mime-type="image/png">
              <text:p/>
            </draw:image>
          </draw:frame>
          <draw:line draw:z-index="5" draw:style-name="gr3" draw:text-style-name="P3" svg:x1="10.5cm" svg:y1="18cm" svg:x2="6.5cm" svg:y2="19cm">
            <text:p/>
          </draw:line>
        </table:shapes>
        <table:table-column table:style-name="co1" table:number-columns-repeated="1022" table:default-cell-style-name="ce8"/>
        <table:table-column table:style-name="co1" table:number-columns-repeated="2" table:default-cell-style-name="ce9"/>
        <table:table-row table:style-name="ro1">
          <table:table-cell table:style-name="ce2" office:value-type="string" calcext:value-type="string" table:number-columns-spanned="8" table:number-rows-spanned="1">
            <text:p>KELLER Stéphane - Lycée agricole Louis Pasteur</text:p>
          </table:table-cell>
          <table:covered-table-cell table:style-name="ce39"/>
          <table:covered-table-cell table:style-name="ce65"/>
          <table:covered-table-cell table:number-columns-repeated="5" table:style-name="ce69"/>
          <table:table-cell table:style-name="ce18"/>
          <table:table-cell table:style-name="ce20" table:number-columns-repeated="1013"/>
          <table:table-cell table:style-name="ce137" table:number-columns-repeated="2"/>
        </table:table-row>
        <table:table-row table:style-name="ro2">
          <table:table-cell table:style-name="ce4"/>
          <table:table-cell table:style-name="ce39"/>
          <table:table-cell table:style-name="ce65"/>
          <table:table-cell table:style-name="ce69" table:number-columns-repeated="5"/>
          <table:table-cell table:style-name="ce18"/>
          <table:table-cell table:style-name="ce20" table:number-columns-repeated="1013"/>
          <table:table-cell table:style-name="ce137" table:number-columns-repeated="2"/>
        </table:table-row>
        <table:table-row table:style-name="ro2">
          <table:table-cell table:style-name="ce6" office:value-type="string" calcext:value-type="string" table:number-columns-spanned="8" table:number-rows-spanned="1">
            <text:p>Ce fichier est libre de diffusion et d’utilisation.</text:p>
          </table:table-cell>
          <table:covered-table-cell table:number-columns-repeated="7" table:style-name="ce40"/>
          <table:table-cell table:style-name="ce19" table:number-columns-repeated="1016"/>
        </table:table-row>
        <table:table-row table:style-name="ro3">
          <table:table-cell table:style-name="ce6" office:value-type="string" calcext:value-type="string" table:number-columns-spanned="8" table:number-rows-spanned="1">
            <text:p>Toute autre utilisation : </text:p>
            <text:p>modification ; commerciale ; …  est interdite.</text:p>
          </table:table-cell>
          <table:covered-table-cell table:number-columns-repeated="7" table:style-name="ce40"/>
          <table:table-cell table:style-name="ce19" table:number-columns-repeated="1016"/>
        </table:table-row>
        <table:table-row table:style-name="ro2">
          <table:table-cell table:style-name="ce6"/>
          <table:table-cell table:style-name="ce40" table:number-columns-repeated="7"/>
          <table:table-cell table:style-name="ce19" table:number-columns-repeated="1016"/>
        </table:table-row>
        <table:table-row table:style-name="ro2">
          <table:table-cell table:style-name="ce6" office:value-type="string" calcext:value-type="string" table:number-columns-spanned="8" table:number-rows-spanned="2">
            <text:p>POUR LE BON FONCTIONNEMENT DU FICHIER :</text:p>
          </table:table-cell>
          <table:covered-table-cell table:number-columns-repeated="7" table:style-name="ce40"/>
          <table:table-cell table:style-name="ce19" table:number-columns-repeated="1016"/>
        </table:table-row>
        <table:table-row table:style-name="ro2">
          <table:covered-table-cell table:style-name="ce6"/>
          <table:covered-table-cell table:number-columns-repeated="7" table:style-name="ce40"/>
          <table:table-cell table:style-name="ce19" table:number-columns-repeated="1016"/>
        </table:table-row>
        <table:table-row table:style-name="ro2">
          <table:table-cell table:style-name="ce6"/>
          <table:table-cell table:style-name="ce40" table:number-columns-repeated="7"/>
          <table:table-cell table:style-name="ce19" table:number-columns-repeated="1016"/>
        </table:table-row>
        <table:table-row table:style-name="ro4">
          <table:table-cell table:style-name="ce6"/>
          <table:table-cell table:style-name="ce62" office:value-type="string" calcext:value-type="string">
            <text:p><text:span text:style-name="T5">◊</text:span> TOUJOURS UTILISER LA DERNIÈRE</text:p>
          </table:table-cell>
          <table:table-cell table:style-name="ce40" table:number-columns-repeated="6"/>
          <table:table-cell table:style-name="ce19" table:number-columns-repeated="1016"/>
        </table:table-row>
        <table:table-row table:style-name="ro2">
          <table:table-cell table:style-name="ce6"/>
          <table:table-cell table:style-name="ce63" office:value-type="string" calcext:value-type="string">
            <text:p>VERSION DE LIBREOFFICE STABLE</text:p>
          </table:table-cell>
          <table:table-cell table:style-name="ce40" table:number-columns-repeated="6"/>
          <table:table-cell table:style-name="ce19" table:number-columns-repeated="1016"/>
        </table:table-row>
        <table:table-row table:style-name="ro2">
          <table:table-cell table:style-name="ce6"/>
          <table:table-cell table:style-name="ce40" table:number-columns-repeated="7"/>
          <table:table-cell table:style-name="ce19" table:number-columns-repeated="1016"/>
        </table:table-row>
        <table:table-row table:style-name="ro4">
          <table:table-cell table:style-name="ce6"/>
          <table:table-cell table:style-name="ce62" office:value-type="string" calcext:value-type="string">
            <text:p><text:span text:style-name="T5">◊</text:span> ACTIVER LES MACROS :</text:p>
          </table:table-cell>
          <table:table-cell table:style-name="ce40" table:number-columns-repeated="6"/>
          <table:table-cell table:style-name="ce19" table:number-columns-repeated="1016"/>
        </table:table-row>
        <table:table-row table:style-name="ro4">
          <table:table-cell table:style-name="ce6"/>
          <table:table-cell table:style-name="ce63" office:value-type="string" calcext:value-type="string">
            <text:p>Menu <text:span text:style-name="T6">O</text:span>utils ; <text:span text:style-name="T6">O</text:span>ption ; Sécurité ;</text:p>
          </table:table-cell>
          <table:table-cell table:style-name="ce40" table:number-columns-repeated="6"/>
          <table:table-cell table:style-name="ce19" table:number-columns-repeated="1016"/>
        </table:table-row>
        <table:table-row table:style-name="ro4">
          <table:table-cell table:style-name="ce6"/>
          <table:table-cell table:style-name="ce40" office:value-type="string" calcext:value-type="string">
            <text:p><text:span text:style-name="T6">S</text:span>écurité des macros ; <text:span text:style-name="T6">M</text:span>oyen </text:p>
          </table:table-cell>
          <table:table-cell table:style-name="ce40" table:number-columns-repeated="6"/>
          <table:table-cell table:style-name="ce19" table:number-columns-repeated="1016"/>
        </table:table-row>
        <table:table-row table:style-name="ro2" table:number-rows-repeated="2">
          <table:table-cell table:style-name="ce6"/>
          <table:table-cell table:style-name="ce40" table:number-columns-repeated="7"/>
          <table:table-cell table:style-name="ce19" table:number-columns-repeated="1016"/>
        </table:table-row>
        <table:table-row table:style-name="ro5">
          <table:table-cell table:style-name="ce7" table:number-columns-repeated="8"/>
          <table:table-cell table:number-columns-repeated="1016"/>
        </table:table-row>
        <table:table-row table:style-name="ro5">
          <table:table-cell table:style-name="ce55"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7"/>
          <table:table-cell table:number-columns-repeated="1016"/>
        </table:table-row>
        <table:table-row table:style-name="ro5">
          <table:covered-table-cell table:style-name="ce13"/>
          <table:covered-table-cell table:number-columns-repeated="7" table:style-name="ce7"/>
          <table:table-cell table:number-columns-repeated="1016"/>
        </table:table-row>
        <table:table-row table:style-name="ro5">
          <table:table-cell table:style-name="ce13"/>
          <table:table-cell table:style-name="ce7"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4cm" svg:height="0.775cm" svg:x="1.369cm" svg:y="0.254cm" draw:control="control3"/>
          </table:table-cell>
          <table:table-cell table:number-columns-repeated="2"/>
          <table:table-cell>
            <draw:control table:end-cell-address="Aide.F23" table:end-x="1.496cm" table:end-y="0.006cm" draw:z-index="3" draw:style-name="gr4" draw:text-style-name="P4" svg:width="3.486cm" svg:height="0.893cm" svg:x="0.269cm" svg:y="0.172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127"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3"/>
          <table:table-cell table:number-columns-repeated="1023"/>
        </table:table-row>
        <table:table-row table:style-name="ro5">
          <table:table-cell table:style-name="ce9"/>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3"/>
          <table:table-cell table:number-columns-repeated="1023"/>
        </table:table-row>
        <table:table-row table:style-name="ro5">
          <table:table-cell table:number-columns-repeated="1024"/>
        </table:table-row>
        <table:table-row table:style-name="ro5" table:number-rows-repeated="2">
          <table:table-cell table:style-name="ce10"/>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22" office:value-type="string" calcext:value-type="string" table:number-columns-spanned="6" table:number-rows-spanned="1">
            <text:p>Barème</text:p>
          </table:table-cell>
          <table:covered-table-cell table:number-columns-repeated="5" table:style-name="ce68"/>
          <table:table-cell table:number-columns-repeated="1018"/>
        </table:table-row>
        <table:table-row table:style-name="ro5">
          <table:table-cell table:style-name="ce38" office:value-type="string" calcext:value-type="string" table:number-columns-spanned="2" table:number-rows-spanned="1">
            <text:p>Bonne réponse</text:p>
          </table:table-cell>
          <table:covered-table-cell table:style-name="ce68"/>
          <table:table-cell table:style-name="ce38" office:value-type="string" calcext:value-type="string" table:number-columns-spanned="2" table:number-rows-spanned="1">
            <text:p>Mauvaise réponse</text:p>
          </table:table-cell>
          <table:covered-table-cell table:style-name="ce68"/>
          <table:table-cell table:style-name="ce38" office:value-type="string" calcext:value-type="string" table:number-columns-spanned="2" table:number-rows-spanned="1">
            <text:p>Absence de réponse</text:p>
          </table:table-cell>
          <table:covered-table-cell table:style-name="ce68"/>
          <table:table-cell table:number-columns-repeated="1018"/>
        </table:table-row>
        <table:table-row table:style-name="ro5">
          <table:table-cell table:style-name="ce38" office:value-type="string" calcext:value-type="string" table:number-columns-spanned="2" table:number-rows-spanned="1">
            <text:p>+ 1 point</text:p>
          </table:table-cell>
          <table:covered-table-cell table:style-name="ce68"/>
          <table:table-cell table:style-name="ce38" office:value-type="string" calcext:value-type="string" table:number-columns-spanned="2" table:number-rows-spanned="1">
            <text:p>- 0,5 point</text:p>
          </table:table-cell>
          <table:covered-table-cell table:style-name="ce68"/>
          <table:table-cell table:style-name="ce38" office:value-type="string" calcext:value-type="string" table:number-columns-spanned="2" table:number-rows-spanned="1">
            <text:p>0 point</text:p>
          </table:table-cell>
          <table:covered-table-cell table:style-name="ce68"/>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Notation scientifique" table:style-name="ta2" table:protected="true" table:protection-key="T2avaF+p0J9KKcSAeuG9K/1LhE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5" form:id="control5" form:label="Résultat" form:input-required="false" form:linked-cell="'Notation scientifique'.D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6" form:id="control6" form:label="Réponses" form:input-required="false" form:linked-cell="'Notation scientifique'.G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otation_scientifiqu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01cm" svg:height="1.6cm" svg:x="45.463cm" svg:y="16.3cm" draw:control="control5"/>
          <draw:control draw:z-index="1" draw:style-name="gr4" draw:text-style-name="P1" svg:width="4.532cm" svg:height="1.6cm" svg:x="50.591cm" svg:y="16.3cm" draw:control="control6"/>
          <draw:control draw:z-index="2" draw:style-name="gr1" draw:text-style-name="P1" svg:width="4.247cm" svg:height="1.5cm" svg:x="0.553cm" svg:y="16.3cm" draw:control="control7"/>
          <draw:control draw:z-index="3" draw:style-name="gr1" draw:text-style-name="P1" svg:width="11.496cm" svg:height="1.5cm" svg:x="5.5cm" svg:y="16.327cm" draw:control="control8"/>
        </table:shapes>
        <table:table-column table:style-name="co2" table:default-cell-style-name="ce92"/>
        <table:table-column table:style-name="co3" table:default-cell-style-name="ce92"/>
        <table:table-column table:style-name="co4" table:default-cell-style-name="ce92"/>
        <table:table-column table:style-name="co5" table:default-cell-style-name="ce92"/>
        <table:table-column table:style-name="co4" table:default-cell-style-name="ce92"/>
        <table:table-column table:style-name="co6" table:default-cell-style-name="ce92"/>
        <table:table-column table:style-name="co7" table:default-cell-style-name="ce92"/>
        <table:table-column table:style-name="co2" table:default-cell-style-name="ce92"/>
        <table:table-column table:style-name="co8" table:default-cell-style-name="ce92"/>
        <table:table-column table:style-name="co4" table:default-cell-style-name="ce92"/>
        <table:table-column table:style-name="co5" table:default-cell-style-name="ce92"/>
        <table:table-column table:style-name="co4" table:default-cell-style-name="ce92"/>
        <table:table-column table:style-name="co9" table:default-cell-style-name="ce92"/>
        <table:table-column table:style-name="co7" table:default-cell-style-name="ce92"/>
        <table:table-column table:style-name="co1" table:number-columns-repeated="50" table:default-cell-style-name="ce92"/>
        <table:table-row table:style-name="ro7">
          <table:table-cell table:style-name="ce75" office:value-type="string" calcext:value-type="string" table:number-columns-spanned="12" table:number-rows-spanned="2">
            <text:p>KELLER Stéphane <text:s/>– Lycée agricole Louis Pasteur</text:p>
          </table:table-cell>
          <table:covered-table-cell table:number-columns-repeated="2" table:style-name="ce3"/>
          <table:covered-table-cell table:number-columns-repeated="2" table:style-name="ce77"/>
          <table:covered-table-cell table:number-columns-repeated="7" table:style-name="ce126"/>
          <table:table-cell table:style-name="ce51" table:formula="of:=IF([.$D$26];COUNTIF([.$F$4:.$F$13];&quot;VRAI&quot;)+COUNTIF([.$M$4:.$M$13];&quot;VRAI&quot;);&quot;&quot;)" table:number-columns-spanned="1" table:number-rows-spanned="2">
            <text:p/>
          </table:table-cell>
          <table:table-cell table:style-name="ce54" office:value-type="string" calcext:value-type="string" table:number-columns-spanned="1" table:number-rows-spanned="2">
            <text:p>/20</text:p>
          </table:table-cell>
          <table:table-cell table:style-name="ce28"/>
          <table:table-cell table:number-columns-repeated="49"/>
        </table:table-row>
        <table:table-row table:style-name="ro7">
          <table:covered-table-cell table:style-name="ce138"/>
          <table:covered-table-cell table:number-columns-repeated="2" table:style-name="ce75"/>
          <table:covered-table-cell table:number-columns-repeated="2" table:style-name="ce77"/>
          <table:covered-table-cell table:number-columns-repeated="9" table:style-name="ce126"/>
          <table:table-cell table:style-name="ce28"/>
          <table:table-cell table:number-columns-repeated="49"/>
        </table:table-row>
        <table:table-row table:style-name="ro7">
          <table:table-cell table:style-name="ce77" office:value-type="string" calcext:value-type="string">
            <text:p>N°</text:p>
          </table:table-cell>
          <table:table-cell table:style-name="ce77" office:value-type="string" calcext:value-type="string">
            <text:p>Nombre</text:p>
          </table:table-cell>
          <table:table-cell table:style-name="ce77" office:value-type="string" calcext:value-type="string">
            <text:p>a</text:p>
          </table:table-cell>
          <table:table-cell table:style-name="ce149" office:value-type="string" calcext:value-type="string">
            <text:p>.10^</text:p>
          </table:table-cell>
          <table:table-cell table:style-name="ce77" office:value-type="string" calcext:value-type="string">
            <text:p>n</text:p>
          </table:table-cell>
          <table:table-cell table:style-name="ce126" office:value-type="string" calcext:value-type="string">
            <text:p>V/F</text:p>
          </table:table-cell>
          <table:table-cell table:style-name="ce126" office:value-type="string" calcext:value-type="string">
            <text:p>R</text:p>
          </table:table-cell>
          <table:table-cell table:style-name="ce77" office:value-type="string" calcext:value-type="string">
            <text:p>N°</text:p>
          </table:table-cell>
          <table:table-cell table:style-name="ce77" office:value-type="string" calcext:value-type="string">
            <text:p>Nombre</text:p>
          </table:table-cell>
          <table:table-cell table:style-name="ce77" office:value-type="string" calcext:value-type="string">
            <text:p>a</text:p>
          </table:table-cell>
          <table:table-cell table:style-name="ce77" office:value-type="string" calcext:value-type="string">
            <text:p>.10^</text:p>
          </table:table-cell>
          <table:table-cell table:style-name="ce77" office:value-type="string" calcext:value-type="string">
            <text:p>n</text:p>
          </table:table-cell>
          <table:table-cell table:style-name="ce126" office:value-type="string" calcext:value-type="string">
            <text:p>V/F</text:p>
          </table:table-cell>
          <table:table-cell table:style-name="ce126" office:value-type="string" calcext:value-type="string">
            <text:p>R</text:p>
          </table:table-cell>
          <table:table-cell table:style-name="ce3"/>
          <table:table-cell table:number-columns-repeated="49"/>
        </table:table-row>
        <table:table-row table:style-name="ro7">
          <table:table-cell table:style-name="ce12" office:value-type="float" office:value="1" calcext:value-type="float">
            <text:p>1</text:p>
          </table:table-cell>
          <table:table-cell table:style-name="ce23" table:formula="of:=INDEX([Données.D$1:.D$1048576];[Données.F4]+3; )" office:value-type="string" office:string-value="11400ᴇ30" calcext:value-type="string">
            <text:p>11400ᴇ30</text:p>
          </table:table-cell>
          <table:table-cell table:style-name="ce34"/>
          <table:table-cell table:style-name="ce45" table:formula="of:=IF(ISBLANK([.E4]);&quot;&quot;;&quot;ᴇ&quot;)">
            <text:p/>
          </table:table-cell>
          <table:table-cell table:style-name="ce164"/>
          <table:table-cell table:style-name="ce24" table:formula="of:=IF([.$D$26];IF([.C4]*10^[.E4]=INDEX([$Données.$E$4:.$E$13];[$Données.F4]);&quot;VRAI&quot;;&quot;FAUX&quot;);&quot;&quot;)">
            <text:p/>
          </table:table-cell>
          <table:table-cell table:style-name="ce181" table:formula="of:=IF(AND([.$D$26];[.$G$26]);INDEX([$Données.$E$4:.$E$13];[$Données.F4]);&quot;&quot;)">
            <text:p/>
          </table:table-cell>
          <table:table-cell table:style-name="ce12" office:value-type="float" office:value="11" calcext:value-type="float">
            <text:p>11</text:p>
          </table:table-cell>
          <table:table-cell table:style-name="ce23" table:formula="of:=INDEX([Données.J$1:.J$1048576];[Données.L4]+3; )" office:value-type="string" office:string-value="0,0185ᴇ25" calcext:value-type="string">
            <text:p>0,0185ᴇ25</text:p>
          </table:table-cell>
          <table:table-cell table:style-name="ce34"/>
          <table:table-cell table:style-name="ce45" table:formula="of:=IF(ISBLANK([.L4]);&quot;&quot;;&quot;ᴇ&quot;)">
            <text:p/>
          </table:table-cell>
          <table:table-cell table:style-name="ce164"/>
          <table:table-cell table:style-name="ce78" table:formula="of:=IF([.$D$26];IF([.J4]*10^[.L4]=INDEX([$Données.$K$4:.$K$13];[$Données.L4]);&quot;VRAI&quot;;&quot;FAUX&quot;);&quot;&quot;)">
            <text:p/>
          </table:table-cell>
          <table:table-cell table:style-name="ce210" table:formula="of:=IF(AND([.$D$26];[.$G$26]);INDEX([$Données.$K$4:.$K$13];[$Données.L4]);&quot;&quot;)">
            <text:p/>
          </table:table-cell>
          <table:table-cell table:style-name="ce3"/>
          <table:table-cell table:number-columns-repeated="49"/>
        </table:table-row>
        <table:table-row table:style-name="ro7">
          <table:table-cell table:style-name="ce15" office:value-type="float" office:value="2" calcext:value-type="float">
            <text:p>2</text:p>
          </table:table-cell>
          <table:table-cell table:style-name="ce15" table:formula="of:=INDEX([Données.D$1:.D$1048576];[Données.F5]+3; )" office:value-type="string" office:string-value="9390ᴇ(-72)" calcext:value-type="string">
            <text:p>9390ᴇ(-72)</text:p>
          </table:table-cell>
          <table:table-cell table:style-name="ce34"/>
          <table:table-cell table:style-name="ce45" table:formula="of:=IF(ISBLANK([.E5]);&quot;&quot;;&quot;ᴇ&quot;)">
            <text:p/>
          </table:table-cell>
          <table:table-cell table:style-name="ce164"/>
          <table:table-cell table:style-name="ce27" table:formula="of:=IF([.$D$26];IF([.C5]*10^[.E5]=INDEX([$Données.$E$4:.$E$13];[$Données.F5]);&quot;VRAI&quot;;&quot;FAUX&quot;);&quot;&quot;)">
            <text:p/>
          </table:table-cell>
          <table:table-cell table:style-name="ce182" table:formula="of:=IF(AND([.$D$26];[.$G$26]);INDEX([$Données.$E$4:.$E$13];[$Données.F5]);&quot;&quot;)">
            <text:p/>
          </table:table-cell>
          <table:table-cell table:style-name="ce15" office:value-type="float" office:value="12" calcext:value-type="float">
            <text:p>12</text:p>
          </table:table-cell>
          <table:table-cell table:style-name="ce15" table:formula="of:=INDEX([Données.J$1:.J$1048576];[Données.L5]+3; )" office:value-type="string" office:string-value="1,81ᴇ92" calcext:value-type="string">
            <text:p>1,81ᴇ92</text:p>
          </table:table-cell>
          <table:table-cell table:style-name="ce34"/>
          <table:table-cell table:style-name="ce45" table:formula="of:=IF(ISBLANK([.L5]);&quot;&quot;;&quot;ᴇ&quot;)">
            <text:p/>
          </table:table-cell>
          <table:table-cell table:style-name="ce164"/>
          <table:table-cell table:style-name="ce79" table:formula="of:=IF([.$D$26];IF([.J5]*10^[.L5]=INDEX([$Données.$K$4:.$K$13];[$Données.L5]);&quot;VRAI&quot;;&quot;FAUX&quot;);&quot;&quot;)">
            <text:p/>
          </table:table-cell>
          <table:table-cell table:style-name="ce211" table:formula="of:=IF(AND([.$D$26];[.$G$26]);INDEX([$Données.$K$4:.$K$13];[$Données.L5]);&quot;&quot;)">
            <text:p/>
          </table:table-cell>
          <table:table-cell table:style-name="ce3"/>
          <table:table-cell table:number-columns-repeated="49"/>
        </table:table-row>
        <table:table-row table:style-name="ro7">
          <table:table-cell table:style-name="ce12" office:value-type="float" office:value="3" calcext:value-type="float">
            <text:p>3</text:p>
          </table:table-cell>
          <table:table-cell table:style-name="ce23" table:formula="of:=INDEX([Données.D$1:.D$1048576];[Données.F6]+3; )" office:value-type="string" office:string-value="14,63ᴇ(-13)" calcext:value-type="string">
            <text:p>14,63ᴇ(-13)</text:p>
          </table:table-cell>
          <table:table-cell table:style-name="ce34"/>
          <table:table-cell table:style-name="ce45" table:formula="of:=IF(ISBLANK([.E6]);&quot;&quot;;&quot;ᴇ&quot;)">
            <text:p/>
          </table:table-cell>
          <table:table-cell table:style-name="ce164"/>
          <table:table-cell table:style-name="ce29" table:formula="of:=IF([.$D$26];IF([.C6]*10^[.E6]=INDEX([$Données.$E$4:.$E$13];[$Données.F6]);&quot;VRAI&quot;;&quot;FAUX&quot;);&quot;&quot;)">
            <text:p/>
          </table:table-cell>
          <table:table-cell table:style-name="ce183" table:formula="of:=IF(AND([.$D$26];[.$G$26]);INDEX([$Données.$E$4:.$E$13];[$Données.F6]);&quot;&quot;)">
            <text:p/>
          </table:table-cell>
          <table:table-cell table:style-name="ce12" office:value-type="float" office:value="13" calcext:value-type="float">
            <text:p>13</text:p>
          </table:table-cell>
          <table:table-cell table:style-name="ce23" table:formula="of:=INDEX([Données.J$1:.J$1048576];[Données.L6]+3; )" office:value-type="string" office:string-value="94,8ᴇ63" calcext:value-type="string">
            <text:p>94,8ᴇ63</text:p>
          </table:table-cell>
          <table:table-cell table:style-name="ce34"/>
          <table:table-cell table:style-name="ce45" table:formula="of:=IF(ISBLANK([.L6]);&quot;&quot;;&quot;ᴇ&quot;)">
            <text:p/>
          </table:table-cell>
          <table:table-cell table:style-name="ce164"/>
          <table:table-cell table:style-name="ce80" table:formula="of:=IF([.$D$26];IF([.J6]*10^[.L6]=INDEX([$Données.$K$4:.$K$13];[$Données.L6]);&quot;VRAI&quot;;&quot;FAUX&quot;);&quot;&quot;)">
            <text:p/>
          </table:table-cell>
          <table:table-cell table:style-name="ce212" table:formula="of:=IF(AND([.$D$26];[.$G$26]);INDEX([$Données.$K$4:.$K$13];[$Données.L6]);&quot;&quot;)">
            <text:p/>
          </table:table-cell>
          <table:table-cell table:style-name="ce3"/>
          <table:table-cell table:number-columns-repeated="49"/>
        </table:table-row>
        <table:table-row table:style-name="ro7">
          <table:table-cell table:style-name="ce15" office:value-type="float" office:value="4" calcext:value-type="float">
            <text:p>4</text:p>
          </table:table-cell>
          <table:table-cell table:style-name="ce15" table:formula="of:=INDEX([Données.D$1:.D$1048576];[Données.F7]+3; )" office:value-type="string" office:string-value="10,17ᴇ21" calcext:value-type="string">
            <text:p>10,17ᴇ21</text:p>
          </table:table-cell>
          <table:table-cell table:style-name="ce34"/>
          <table:table-cell table:style-name="ce45" table:formula="of:=IF(ISBLANK([.E7]);&quot;&quot;;&quot;ᴇ&quot;)">
            <text:p/>
          </table:table-cell>
          <table:table-cell table:style-name="ce164"/>
          <table:table-cell table:style-name="ce30" table:formula="of:=IF([.$D$26];IF([.C7]*10^[.E7]=INDEX([$Données.$E$4:.$E$13];[$Données.F7]);&quot;VRAI&quot;;&quot;FAUX&quot;);&quot;&quot;)">
            <text:p/>
          </table:table-cell>
          <table:table-cell table:style-name="ce184" table:formula="of:=IF(AND([.$D$26];[.$G$26]);INDEX([$Données.$E$4:.$E$13];[$Données.F7]);&quot;&quot;)">
            <text:p/>
          </table:table-cell>
          <table:table-cell table:style-name="ce15" office:value-type="float" office:value="14" calcext:value-type="float">
            <text:p>14</text:p>
          </table:table-cell>
          <table:table-cell table:style-name="ce15" table:formula="of:=INDEX([Données.J$1:.J$1048576];[Données.L7]+3; )" office:value-type="string" office:string-value="0,000114ᴇ(-98)" calcext:value-type="string">
            <text:p>0,000114ᴇ(-98)</text:p>
          </table:table-cell>
          <table:table-cell table:style-name="ce34"/>
          <table:table-cell table:style-name="ce45" table:formula="of:=IF(ISBLANK([.L7]);&quot;&quot;;&quot;ᴇ&quot;)">
            <text:p/>
          </table:table-cell>
          <table:table-cell table:style-name="ce164"/>
          <table:table-cell table:style-name="ce81" table:formula="of:=IF([.$D$26];IF([.J7]*10^[.L7]=INDEX([$Données.$K$4:.$K$13];[$Données.L7]);&quot;VRAI&quot;;&quot;FAUX&quot;);&quot;&quot;)">
            <text:p/>
          </table:table-cell>
          <table:table-cell table:style-name="ce213" table:formula="of:=IF(AND([.$D$26];[.$G$26]);INDEX([$Données.$K$4:.$K$13];[$Données.L7]);&quot;&quot;)">
            <text:p/>
          </table:table-cell>
          <table:table-cell table:number-columns-repeated="50"/>
        </table:table-row>
        <table:table-row table:style-name="ro7">
          <table:table-cell table:style-name="ce12" office:value-type="float" office:value="5" calcext:value-type="float">
            <text:p>5</text:p>
          </table:table-cell>
          <table:table-cell table:style-name="ce23" table:formula="of:=INDEX([Données.D$1:.D$1048576];[Données.F8]+3; )" office:value-type="string" office:string-value="333ᴇ52" calcext:value-type="string">
            <text:p>333ᴇ52</text:p>
          </table:table-cell>
          <table:table-cell table:style-name="ce34"/>
          <table:table-cell table:style-name="ce45" table:formula="of:=IF(ISBLANK([.E8]);&quot;&quot;;&quot;ᴇ&quot;)">
            <text:p/>
          </table:table-cell>
          <table:table-cell table:style-name="ce164"/>
          <table:table-cell table:style-name="ce31" table:formula="of:=IF([.$D$26];IF([.C8]*10^[.E8]=INDEX([$Données.$E$4:.$E$13];[$Données.F8]);&quot;VRAI&quot;;&quot;FAUX&quot;);&quot;&quot;)">
            <text:p/>
          </table:table-cell>
          <table:table-cell table:style-name="ce185" table:formula="of:=IF(AND([.$D$26];[.$G$26]);INDEX([$Données.$E$4:.$E$13];[$Données.F8]);&quot;&quot;)">
            <text:p/>
          </table:table-cell>
          <table:table-cell table:style-name="ce12" office:value-type="float" office:value="15" calcext:value-type="float">
            <text:p>15</text:p>
          </table:table-cell>
          <table:table-cell table:style-name="ce23" table:formula="of:=INDEX([Données.J$1:.J$1048576];[Données.L8]+3; )" office:value-type="string" office:string-value="0,00913ᴇ(-2)" calcext:value-type="string">
            <text:p>0,00913ᴇ(-2)</text:p>
          </table:table-cell>
          <table:table-cell table:style-name="ce34"/>
          <table:table-cell table:style-name="ce45" table:formula="of:=IF(ISBLANK([.L8]);&quot;&quot;;&quot;ᴇ&quot;)">
            <text:p/>
          </table:table-cell>
          <table:table-cell table:style-name="ce164"/>
          <table:table-cell table:style-name="ce82" table:formula="of:=IF([.$D$26];IF([.J8]*10^[.L8]=INDEX([$Données.$K$4:.$K$13];[$Données.L8]);&quot;VRAI&quot;;&quot;FAUX&quot;);&quot;&quot;)">
            <text:p/>
          </table:table-cell>
          <table:table-cell table:style-name="ce215" table:formula="of:=IF(AND([.$D$26];[.$G$26]);INDEX([$Données.$K$4:.$K$13];[$Données.L8]);&quot;&quot;)">
            <text:p/>
          </table:table-cell>
          <table:table-cell table:number-columns-repeated="50"/>
        </table:table-row>
        <table:table-row table:style-name="ro7">
          <table:table-cell table:style-name="ce15" office:value-type="float" office:value="6" calcext:value-type="float">
            <text:p>6</text:p>
          </table:table-cell>
          <table:table-cell table:style-name="ce15" table:formula="of:=INDEX([Données.D$1:.D$1048576];[Données.F9]+3; )" office:value-type="string" office:string-value="79,8ᴇ(-26)" calcext:value-type="string">
            <text:p>79,8ᴇ(-26)</text:p>
          </table:table-cell>
          <table:table-cell table:style-name="ce34"/>
          <table:table-cell table:style-name="ce45" table:formula="of:=IF(ISBLANK([.E9]);&quot;&quot;;&quot;ᴇ&quot;)">
            <text:p/>
          </table:table-cell>
          <table:table-cell table:style-name="ce164"/>
          <table:table-cell table:style-name="ce32" table:formula="of:=IF([.$D$26];IF([.C9]*10^[.E9]=INDEX([$Données.$E$4:.$E$13];[$Données.F9]);&quot;VRAI&quot;;&quot;FAUX&quot;);&quot;&quot;)">
            <text:p/>
          </table:table-cell>
          <table:table-cell table:style-name="ce186" table:formula="of:=IF(AND([.$D$26];[.$G$26]);INDEX([$Données.$E$4:.$E$13];[$Données.F9]);&quot;&quot;)">
            <text:p/>
          </table:table-cell>
          <table:table-cell table:style-name="ce15" office:value-type="float" office:value="16" calcext:value-type="float">
            <text:p>16</text:p>
          </table:table-cell>
          <table:table-cell table:style-name="ce15" table:formula="of:=INDEX([Données.J$1:.J$1048576];[Données.L9]+3; )" office:value-type="string" office:string-value="74,2ᴇ58" calcext:value-type="string">
            <text:p>74,2ᴇ58</text:p>
          </table:table-cell>
          <table:table-cell table:style-name="ce34"/>
          <table:table-cell table:style-name="ce45" table:formula="of:=IF(ISBLANK([.L9]);&quot;&quot;;&quot;ᴇ&quot;)">
            <text:p/>
          </table:table-cell>
          <table:table-cell table:style-name="ce164"/>
          <table:table-cell table:style-name="ce83" table:formula="of:=IF([.$D$26];IF([.J9]*10^[.L9]=INDEX([$Données.$K$4:.$K$13];[$Données.L9]);&quot;VRAI&quot;;&quot;FAUX&quot;);&quot;&quot;)">
            <text:p/>
          </table:table-cell>
          <table:table-cell table:style-name="ce221" table:formula="of:=IF(AND([.$D$26];[.$G$26]);INDEX([$Données.$K$4:.$K$13];[$Données.L9]);&quot;&quot;)">
            <text:p/>
          </table:table-cell>
          <table:table-cell table:number-columns-repeated="50"/>
        </table:table-row>
        <table:table-row table:style-name="ro7">
          <table:table-cell table:style-name="ce12" office:value-type="float" office:value="7" calcext:value-type="float">
            <text:p>7</text:p>
          </table:table-cell>
          <table:table-cell table:style-name="ce23" table:formula="of:=INDEX([Données.D$1:.D$1048576];[Données.F10]+3; )" office:value-type="string" office:string-value="1,27ᴇ98" calcext:value-type="string">
            <text:p>1,27ᴇ98</text:p>
          </table:table-cell>
          <table:table-cell table:style-name="ce34"/>
          <table:table-cell table:style-name="ce45" table:formula="of:=IF(ISBLANK([.E10]);&quot;&quot;;&quot;ᴇ&quot;)">
            <text:p/>
          </table:table-cell>
          <table:table-cell table:style-name="ce164"/>
          <table:table-cell table:style-name="ce33" table:formula="of:=IF([.$D$26];IF([.C10]*10^[.E10]=INDEX([$Données.$E$4:.$E$13];[$Données.F10]);&quot;VRAI&quot;;&quot;FAUX&quot;);&quot;&quot;)">
            <text:p/>
          </table:table-cell>
          <table:table-cell table:style-name="ce187" table:formula="of:=IF(AND([.$D$26];[.$G$26]);INDEX([$Données.$E$4:.$E$13];[$Données.F10]);&quot;&quot;)">
            <text:p/>
          </table:table-cell>
          <table:table-cell table:style-name="ce12" office:value-type="float" office:value="17" calcext:value-type="float">
            <text:p>17</text:p>
          </table:table-cell>
          <table:table-cell table:style-name="ce23" table:formula="of:=INDEX([Données.J$1:.J$1048576];[Données.L10]+3; )" office:value-type="string" office:string-value="0,000099ᴇ53" calcext:value-type="string">
            <text:p>0,000099ᴇ53</text:p>
          </table:table-cell>
          <table:table-cell table:style-name="ce34"/>
          <table:table-cell table:style-name="ce45" table:formula="of:=IF(ISBLANK([.L10]);&quot;&quot;;&quot;ᴇ&quot;)">
            <text:p/>
          </table:table-cell>
          <table:table-cell table:style-name="ce164"/>
          <table:table-cell table:style-name="ce84" table:formula="of:=IF([.$D$26];IF([.J10]*10^[.L10]=INDEX([$Données.$K$4:.$K$13];[$Données.L10]);&quot;VRAI&quot;;&quot;FAUX&quot;);&quot;&quot;)">
            <text:p/>
          </table:table-cell>
          <table:table-cell table:style-name="ce228" table:formula="of:=IF(AND([.$D$26];[.$G$26]);INDEX([$Données.$K$4:.$K$13];[$Données.L10]);&quot;&quot;)">
            <text:p/>
          </table:table-cell>
          <table:table-cell table:number-columns-repeated="50"/>
        </table:table-row>
        <table:table-row table:style-name="ro7">
          <table:table-cell table:style-name="ce15" office:value-type="float" office:value="8" calcext:value-type="float">
            <text:p>8</text:p>
          </table:table-cell>
          <table:table-cell table:style-name="ce15" table:formula="of:=INDEX([Données.D$1:.D$1048576];[Données.F11]+3; )" office:value-type="string" office:string-value="86,12ᴇ1" calcext:value-type="string">
            <text:p>86,12ᴇ1</text:p>
          </table:table-cell>
          <table:table-cell table:style-name="ce34"/>
          <table:table-cell table:style-name="ce45" table:formula="of:=IF(ISBLANK([.E11]);&quot;&quot;;&quot;ᴇ&quot;)">
            <text:p/>
          </table:table-cell>
          <table:table-cell table:style-name="ce164"/>
          <table:table-cell table:style-name="ce35" table:formula="of:=IF([.$D$26];IF([.C11]*10^[.E11]=INDEX([$Données.$E$4:.$E$13];[$Données.F11]);&quot;VRAI&quot;;&quot;FAUX&quot;);&quot;&quot;)">
            <text:p/>
          </table:table-cell>
          <table:table-cell table:style-name="ce188" table:formula="of:=IF(AND([.$D$26];[.$G$26]);INDEX([$Données.$E$4:.$E$13];[$Données.F11]);&quot;&quot;)">
            <text:p/>
          </table:table-cell>
          <table:table-cell table:style-name="ce15" office:value-type="float" office:value="18" calcext:value-type="float">
            <text:p>18</text:p>
          </table:table-cell>
          <table:table-cell table:style-name="ce15" table:formula="of:=INDEX([Données.J$1:.J$1048576];[Données.L11]+3; )" office:value-type="string" office:string-value="94,3ᴇ(-54)" calcext:value-type="string">
            <text:p>94,3ᴇ(-54)</text:p>
          </table:table-cell>
          <table:table-cell table:style-name="ce34"/>
          <table:table-cell table:style-name="ce45" table:formula="of:=IF(ISBLANK([.L11]);&quot;&quot;;&quot;ᴇ&quot;)">
            <text:p/>
          </table:table-cell>
          <table:table-cell table:style-name="ce164"/>
          <table:table-cell table:style-name="ce85" table:formula="of:=IF([.$D$26];IF([.J11]*10^[.L11]=INDEX([$Données.$K$4:.$K$13];[$Données.L11]);&quot;VRAI&quot;;&quot;FAUX&quot;);&quot;&quot;)">
            <text:p/>
          </table:table-cell>
          <table:table-cell table:style-name="ce229" table:formula="of:=IF(AND([.$D$26];[.$G$26]);INDEX([$Données.$K$4:.$K$13];[$Données.L11]);&quot;&quot;)">
            <text:p/>
          </table:table-cell>
          <table:table-cell table:number-columns-repeated="50"/>
        </table:table-row>
        <table:table-row table:style-name="ro7">
          <table:table-cell table:style-name="ce12" office:value-type="float" office:value="9" calcext:value-type="float">
            <text:p>9</text:p>
          </table:table-cell>
          <table:table-cell table:style-name="ce23" table:formula="of:=INDEX([Données.D$1:.D$1048576];[Données.F12]+3; )" office:value-type="string" office:string-value="25,64ᴇ88" calcext:value-type="string">
            <text:p>25,64ᴇ88</text:p>
          </table:table-cell>
          <table:table-cell table:style-name="ce34"/>
          <table:table-cell table:style-name="ce45" table:formula="of:=IF(ISBLANK([.E12]);&quot;&quot;;&quot;ᴇ&quot;)">
            <text:p/>
          </table:table-cell>
          <table:table-cell table:style-name="ce164"/>
          <table:table-cell table:style-name="ce36" table:formula="of:=IF([.$D$26];IF([.C12]*10^[.E12]=INDEX([$Données.$E$4:.$E$13];[$Données.F12]);&quot;VRAI&quot;;&quot;FAUX&quot;);&quot;&quot;)">
            <text:p/>
          </table:table-cell>
          <table:table-cell table:style-name="ce189" table:formula="of:=IF(AND([.$D$26];[.$G$26]);INDEX([$Données.$E$4:.$E$13];[$Données.F12]);&quot;&quot;)">
            <text:p/>
          </table:table-cell>
          <table:table-cell table:style-name="ce12" office:value-type="float" office:value="19" calcext:value-type="float">
            <text:p>19</text:p>
          </table:table-cell>
          <table:table-cell table:style-name="ce23" table:formula="of:=INDEX([Données.J$1:.J$1048576];[Données.L12]+3; )" office:value-type="string" office:string-value="0,657ᴇ(-59)" calcext:value-type="string">
            <text:p>0,657ᴇ(-59)</text:p>
          </table:table-cell>
          <table:table-cell table:style-name="ce34"/>
          <table:table-cell table:style-name="ce45" table:formula="of:=IF(ISBLANK([.L12]);&quot;&quot;;&quot;ᴇ&quot;)">
            <text:p/>
          </table:table-cell>
          <table:table-cell table:style-name="ce164"/>
          <table:table-cell table:style-name="ce86" table:formula="of:=IF([.$D$26];IF([.J12]*10^[.L12]=INDEX([$Données.$K$4:.$K$13];[$Données.L12]);&quot;VRAI&quot;;&quot;FAUX&quot;);&quot;&quot;)">
            <text:p/>
          </table:table-cell>
          <table:table-cell table:style-name="ce230" table:formula="of:=IF(AND([.$D$26];[.$G$26]);INDEX([$Données.$K$4:.$K$13];[$Données.L12]);&quot;&quot;)">
            <text:p/>
          </table:table-cell>
          <table:table-cell table:number-columns-repeated="50"/>
        </table:table-row>
        <table:table-row table:style-name="ro7">
          <table:table-cell table:style-name="ce15" office:value-type="float" office:value="10" calcext:value-type="float">
            <text:p>10</text:p>
          </table:table-cell>
          <table:table-cell table:style-name="ce15" table:formula="of:=INDEX([Données.D$1:.D$1048576];[Données.F13]+3; )" office:value-type="string" office:string-value="34,35ᴇ1" calcext:value-type="string">
            <text:p>34,35ᴇ1</text:p>
          </table:table-cell>
          <table:table-cell table:style-name="ce34"/>
          <table:table-cell table:style-name="ce45" table:formula="of:=IF(ISBLANK([.E13]);&quot;&quot;;&quot;ᴇ&quot;)">
            <text:p/>
          </table:table-cell>
          <table:table-cell table:style-name="ce164"/>
          <table:table-cell table:style-name="ce37" table:formula="of:=IF([.$D$26];IF([.C13]*10^[.E13]=INDEX([$Données.$E$4:.$E$13];[$Données.F13]);&quot;VRAI&quot;;&quot;FAUX&quot;);&quot;&quot;)">
            <text:p/>
          </table:table-cell>
          <table:table-cell table:style-name="ce192" table:formula="of:=IF(AND([.$D$26];[.$G$26]);INDEX([$Données.$E$4:.$E$13];[$Données.F13]);&quot;&quot;)">
            <text:p/>
          </table:table-cell>
          <table:table-cell table:style-name="ce15" office:value-type="float" office:value="20" calcext:value-type="float">
            <text:p>20</text:p>
          </table:table-cell>
          <table:table-cell table:style-name="ce15" table:formula="of:=INDEX([Données.J$1:.J$1048576];[Données.L13]+3; )" office:value-type="string" office:string-value="4,71ᴇ1" calcext:value-type="string">
            <text:p>4,71ᴇ1</text:p>
          </table:table-cell>
          <table:table-cell table:style-name="ce34"/>
          <table:table-cell table:style-name="ce45" table:formula="of:=IF(ISBLANK([.L13]);&quot;&quot;;&quot;ᴇ&quot;)">
            <text:p/>
          </table:table-cell>
          <table:table-cell table:style-name="ce164"/>
          <table:table-cell table:style-name="ce87" table:formula="of:=IF([.$D$26];IF([.J13]*10^[.L13]=INDEX([$Données.$K$4:.$K$13];[$Données.L13]);&quot;VRAI&quot;;&quot;FAUX&quot;);&quot;&quot;)">
            <text:p/>
          </table:table-cell>
          <table:table-cell table:style-name="ce231" table:formula="of:=IF(AND([.$D$26];[.$G$26]);INDEX([$Données.$K$4:.$K$13];[$Données.L13]);&quot;&quot;)">
            <text:p/>
          </table:table-cell>
          <table:table-cell table:number-columns-repeated="50"/>
        </table:table-row>
        <table:table-row table:style-name="ro7">
          <table:table-cell table:style-name="ce90" table:number-columns-repeated="3"/>
          <table:table-cell table:number-columns-repeated="2"/>
          <table:table-cell table:style-name="ce90" table:number-columns-repeated="9"/>
          <table:table-cell table:style-name="ce56"/>
          <table:table-cell table:number-columns-repeated="49"/>
        </table:table-row>
        <table:table-row table:style-name="ro7">
          <table:table-cell table:style-name="ce90" table:number-columns-repeated="3"/>
          <table:table-cell table:style-name="ce120" office:value-type="string" calcext:value-type="string">
            <text:p>0</text:p>
          </table:table-cell>
          <table:table-cell/>
          <table:table-cell table:style-name="ce90" table:number-columns-repeated="9"/>
          <table:table-cell table:style-name="ce56"/>
          <table:table-cell table:number-columns-repeated="49"/>
        </table:table-row>
        <table:table-row table:style-name="ro7">
          <table:table-cell table:style-name="ce135"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2" table:style-name="ce90"/>
          <table:covered-table-cell table:number-columns-repeated="2"/>
          <table:covered-table-cell table:number-columns-repeated="9" table:style-name="ce176"/>
          <table:table-cell table:number-columns-repeated="50"/>
        </table:table-row>
        <table:table-row table:style-name="ro7">
          <table:table-cell table:style-name="ce90" table:number-columns-repeated="3"/>
          <table:table-cell table:number-columns-repeated="61"/>
        </table:table-row>
        <table:table-row table:style-name="ro7">
          <table:table-cell table:style-name="ce90" table:number-columns-repeated="3"/>
          <table:table-cell table:number-columns-repeated="5"/>
          <table:table-cell table:style-name="ce47"/>
          <table:table-cell table:number-columns-repeated="55"/>
        </table:table-row>
        <table:table-row table:style-name="ro7" table:number-rows-repeated="7">
          <table:table-cell table:style-name="ce90" table:number-columns-repeated="3"/>
          <table:table-cell table:number-columns-repeated="61"/>
        </table:table-row>
        <table:table-row table:style-name="ro7">
          <table:table-cell table:style-name="ce90" table:number-columns-repeated="3"/>
          <table:table-cell table:style-name="ce153" office:value-type="boolean" office:boolean-value="false" calcext:value-type="boolean">
            <text:p>FAUX</text:p>
          </table:table-cell>
          <table:table-cell table:style-name="ce153"/>
          <table:table-cell/>
          <table:table-cell table:style-name="ce153" office:value-type="boolean" office:boolean-value="false" calcext:value-type="boolean">
            <text:p>FAUX</text:p>
          </table:table-cell>
          <table:table-cell table:number-columns-repeated="57"/>
        </table:table-row>
        <table:table-row table:style-name="ro7" table:number-rows-repeated="63">
          <table:table-cell table:style-name="ce90" table:number-columns-repeated="3"/>
          <table:table-cell table:number-columns-repeated="61"/>
        </table:table-row>
        <table:table-row table:style-name="ro7" table:number-rows-repeated="1048486">
          <table:table-cell table:number-columns-repeated="64"/>
        </table:table-row>
        <table:table-row table:style-name="ro7">
          <table:table-cell table:number-columns-repeated="64"/>
        </table:table-row>
        <calcext:conditional-formats>
          <calcext:conditional-format calcext:target-range-address="'Notation scientifique'.G4:'Notation scientifique'.G4">
            <calcext:condition calcext:apply-style-name="VRAI" calcext:value="formula-is(IF([.F4]=&quot;VRAI&quot;))" calcext:base-cell-address="'Notation scientifique'.G4"/>
            <calcext:condition calcext:apply-style-name="FAUX" calcext:value="formula-is(IF([.F4]=&quot;FAUX&quot;))" calcext:base-cell-address="'Notation scientifique'.G4"/>
          </calcext:conditional-format>
          <calcext:conditional-format calcext:target-range-address="'Notation scientifique'.G5:'Notation scientifique'.G5">
            <calcext:condition calcext:apply-style-name="VRAI" calcext:value="formula-is(IF([.F5]=&quot;VRAI&quot;))" calcext:base-cell-address="'Notation scientifique'.G5"/>
            <calcext:condition calcext:apply-style-name="FAUX" calcext:value="formula-is(IF([.F5]=&quot;FAUX&quot;))" calcext:base-cell-address="'Notation scientifique'.G5"/>
          </calcext:conditional-format>
          <calcext:conditional-format calcext:target-range-address="'Notation scientifique'.G6:'Notation scientifique'.G6">
            <calcext:condition calcext:apply-style-name="VRAI" calcext:value="formula-is(IF([.F6]=&quot;VRAI&quot;))" calcext:base-cell-address="'Notation scientifique'.G6"/>
            <calcext:condition calcext:apply-style-name="FAUX" calcext:value="formula-is(IF([.F6]=&quot;FAUX&quot;))" calcext:base-cell-address="'Notation scientifique'.G6"/>
          </calcext:conditional-format>
          <calcext:conditional-format calcext:target-range-address="'Notation scientifique'.G7:'Notation scientifique'.G7">
            <calcext:condition calcext:apply-style-name="VRAI" calcext:value="formula-is(IF([.F7]=&quot;VRAI&quot;))" calcext:base-cell-address="'Notation scientifique'.G7"/>
            <calcext:condition calcext:apply-style-name="FAUX" calcext:value="formula-is(IF([.F7]=&quot;FAUX&quot;))" calcext:base-cell-address="'Notation scientifique'.G7"/>
          </calcext:conditional-format>
          <calcext:conditional-format calcext:target-range-address="'Notation scientifique'.G8:'Notation scientifique'.G8">
            <calcext:condition calcext:apply-style-name="VRAI" calcext:value="formula-is(IF([.F8]=&quot;VRAI&quot;))" calcext:base-cell-address="'Notation scientifique'.G8"/>
            <calcext:condition calcext:apply-style-name="FAUX" calcext:value="formula-is(IF([.F8]=&quot;FAUX&quot;))" calcext:base-cell-address="'Notation scientifique'.G8"/>
          </calcext:conditional-format>
          <calcext:conditional-format calcext:target-range-address="'Notation scientifique'.G9:'Notation scientifique'.G9">
            <calcext:condition calcext:apply-style-name="VRAI" calcext:value="formula-is(IF([.F9]=&quot;VRAI&quot;))" calcext:base-cell-address="'Notation scientifique'.G9"/>
            <calcext:condition calcext:apply-style-name="FAUX" calcext:value="formula-is(IF([.F9]=&quot;FAUX&quot;))" calcext:base-cell-address="'Notation scientifique'.G9"/>
          </calcext:conditional-format>
          <calcext:conditional-format calcext:target-range-address="'Notation scientifique'.G10:'Notation scientifique'.G10">
            <calcext:condition calcext:apply-style-name="VRAI" calcext:value="formula-is(IF([.F10]=&quot;VRAI&quot;))" calcext:base-cell-address="'Notation scientifique'.G10"/>
            <calcext:condition calcext:apply-style-name="FAUX" calcext:value="formula-is(IF([.F10]=&quot;FAUX&quot;))" calcext:base-cell-address="'Notation scientifique'.G10"/>
          </calcext:conditional-format>
          <calcext:conditional-format calcext:target-range-address="'Notation scientifique'.G11:'Notation scientifique'.G11">
            <calcext:condition calcext:apply-style-name="VRAI" calcext:value="formula-is(IF([.F11]=&quot;VRAI&quot;))" calcext:base-cell-address="'Notation scientifique'.G11"/>
            <calcext:condition calcext:apply-style-name="FAUX" calcext:value="formula-is(IF([.F11]=&quot;FAUX&quot;))" calcext:base-cell-address="'Notation scientifique'.G11"/>
          </calcext:conditional-format>
          <calcext:conditional-format calcext:target-range-address="'Notation scientifique'.G12:'Notation scientifique'.G12">
            <calcext:condition calcext:apply-style-name="VRAI" calcext:value="formula-is(IF([.F12]=&quot;VRAI&quot;))" calcext:base-cell-address="'Notation scientifique'.G12"/>
            <calcext:condition calcext:apply-style-name="FAUX" calcext:value="formula-is(IF([.F12]=&quot;FAUX&quot;))" calcext:base-cell-address="'Notation scientifique'.G12"/>
          </calcext:conditional-format>
          <calcext:conditional-format calcext:target-range-address="'Notation scientifique'.G13:'Notation scientifique'.G13">
            <calcext:condition calcext:apply-style-name="VRAI" calcext:value="formula-is(IF([.F13]=&quot;VRAI&quot;))" calcext:base-cell-address="'Notation scientifique'.G13"/>
            <calcext:condition calcext:apply-style-name="FAUX" calcext:value="formula-is(IF([.F13]=&quot;FAUX&quot;))" calcext:base-cell-address="'Notation scientifique'.G13"/>
          </calcext:conditional-format>
          <calcext:conditional-format calcext:target-range-address="'Notation scientifique'.F4:'Notation scientifique'.F4">
            <calcext:condition calcext:apply-style-name="VRAI" calcext:value="formula-is(IF([.F4]=&quot;VRAI&quot;))" calcext:base-cell-address="'Notation scientifique'.F4"/>
            <calcext:condition calcext:apply-style-name="FAUX" calcext:value="formula-is(IF([.F4]=&quot;FAUX&quot;))" calcext:base-cell-address="'Notation scientifique'.F4"/>
          </calcext:conditional-format>
          <calcext:conditional-format calcext:target-range-address="'Notation scientifique'.F5:'Notation scientifique'.F5">
            <calcext:condition calcext:apply-style-name="VRAI" calcext:value="formula-is(IF([.F5]=&quot;VRAI&quot;))" calcext:base-cell-address="'Notation scientifique'.F5"/>
            <calcext:condition calcext:apply-style-name="FAUX" calcext:value="formula-is(IF([.F5]=&quot;FAUX&quot;))" calcext:base-cell-address="'Notation scientifique'.F5"/>
          </calcext:conditional-format>
          <calcext:conditional-format calcext:target-range-address="'Notation scientifique'.F6:'Notation scientifique'.F6">
            <calcext:condition calcext:apply-style-name="VRAI" calcext:value="formula-is(IF([.F6]=&quot;VRAI&quot;))" calcext:base-cell-address="'Notation scientifique'.F6"/>
            <calcext:condition calcext:apply-style-name="FAUX" calcext:value="formula-is(IF([.F6]=&quot;FAUX&quot;))" calcext:base-cell-address="'Notation scientifique'.F6"/>
          </calcext:conditional-format>
          <calcext:conditional-format calcext:target-range-address="'Notation scientifique'.F7:'Notation scientifique'.F7">
            <calcext:condition calcext:apply-style-name="VRAI" calcext:value="formula-is(IF([.F7]=&quot;VRAI&quot;))" calcext:base-cell-address="'Notation scientifique'.F7"/>
            <calcext:condition calcext:apply-style-name="FAUX" calcext:value="formula-is(IF([.F7]=&quot;FAUX&quot;))" calcext:base-cell-address="'Notation scientifique'.F7"/>
          </calcext:conditional-format>
          <calcext:conditional-format calcext:target-range-address="'Notation scientifique'.F8:'Notation scientifique'.F8">
            <calcext:condition calcext:apply-style-name="VRAI" calcext:value="formula-is(IF([.F8]=&quot;VRAI&quot;))" calcext:base-cell-address="'Notation scientifique'.F8"/>
            <calcext:condition calcext:apply-style-name="FAUX" calcext:value="formula-is(IF([.F8]=&quot;FAUX&quot;))" calcext:base-cell-address="'Notation scientifique'.F8"/>
          </calcext:conditional-format>
          <calcext:conditional-format calcext:target-range-address="'Notation scientifique'.F9:'Notation scientifique'.F9">
            <calcext:condition calcext:apply-style-name="VRAI" calcext:value="formula-is(IF([.F9]=&quot;VRAI&quot;))" calcext:base-cell-address="'Notation scientifique'.F9"/>
            <calcext:condition calcext:apply-style-name="FAUX" calcext:value="formula-is(IF([.F9]=&quot;FAUX&quot;))" calcext:base-cell-address="'Notation scientifique'.F9"/>
          </calcext:conditional-format>
          <calcext:conditional-format calcext:target-range-address="'Notation scientifique'.F10:'Notation scientifique'.F10">
            <calcext:condition calcext:apply-style-name="VRAI" calcext:value="formula-is(IF([.F10]=&quot;VRAI&quot;))" calcext:base-cell-address="'Notation scientifique'.F10"/>
            <calcext:condition calcext:apply-style-name="FAUX" calcext:value="formula-is(IF([.F10]=&quot;FAUX&quot;))" calcext:base-cell-address="'Notation scientifique'.F10"/>
          </calcext:conditional-format>
          <calcext:conditional-format calcext:target-range-address="'Notation scientifique'.F11:'Notation scientifique'.F11">
            <calcext:condition calcext:apply-style-name="VRAI" calcext:value="formula-is(IF([.F11]=&quot;VRAI&quot;))" calcext:base-cell-address="'Notation scientifique'.F11"/>
            <calcext:condition calcext:apply-style-name="FAUX" calcext:value="formula-is(IF([.F11]=&quot;FAUX&quot;))" calcext:base-cell-address="'Notation scientifique'.F11"/>
          </calcext:conditional-format>
          <calcext:conditional-format calcext:target-range-address="'Notation scientifique'.F12:'Notation scientifique'.F12">
            <calcext:condition calcext:apply-style-name="VRAI" calcext:value="formula-is(IF([.F12]=&quot;VRAI&quot;))" calcext:base-cell-address="'Notation scientifique'.F12"/>
            <calcext:condition calcext:apply-style-name="FAUX" calcext:value="formula-is(IF([.F12]=&quot;FAUX&quot;))" calcext:base-cell-address="'Notation scientifique'.F12"/>
          </calcext:conditional-format>
          <calcext:conditional-format calcext:target-range-address="'Notation scientifique'.F13:'Notation scientifique'.F13">
            <calcext:condition calcext:apply-style-name="VRAI" calcext:value="formula-is(IF([.F13]=&quot;VRAI&quot;))" calcext:base-cell-address="'Notation scientifique'.F13"/>
            <calcext:condition calcext:apply-style-name="FAUX" calcext:value="formula-is(IF([.F13]=&quot;FAUX&quot;))" calcext:base-cell-address="'Notation scientifique'.F13"/>
          </calcext:conditional-format>
          <calcext:conditional-format calcext:target-range-address="'Notation scientifique'.N4:'Notation scientifique'.N4">
            <calcext:condition calcext:apply-style-name="VRAI" calcext:value="formula-is(IF([.M4]=&quot;VRAI&quot;))" calcext:base-cell-address="'Notation scientifique'.N4"/>
            <calcext:condition calcext:apply-style-name="FAUX" calcext:value="formula-is(IF([.M4]=&quot;FAUX&quot;))" calcext:base-cell-address="'Notation scientifique'.N4"/>
          </calcext:conditional-format>
          <calcext:conditional-format calcext:target-range-address="'Notation scientifique'.N5:'Notation scientifique'.N5">
            <calcext:condition calcext:apply-style-name="VRAI" calcext:value="formula-is(IF([.M5]=&quot;VRAI&quot;))" calcext:base-cell-address="'Notation scientifique'.N5"/>
            <calcext:condition calcext:apply-style-name="FAUX" calcext:value="formula-is(IF([.M5]=&quot;FAUX&quot;))" calcext:base-cell-address="'Notation scientifique'.N5"/>
          </calcext:conditional-format>
          <calcext:conditional-format calcext:target-range-address="'Notation scientifique'.N6:'Notation scientifique'.N6">
            <calcext:condition calcext:apply-style-name="VRAI" calcext:value="formula-is(IF([.M6]=&quot;VRAI&quot;))" calcext:base-cell-address="'Notation scientifique'.N6"/>
            <calcext:condition calcext:apply-style-name="FAUX" calcext:value="formula-is(IF([.M6]=&quot;FAUX&quot;))" calcext:base-cell-address="'Notation scientifique'.N6"/>
          </calcext:conditional-format>
          <calcext:conditional-format calcext:target-range-address="'Notation scientifique'.N7:'Notation scientifique'.N7">
            <calcext:condition calcext:apply-style-name="VRAI" calcext:value="formula-is(IF([.M7]=&quot;VRAI&quot;))" calcext:base-cell-address="'Notation scientifique'.N7"/>
            <calcext:condition calcext:apply-style-name="FAUX" calcext:value="formula-is(IF([.M7]=&quot;FAUX&quot;))" calcext:base-cell-address="'Notation scientifique'.N7"/>
          </calcext:conditional-format>
          <calcext:conditional-format calcext:target-range-address="'Notation scientifique'.N8:'Notation scientifique'.N8">
            <calcext:condition calcext:apply-style-name="VRAI" calcext:value="formula-is(IF([.M8]=&quot;VRAI&quot;))" calcext:base-cell-address="'Notation scientifique'.N8"/>
            <calcext:condition calcext:apply-style-name="FAUX" calcext:value="formula-is(IF([.M8]=&quot;FAUX&quot;))" calcext:base-cell-address="'Notation scientifique'.N8"/>
          </calcext:conditional-format>
          <calcext:conditional-format calcext:target-range-address="'Notation scientifique'.N9:'Notation scientifique'.N9">
            <calcext:condition calcext:apply-style-name="VRAI" calcext:value="formula-is(IF([.M9]=&quot;VRAI&quot;))" calcext:base-cell-address="'Notation scientifique'.N9"/>
            <calcext:condition calcext:apply-style-name="FAUX" calcext:value="formula-is(IF([.M9]=&quot;FAUX&quot;))" calcext:base-cell-address="'Notation scientifique'.N9"/>
          </calcext:conditional-format>
          <calcext:conditional-format calcext:target-range-address="'Notation scientifique'.N10:'Notation scientifique'.N10">
            <calcext:condition calcext:apply-style-name="VRAI" calcext:value="formula-is(IF([.M10]=&quot;VRAI&quot;))" calcext:base-cell-address="'Notation scientifique'.N10"/>
            <calcext:condition calcext:apply-style-name="FAUX" calcext:value="formula-is(IF([.M10]=&quot;FAUX&quot;))" calcext:base-cell-address="'Notation scientifique'.N10"/>
          </calcext:conditional-format>
          <calcext:conditional-format calcext:target-range-address="'Notation scientifique'.N11:'Notation scientifique'.N11">
            <calcext:condition calcext:apply-style-name="VRAI" calcext:value="formula-is(IF([.M11]=&quot;VRAI&quot;))" calcext:base-cell-address="'Notation scientifique'.N11"/>
            <calcext:condition calcext:apply-style-name="FAUX" calcext:value="formula-is(IF([.M11]=&quot;FAUX&quot;))" calcext:base-cell-address="'Notation scientifique'.N11"/>
          </calcext:conditional-format>
          <calcext:conditional-format calcext:target-range-address="'Notation scientifique'.N12:'Notation scientifique'.N12">
            <calcext:condition calcext:apply-style-name="VRAI" calcext:value="formula-is(IF([.M12]=&quot;VRAI&quot;))" calcext:base-cell-address="'Notation scientifique'.N12"/>
            <calcext:condition calcext:apply-style-name="FAUX" calcext:value="formula-is(IF([.M12]=&quot;FAUX&quot;))" calcext:base-cell-address="'Notation scientifique'.N12"/>
          </calcext:conditional-format>
          <calcext:conditional-format calcext:target-range-address="'Notation scientifique'.N13:'Notation scientifique'.N13">
            <calcext:condition calcext:apply-style-name="VRAI" calcext:value="formula-is(IF([.M13]=&quot;VRAI&quot;))" calcext:base-cell-address="'Notation scientifique'.N13"/>
            <calcext:condition calcext:apply-style-name="FAUX" calcext:value="formula-is(IF([.M13]=&quot;FAUX&quot;))" calcext:base-cell-address="'Notation scientifique'.N13"/>
          </calcext:conditional-format>
          <calcext:conditional-format calcext:target-range-address="'Notation scientifique'.M4:'Notation scientifique'.M4">
            <calcext:condition calcext:apply-style-name="VRAI" calcext:value="formula-is(IF([.M4]=&quot;VRAI&quot;))" calcext:base-cell-address="'Notation scientifique'.M4"/>
            <calcext:condition calcext:apply-style-name="FAUX" calcext:value="formula-is(IF([.M4]=&quot;FAUX&quot;))" calcext:base-cell-address="'Notation scientifique'.M4"/>
          </calcext:conditional-format>
          <calcext:conditional-format calcext:target-range-address="'Notation scientifique'.M5:'Notation scientifique'.M5">
            <calcext:condition calcext:apply-style-name="VRAI" calcext:value="formula-is(IF([.M5]=&quot;VRAI&quot;))" calcext:base-cell-address="'Notation scientifique'.M5"/>
            <calcext:condition calcext:apply-style-name="FAUX" calcext:value="formula-is(IF([.M5]=&quot;FAUX&quot;))" calcext:base-cell-address="'Notation scientifique'.M5"/>
          </calcext:conditional-format>
          <calcext:conditional-format calcext:target-range-address="'Notation scientifique'.M6:'Notation scientifique'.M6">
            <calcext:condition calcext:apply-style-name="VRAI" calcext:value="formula-is(IF([.M6]=&quot;VRAI&quot;))" calcext:base-cell-address="'Notation scientifique'.M6"/>
            <calcext:condition calcext:apply-style-name="FAUX" calcext:value="formula-is(IF([.M6]=&quot;FAUX&quot;))" calcext:base-cell-address="'Notation scientifique'.M6"/>
          </calcext:conditional-format>
          <calcext:conditional-format calcext:target-range-address="'Notation scientifique'.M7:'Notation scientifique'.M7">
            <calcext:condition calcext:apply-style-name="VRAI" calcext:value="formula-is(IF([.M7]=&quot;VRAI&quot;))" calcext:base-cell-address="'Notation scientifique'.M7"/>
            <calcext:condition calcext:apply-style-name="FAUX" calcext:value="formula-is(IF([.M7]=&quot;FAUX&quot;))" calcext:base-cell-address="'Notation scientifique'.M7"/>
          </calcext:conditional-format>
          <calcext:conditional-format calcext:target-range-address="'Notation scientifique'.M8:'Notation scientifique'.M8">
            <calcext:condition calcext:apply-style-name="VRAI" calcext:value="formula-is(IF([.M8]=&quot;VRAI&quot;))" calcext:base-cell-address="'Notation scientifique'.M8"/>
            <calcext:condition calcext:apply-style-name="FAUX" calcext:value="formula-is(IF([.M8]=&quot;FAUX&quot;))" calcext:base-cell-address="'Notation scientifique'.M8"/>
          </calcext:conditional-format>
          <calcext:conditional-format calcext:target-range-address="'Notation scientifique'.M9:'Notation scientifique'.M9">
            <calcext:condition calcext:apply-style-name="VRAI" calcext:value="formula-is(IF([.M9]=&quot;VRAI&quot;))" calcext:base-cell-address="'Notation scientifique'.M9"/>
            <calcext:condition calcext:apply-style-name="FAUX" calcext:value="formula-is(IF([.M9]=&quot;FAUX&quot;))" calcext:base-cell-address="'Notation scientifique'.M9"/>
          </calcext:conditional-format>
          <calcext:conditional-format calcext:target-range-address="'Notation scientifique'.M10:'Notation scientifique'.M10">
            <calcext:condition calcext:apply-style-name="VRAI" calcext:value="formula-is(IF([.M10]=&quot;VRAI&quot;))" calcext:base-cell-address="'Notation scientifique'.M10"/>
            <calcext:condition calcext:apply-style-name="FAUX" calcext:value="formula-is(IF([.M10]=&quot;FAUX&quot;))" calcext:base-cell-address="'Notation scientifique'.M10"/>
          </calcext:conditional-format>
          <calcext:conditional-format calcext:target-range-address="'Notation scientifique'.M11:'Notation scientifique'.M11">
            <calcext:condition calcext:apply-style-name="VRAI" calcext:value="formula-is(IF([.M11]=&quot;VRAI&quot;))" calcext:base-cell-address="'Notation scientifique'.M11"/>
            <calcext:condition calcext:apply-style-name="FAUX" calcext:value="formula-is(IF([.M11]=&quot;FAUX&quot;))" calcext:base-cell-address="'Notation scientifique'.M11"/>
          </calcext:conditional-format>
          <calcext:conditional-format calcext:target-range-address="'Notation scientifique'.M12:'Notation scientifique'.M12">
            <calcext:condition calcext:apply-style-name="VRAI" calcext:value="formula-is(IF([.M12]=&quot;VRAI&quot;))" calcext:base-cell-address="'Notation scientifique'.M12"/>
            <calcext:condition calcext:apply-style-name="FAUX" calcext:value="formula-is(IF([.M12]=&quot;FAUX&quot;))" calcext:base-cell-address="'Notation scientifique'.M12"/>
          </calcext:conditional-format>
          <calcext:conditional-format calcext:target-range-address="'Notation scientifique'.M13:'Notation scientifique'.M13">
            <calcext:condition calcext:apply-style-name="VRAI" calcext:value="formula-is(IF([.M13]=&quot;VRAI&quot;))" calcext:base-cell-address="'Notation scientifique'.M13"/>
            <calcext:condition calcext:apply-style-name="FAUX" calcext:value="formula-is(IF([.M13]=&quot;FAUX&quot;))" calcext:base-cell-address="'Notation scientifique'.M13"/>
          </calcext:conditional-format>
        </calcext:conditional-formats>
      </table:table>
      <table:table table:name="Données" table:style-name="ta2" table:protected="true" table:protection-key="T2avaF+p0J9KKcSAeuG9K/1LhEQ=" table:protection-key-digest-algorithm="http://www.w3.org/2000/09/xmldsig#sha1" table:print="false">
        <loext:table-protection loext:select-unprotected-cells="true"/>
        <table:table-column table:style-name="co10" table:default-cell-style-name="ce43"/>
        <table:table-column table:style-name="co11" table:default-cell-style-name="ce43"/>
        <table:table-column table:style-name="co12" table:default-cell-style-name="ce43"/>
        <table:table-column table:style-name="co1" table:default-cell-style-name="ce43"/>
        <table:table-column table:style-name="co13" table:default-cell-style-name="ce43"/>
        <table:table-column table:style-name="co14" table:default-cell-style-name="ce43"/>
        <table:table-column table:style-name="co10" table:default-cell-style-name="ce43"/>
        <table:table-column table:style-name="co15" table:default-cell-style-name="ce43"/>
        <table:table-column table:style-name="co12" table:default-cell-style-name="ce43"/>
        <table:table-column table:style-name="co16" table:default-cell-style-name="ce43"/>
        <table:table-column table:style-name="co13" table:default-cell-style-name="ce43"/>
        <table:table-column table:style-name="co14" table:default-cell-style-name="ce43"/>
        <table:table-column table:style-name="co1" table:number-columns-repeated="1012" table:default-cell-style-name="ce43"/>
        <table:table-row table:style-name="ro5">
          <table:table-cell table:style-name="ce42" office:value-type="string" calcext:value-type="string" table:number-columns-spanned="12" table:number-rows-spanned="1">
            <text:p>KELLER Stéphane - Lycée agricole Louis Pasteur</text:p>
          </table:table-cell>
          <table:covered-table-cell table:number-columns-repeated="2" table:style-name="ce275"/>
          <table:covered-table-cell table:number-columns-repeated="4" table:style-name="ce119"/>
          <table:covered-table-cell table:number-columns-repeated="5" table:style-name="ce373"/>
          <table:table-cell table:style-name="ce373" table:number-columns-repeated="7"/>
          <table:table-cell table:style-name="ce66"/>
          <table:table-cell table:style-name="ce297" table:number-columns-repeated="16"/>
          <table:table-cell table:style-name="ce298" table:number-columns-repeated="988"/>
        </table:table-row>
        <table:table-row table:style-name="ro5">
          <table:table-cell/>
          <table:table-cell table:style-name="ce66"/>
          <table:table-cell table:style-name="ce103" table:number-columns-repeated="5"/>
          <table:table-cell table:number-columns-repeated="1017"/>
        </table:table-row>
        <table:table-row table:style-name="ro5">
          <table:table-cell table:style-name="ce46" office:value-type="string" calcext:value-type="string">
            <text:p>Rang</text:p>
          </table:table-cell>
          <table:table-cell table:style-name="ce67" office:value-type="string" calcext:value-type="string">
            <text:p>a</text:p>
          </table:table-cell>
          <table:table-cell table:style-name="ce46" office:value-type="string" calcext:value-type="string">
            <text:p>Exposant</text:p>
          </table:table-cell>
          <table:table-cell table:style-name="ce46" office:value-type="string" calcext:value-type="string">
            <text:p>Nombre</text:p>
          </table:table-cell>
          <table:table-cell table:style-name="ce46" office:value-type="string" calcext:value-type="string">
            <text:p>NS</text:p>
          </table:table-cell>
          <table:table-cell table:style-name="ce46" office:value-type="string" calcext:value-type="string">
            <text:p>Choix</text:p>
          </table:table-cell>
          <table:table-cell table:style-name="ce46" office:value-type="string" calcext:value-type="string">
            <text:p>Rang</text:p>
          </table:table-cell>
          <table:table-cell table:style-name="ce67" office:value-type="string" calcext:value-type="string">
            <text:p>a</text:p>
          </table:table-cell>
          <table:table-cell table:style-name="ce46" office:value-type="string" calcext:value-type="string">
            <text:p>Exposant</text:p>
          </table:table-cell>
          <table:table-cell table:style-name="ce46" office:value-type="string" calcext:value-type="string">
            <text:p>Nombre</text:p>
          </table:table-cell>
          <table:table-cell table:style-name="ce46" office:value-type="string" calcext:value-type="string">
            <text:p>NS</text:p>
          </table:table-cell>
          <table:table-cell table:style-name="ce46" office:value-type="string" calcext:value-type="string">
            <text:p>Choix</text:p>
          </table:table-cell>
          <table:table-cell table:number-columns-repeated="1012"/>
        </table:table-row>
        <table:table-row table:style-name="ro5">
          <table:table-cell table:style-name="ce48" office:value-type="float" office:value="0.932743614817415" calcext:value-type="float">
            <text:p>0,932743614817415</text:p>
          </table:table-cell>
          <table:table-cell table:style-name="ce93" office:value-type="float" office:value="11400" calcext:value-type="float">
            <text:p>11 400</text:p>
          </table:table-cell>
          <table:table-cell table:style-name="ce104" office:value-type="float" office:value="30" calcext:value-type="float">
            <text:p>30</text:p>
          </table:table-cell>
          <table:table-cell table:style-name="ce122" table:formula="of:=COM.MICROSOFT.CONCAT([.B4];&quot;ᴇ&quot;;IF([.C4]&lt;0;&quot;(&quot;;&quot;&quot;);[.C4];IF([.C4]&lt;0;&quot;)&quot;;&quot;&quot;))" office:value-type="string" office:string-value="11400ᴇ30" calcext:value-type="string">
            <text:p>11400ᴇ30</text:p>
          </table:table-cell>
          <table:table-cell table:style-name="ce152" table:formula="of:=[.B4]*10^[.C4]" office:value-type="float" office:value="1.14E+034" calcext:value-type="float">
            <text:p>1,14E+034</text:p>
          </table:table-cell>
          <table:table-cell table:style-name="ce174" table:formula="of:=RANK([.A4];[.$A$4:.$A$13];0)" office:value-type="float" office:value="1" calcext:value-type="float">
            <text:p>1</text:p>
          </table:table-cell>
          <table:table-cell table:style-name="ce218" office:value-type="float" office:value="0.794471696003291" calcext:value-type="float">
            <text:p>0,794471696003291</text:p>
          </table:table-cell>
          <table:table-cell table:style-name="ce236" office:value-type="float" office:value="0.000114" calcext:value-type="float">
            <text:p>0,000114</text:p>
          </table:table-cell>
          <table:table-cell table:style-name="ce238" office:value-type="float" office:value="-98" calcext:value-type="float">
            <text:p>-98</text:p>
          </table:table-cell>
          <table:table-cell table:style-name="ce257" table:formula="of:=COM.MICROSOFT.CONCAT([.H4];&quot;ᴇ&quot;;IF([.I4]&lt;0;&quot;(&quot;;&quot;&quot;);[.I4];IF([.I4]&lt;0;&quot;)&quot;;&quot;&quot;))" office:value-type="string" office:string-value="0,000114ᴇ(-98)" calcext:value-type="string">
            <text:p>0,000114ᴇ(-98)</text:p>
          </table:table-cell>
          <table:table-cell table:style-name="ce267" table:formula="of:=[.H4]*10^[.I4]" office:value-type="float" office:value="1.14E-102" calcext:value-type="float">
            <text:p>1,14E-102</text:p>
          </table:table-cell>
          <table:table-cell table:style-name="ce286" table:formula="of:=RANK([.G4];[.$G$4:.$G$13];0)" office:value-type="float" office:value="3" calcext:value-type="float">
            <text:p>3</text:p>
          </table:table-cell>
          <table:table-cell table:style-name="ce296"/>
          <table:table-cell table:number-columns-repeated="1011"/>
        </table:table-row>
        <table:table-row table:style-name="ro5">
          <table:table-cell table:style-name="ce49" office:value-type="float" office:value="0.125547500006283" calcext:value-type="float">
            <text:p>0,125547500006283</text:p>
          </table:table-cell>
          <table:table-cell table:style-name="ce94" office:value-type="float" office:value="10.17" calcext:value-type="float">
            <text:p>10</text:p>
          </table:table-cell>
          <table:table-cell table:style-name="ce105" office:value-type="float" office:value="21" calcext:value-type="float">
            <text:p>21</text:p>
          </table:table-cell>
          <table:table-cell table:style-name="ce124" table:formula="of:=COM.MICROSOFT.CONCAT([.B5];&quot;ᴇ&quot;;IF([.C5]&lt;0;&quot;(&quot;;&quot;&quot;);[.C5];IF([.C5]&lt;0;&quot;)&quot;;&quot;&quot;))" office:value-type="string" office:string-value="10,17ᴇ21" calcext:value-type="string">
            <text:p>10,17ᴇ21</text:p>
          </table:table-cell>
          <table:table-cell table:style-name="ce154" table:formula="of:=[.B5]*10^[.C5]" office:value-type="float" office:value="1.017E+022" calcext:value-type="float">
            <text:p>1,017E+022</text:p>
          </table:table-cell>
          <table:table-cell table:style-name="ce190" table:formula="of:=RANK([.A5];[.$A$4:.$A$13];0)" office:value-type="float" office:value="10" calcext:value-type="float">
            <text:p>10</text:p>
          </table:table-cell>
          <table:table-cell table:style-name="ce219" office:value-type="float" office:value="0.56869950467293" calcext:value-type="float">
            <text:p>0,56869950467293</text:p>
          </table:table-cell>
          <table:table-cell table:style-name="ce236" office:value-type="float" office:value="74.2" calcext:value-type="float">
            <text:p>74,2</text:p>
          </table:table-cell>
          <table:table-cell table:style-name="ce240" office:value-type="float" office:value="58" calcext:value-type="float">
            <text:p>58</text:p>
          </table:table-cell>
          <table:table-cell table:style-name="ce258" table:formula="of:=COM.MICROSOFT.CONCAT([.H5];&quot;ᴇ&quot;;IF([.I5]&lt;0;&quot;(&quot;;&quot;&quot;);[.I5];IF([.I5]&lt;0;&quot;)&quot;;&quot;&quot;))" office:value-type="string" office:string-value="74,2ᴇ58" calcext:value-type="string">
            <text:p>74,2ᴇ58</text:p>
          </table:table-cell>
          <table:table-cell table:style-name="ce272" table:formula="of:=[.H5]*10^[.I5]" office:value-type="float" office:value="7.42E+059" calcext:value-type="float">
            <text:p>7,42E+059</text:p>
          </table:table-cell>
          <table:table-cell table:style-name="ce287" table:formula="of:=RANK([.G5];[.$G$4:.$G$13];0)" office:value-type="float" office:value="6" calcext:value-type="float">
            <text:p>6</text:p>
          </table:table-cell>
          <table:table-cell table:number-columns-repeated="1012"/>
        </table:table-row>
        <table:table-row table:style-name="ro5">
          <table:table-cell table:style-name="ce50" office:value-type="float" office:value="0.863984143403425" calcext:value-type="float">
            <text:p>0,863984143403425</text:p>
          </table:table-cell>
          <table:table-cell table:style-name="ce95" office:value-type="float" office:value="14.63" calcext:value-type="float">
            <text:p>15</text:p>
          </table:table-cell>
          <table:table-cell table:style-name="ce106" office:value-type="float" office:value="-13" calcext:value-type="float">
            <text:p>-13</text:p>
          </table:table-cell>
          <table:table-cell table:style-name="ce128" table:formula="of:=COM.MICROSOFT.CONCAT([.B6];&quot;ᴇ&quot;;IF([.C6]&lt;0;&quot;(&quot;;&quot;&quot;);[.C6];IF([.C6]&lt;0;&quot;)&quot;;&quot;&quot;))" office:value-type="string" office:string-value="14,63ᴇ(-13)" calcext:value-type="string">
            <text:p>14,63ᴇ(-13)</text:p>
          </table:table-cell>
          <table:table-cell table:style-name="ce156" table:formula="of:=[.B6]*10^[.C6]" office:value-type="float" office:value="0.000000000001463" calcext:value-type="float">
            <text:p>1,463E-12</text:p>
          </table:table-cell>
          <table:table-cell table:style-name="ce191" table:formula="of:=RANK([.A6];[.$A$4:.$A$13];0)" office:value-type="float" office:value="3" calcext:value-type="float">
            <text:p>3</text:p>
          </table:table-cell>
          <table:table-cell table:style-name="ce220" office:value-type="float" office:value="0.375997665792234" calcext:value-type="float">
            <text:p>0,375997665792234</text:p>
          </table:table-cell>
          <table:table-cell table:style-name="ce236" office:value-type="float" office:value="0.0185" calcext:value-type="float">
            <text:p>0,0185</text:p>
          </table:table-cell>
          <table:table-cell table:style-name="ce241" office:value-type="float" office:value="25" calcext:value-type="float">
            <text:p>25</text:p>
          </table:table-cell>
          <table:table-cell table:style-name="ce259" table:formula="of:=COM.MICROSOFT.CONCAT([.H6];&quot;ᴇ&quot;;IF([.I6]&lt;0;&quot;(&quot;;&quot;&quot;);[.I6];IF([.I6]&lt;0;&quot;)&quot;;&quot;&quot;))" office:value-type="string" office:string-value="0,0185ᴇ25" calcext:value-type="string">
            <text:p>0,0185ᴇ25</text:p>
          </table:table-cell>
          <table:table-cell table:style-name="ce273" table:formula="of:=[.H6]*10^[.I6]" office:value-type="float" office:value="1.85E+023" calcext:value-type="float">
            <text:p>1,85E+023</text:p>
          </table:table-cell>
          <table:table-cell table:style-name="ce288" table:formula="of:=RANK([.G6];[.$G$4:.$G$13];0)" office:value-type="float" office:value="9" calcext:value-type="float">
            <text:p>9</text:p>
          </table:table-cell>
          <table:table-cell table:number-columns-repeated="1012"/>
        </table:table-row>
        <table:table-row table:style-name="ro5">
          <table:table-cell table:style-name="ce53" office:value-type="float" office:value="0.919321149762477" calcext:value-type="float">
            <text:p>0,919321149762477</text:p>
          </table:table-cell>
          <table:table-cell table:style-name="ce96" office:value-type="float" office:value="34.35" calcext:value-type="float">
            <text:p>34</text:p>
          </table:table-cell>
          <table:table-cell table:style-name="ce107" office:value-type="float" office:value="1" calcext:value-type="float">
            <text:p>1</text:p>
          </table:table-cell>
          <table:table-cell table:style-name="ce129" table:formula="of:=COM.MICROSOFT.CONCAT([.B7];&quot;ᴇ&quot;;IF([.C7]&lt;0;&quot;(&quot;;&quot;&quot;);[.C7];IF([.C7]&lt;0;&quot;)&quot;;&quot;&quot;))" office:value-type="string" office:string-value="34,35ᴇ1" calcext:value-type="string">
            <text:p>34,35ᴇ1</text:p>
          </table:table-cell>
          <table:table-cell table:style-name="ce157" table:formula="of:=[.B7]*10^[.C7]" office:value-type="float" office:value="343.5" calcext:value-type="float">
            <text:p>343,5</text:p>
          </table:table-cell>
          <table:table-cell table:style-name="ce194" table:formula="of:=RANK([.A7];[.$A$4:.$A$13];0)" office:value-type="float" office:value="2" calcext:value-type="float">
            <text:p>2</text:p>
          </table:table-cell>
          <table:table-cell table:style-name="ce222" office:value-type="float" office:value="0.903446974156016" calcext:value-type="float">
            <text:p>0,903446974156016</text:p>
          </table:table-cell>
          <table:table-cell table:style-name="ce236" office:value-type="float" office:value="0.000099" calcext:value-type="float">
            <text:p>0,000099</text:p>
          </table:table-cell>
          <table:table-cell table:style-name="ce245" office:value-type="float" office:value="53" calcext:value-type="float">
            <text:p>53</text:p>
          </table:table-cell>
          <table:table-cell table:style-name="ce260" table:formula="of:=COM.MICROSOFT.CONCAT([.H7];&quot;ᴇ&quot;;IF([.I7]&lt;0;&quot;(&quot;;&quot;&quot;);[.I7];IF([.I7]&lt;0;&quot;)&quot;;&quot;&quot;))" office:value-type="string" office:string-value="0,000099ᴇ53" calcext:value-type="string">
            <text:p>0,000099ᴇ53</text:p>
          </table:table-cell>
          <table:table-cell table:style-name="ce274" table:formula="of:=[.H7]*10^[.I7]" office:value-type="float" office:value="9.9E+048" calcext:value-type="float">
            <text:p>9,9E+048</text:p>
          </table:table-cell>
          <table:table-cell table:style-name="ce289" table:formula="of:=RANK([.G7];[.$G$4:.$G$13];0)" office:value-type="float" office:value="1" calcext:value-type="float">
            <text:p>1</text:p>
          </table:table-cell>
          <table:table-cell table:number-columns-repeated="1012"/>
        </table:table-row>
        <table:table-row table:style-name="ro5">
          <table:table-cell table:style-name="ce57" office:value-type="float" office:value="0.70934110752632" calcext:value-type="float">
            <text:p>0,70934110752632</text:p>
          </table:table-cell>
          <table:table-cell table:style-name="ce97" office:value-type="float" office:value="333" calcext:value-type="float">
            <text:p>333</text:p>
          </table:table-cell>
          <table:table-cell table:style-name="ce108" office:value-type="float" office:value="52" calcext:value-type="float">
            <text:p>52</text:p>
          </table:table-cell>
          <table:table-cell table:style-name="ce130" table:formula="of:=COM.MICROSOFT.CONCAT([.B8];&quot;ᴇ&quot;;IF([.C8]&lt;0;&quot;(&quot;;&quot;&quot;);[.C8];IF([.C8]&lt;0;&quot;)&quot;;&quot;&quot;))" office:value-type="string" office:string-value="333ᴇ52" calcext:value-type="string">
            <text:p>333ᴇ52</text:p>
          </table:table-cell>
          <table:table-cell table:style-name="ce158" table:formula="of:=[.B8]*10^[.C8]" office:value-type="float" office:value="3.33E+054" calcext:value-type="float">
            <text:p>3,33E+054</text:p>
          </table:table-cell>
          <table:table-cell table:style-name="ce197" table:formula="of:=RANK([.A8];[.$A$4:.$A$13];0)" office:value-type="float" office:value="5" calcext:value-type="float">
            <text:p>5</text:p>
          </table:table-cell>
          <table:table-cell table:style-name="ce223" office:value-type="float" office:value="0.482796553632395" calcext:value-type="float">
            <text:p>0,482796553632395</text:p>
          </table:table-cell>
          <table:table-cell table:style-name="ce236" office:value-type="float" office:value="0.657" calcext:value-type="float">
            <text:p>0,657</text:p>
          </table:table-cell>
          <table:table-cell table:style-name="ce246" office:value-type="float" office:value="-59" calcext:value-type="float">
            <text:p>-59</text:p>
          </table:table-cell>
          <table:table-cell table:style-name="ce261" table:formula="of:=COM.MICROSOFT.CONCAT([.H8];&quot;ᴇ&quot;;IF([.I8]&lt;0;&quot;(&quot;;&quot;&quot;);[.I8];IF([.I8]&lt;0;&quot;)&quot;;&quot;&quot;))" office:value-type="string" office:string-value="0,657ᴇ(-59)" calcext:value-type="string">
            <text:p>0,657ᴇ(-59)</text:p>
          </table:table-cell>
          <table:table-cell table:style-name="ce276" table:formula="of:=[.H8]*10^[.I8]" office:value-type="float" office:value="6.57E-060" calcext:value-type="float">
            <text:p>6,57E-60</text:p>
          </table:table-cell>
          <table:table-cell table:style-name="ce290" table:formula="of:=RANK([.G8];[.$G$4:.$G$13];0)" office:value-type="float" office:value="8" calcext:value-type="float">
            <text:p>8</text:p>
          </table:table-cell>
          <table:table-cell table:number-columns-repeated="1012"/>
        </table:table-row>
        <table:table-row table:style-name="ro5">
          <table:table-cell table:style-name="ce58" office:value-type="float" office:value="0.477461790731973" calcext:value-type="float">
            <text:p>0,477461790731973</text:p>
          </table:table-cell>
          <table:table-cell table:style-name="ce98" office:value-type="float" office:value="86.12" calcext:value-type="float">
            <text:p>86</text:p>
          </table:table-cell>
          <table:table-cell table:style-name="ce109" office:value-type="float" office:value="1" calcext:value-type="float">
            <text:p>1</text:p>
          </table:table-cell>
          <table:table-cell table:style-name="ce132" table:formula="of:=COM.MICROSOFT.CONCAT([.B9];&quot;ᴇ&quot;;IF([.C9]&lt;0;&quot;(&quot;;&quot;&quot;);[.C9];IF([.C9]&lt;0;&quot;)&quot;;&quot;&quot;))" office:value-type="string" office:string-value="86,12ᴇ1" calcext:value-type="string">
            <text:p>86,12ᴇ1</text:p>
          </table:table-cell>
          <table:table-cell table:style-name="ce159" table:formula="of:=[.B9]*10^[.C9]" office:value-type="float" office:value="861.2" calcext:value-type="float">
            <text:p>861,2</text:p>
          </table:table-cell>
          <table:table-cell table:style-name="ce198" table:formula="of:=RANK([.A9];[.$A$4:.$A$13];0)" office:value-type="float" office:value="9" calcext:value-type="float">
            <text:p>9</text:p>
          </table:table-cell>
          <table:table-cell table:style-name="ce224" office:value-type="float" office:value="0.866239413112385" calcext:value-type="float">
            <text:p>0,866239413112385</text:p>
          </table:table-cell>
          <table:table-cell table:style-name="ce236" office:value-type="float" office:value="1.81" calcext:value-type="float">
            <text:p>1,81</text:p>
          </table:table-cell>
          <table:table-cell table:style-name="ce247" office:value-type="float" office:value="92" calcext:value-type="float">
            <text:p>92</text:p>
          </table:table-cell>
          <table:table-cell table:style-name="ce262" table:formula="of:=COM.MICROSOFT.CONCAT([.H9];&quot;ᴇ&quot;;IF([.I9]&lt;0;&quot;(&quot;;&quot;&quot;);[.I9];IF([.I9]&lt;0;&quot;)&quot;;&quot;&quot;))" office:value-type="string" office:string-value="1,81ᴇ92" calcext:value-type="string">
            <text:p>1,81ᴇ92</text:p>
          </table:table-cell>
          <table:table-cell table:style-name="ce281" table:formula="of:=[.H9]*10^[.I9]" office:value-type="float" office:value="1.81E+092" calcext:value-type="float">
            <text:p>1,81E+092</text:p>
          </table:table-cell>
          <table:table-cell table:style-name="ce291" table:formula="of:=RANK([.G9];[.$G$4:.$G$13];0)" office:value-type="float" office:value="2" calcext:value-type="float">
            <text:p>2</text:p>
          </table:table-cell>
          <table:table-cell table:number-columns-repeated="1012"/>
        </table:table-row>
        <table:table-row table:style-name="ro5">
          <table:table-cell table:style-name="ce59" office:value-type="float" office:value="0.521180699530652" calcext:value-type="float">
            <text:p>0,521180699530652</text:p>
          </table:table-cell>
          <table:table-cell table:style-name="ce99" office:value-type="float" office:value="25.64" calcext:value-type="float">
            <text:p>26</text:p>
          </table:table-cell>
          <table:table-cell table:style-name="ce110" office:value-type="float" office:value="88" calcext:value-type="float">
            <text:p>88</text:p>
          </table:table-cell>
          <table:table-cell table:style-name="ce133" table:formula="of:=COM.MICROSOFT.CONCAT([.B10];&quot;ᴇ&quot;;IF([.C10]&lt;0;&quot;(&quot;;&quot;&quot;);[.C10];IF([.C10]&lt;0;&quot;)&quot;;&quot;&quot;))" office:value-type="string" office:string-value="25,64ᴇ88" calcext:value-type="string">
            <text:p>25,64ᴇ88</text:p>
          </table:table-cell>
          <table:table-cell table:style-name="ce160" table:formula="of:=[.B10]*10^[.C10]" office:value-type="float" office:value="2.564E+089" calcext:value-type="float">
            <text:p>2,564E+089</text:p>
          </table:table-cell>
          <table:table-cell table:style-name="ce208" table:formula="of:=RANK([.A10];[.$A$4:.$A$13];0)" office:value-type="float" office:value="8" calcext:value-type="float">
            <text:p>8</text:p>
          </table:table-cell>
          <table:table-cell table:style-name="ce225" office:value-type="float" office:value="0.725752089268236" calcext:value-type="float">
            <text:p>0,725752089268236</text:p>
          </table:table-cell>
          <table:table-cell table:style-name="ce236" office:value-type="float" office:value="4.71" calcext:value-type="float">
            <text:p>4,71</text:p>
          </table:table-cell>
          <table:table-cell table:style-name="ce248" office:value-type="float" office:value="1" calcext:value-type="float">
            <text:p>1</text:p>
          </table:table-cell>
          <table:table-cell table:style-name="ce263" table:formula="of:=COM.MICROSOFT.CONCAT([.H10];&quot;ᴇ&quot;;IF([.I10]&lt;0;&quot;(&quot;;&quot;&quot;);[.I10];IF([.I10]&lt;0;&quot;)&quot;;&quot;&quot;))" office:value-type="string" office:string-value="4,71ᴇ1" calcext:value-type="string">
            <text:p>4,71ᴇ1</text:p>
          </table:table-cell>
          <table:table-cell table:style-name="ce282" table:formula="of:=[.H10]*10^[.I10]" office:value-type="float" office:value="47.1" calcext:value-type="float">
            <text:p>47,1</text:p>
          </table:table-cell>
          <table:table-cell table:style-name="ce292" table:formula="of:=RANK([.G10];[.$G$4:.$G$13];0)" office:value-type="float" office:value="4" calcext:value-type="float">
            <text:p>4</text:p>
          </table:table-cell>
          <table:table-cell table:number-columns-repeated="1012"/>
        </table:table-row>
        <table:table-row table:style-name="ro5">
          <table:table-cell table:style-name="ce60" office:value-type="float" office:value="0.645031433566554" calcext:value-type="float">
            <text:p>0,645031433566554</text:p>
          </table:table-cell>
          <table:table-cell table:style-name="ce100" office:value-type="float" office:value="1.27" calcext:value-type="float">
            <text:p>1</text:p>
          </table:table-cell>
          <table:table-cell table:style-name="ce111" office:value-type="float" office:value="98" calcext:value-type="float">
            <text:p>98</text:p>
          </table:table-cell>
          <table:table-cell table:style-name="ce134" table:formula="of:=COM.MICROSOFT.CONCAT([.B11];&quot;ᴇ&quot;;IF([.C11]&lt;0;&quot;(&quot;;&quot;&quot;);[.C11];IF([.C11]&lt;0;&quot;)&quot;;&quot;&quot;))" office:value-type="string" office:string-value="1,27ᴇ98" calcext:value-type="string">
            <text:p>1,27ᴇ98</text:p>
          </table:table-cell>
          <table:table-cell table:style-name="ce161" table:formula="of:=[.B11]*10^[.C11]" office:value-type="float" office:value="1.27E+098" calcext:value-type="float">
            <text:p>1,27E+098</text:p>
          </table:table-cell>
          <table:table-cell table:style-name="ce214" table:formula="of:=RANK([.A11];[.$A$4:.$A$13];0)" office:value-type="float" office:value="6" calcext:value-type="float">
            <text:p>6</text:p>
          </table:table-cell>
          <table:table-cell table:style-name="ce226" office:value-type="float" office:value="0.36778000689734" calcext:value-type="float">
            <text:p>0,36778000689734</text:p>
          </table:table-cell>
          <table:table-cell table:style-name="ce236" office:value-type="float" office:value="0.00913" calcext:value-type="float">
            <text:p>0,00913</text:p>
          </table:table-cell>
          <table:table-cell table:style-name="ce253" office:value-type="float" office:value="-2" calcext:value-type="float">
            <text:p>-2</text:p>
          </table:table-cell>
          <table:table-cell table:style-name="ce264" table:formula="of:=COM.MICROSOFT.CONCAT([.H11];&quot;ᴇ&quot;;IF([.I11]&lt;0;&quot;(&quot;;&quot;&quot;);[.I11];IF([.I11]&lt;0;&quot;)&quot;;&quot;&quot;))" office:value-type="string" office:string-value="0,00913ᴇ(-2)" calcext:value-type="string">
            <text:p>0,00913ᴇ(-2)</text:p>
          </table:table-cell>
          <table:table-cell table:style-name="ce283" table:formula="of:=[.H11]*10^[.I11]" office:value-type="float" office:value="0.0000913" calcext:value-type="float">
            <text:p>9,13E-05</text:p>
          </table:table-cell>
          <table:table-cell table:style-name="ce293" table:formula="of:=RANK([.G11];[.$G$4:.$G$13];0)" office:value-type="float" office:value="10" calcext:value-type="float">
            <text:p>10</text:p>
          </table:table-cell>
          <table:table-cell table:number-columns-repeated="1012"/>
        </table:table-row>
        <table:table-row table:style-name="ro5">
          <table:table-cell table:style-name="ce61" office:value-type="float" office:value="0.621802641140632" calcext:value-type="float">
            <text:p>0,621802641140632</text:p>
          </table:table-cell>
          <table:table-cell table:style-name="ce101" office:value-type="float" office:value="79.8" calcext:value-type="float">
            <text:p>80</text:p>
          </table:table-cell>
          <table:table-cell table:style-name="ce112" office:value-type="float" office:value="-26" calcext:value-type="float">
            <text:p>-26</text:p>
          </table:table-cell>
          <table:table-cell table:style-name="ce148" table:formula="of:=COM.MICROSOFT.CONCAT([.B12];&quot;ᴇ&quot;;IF([.C12]&lt;0;&quot;(&quot;;&quot;&quot;);[.C12];IF([.C12]&lt;0;&quot;)&quot;;&quot;&quot;))" office:value-type="string" office:string-value="79,8ᴇ(-26)" calcext:value-type="string">
            <text:p>79,8ᴇ(-26)</text:p>
          </table:table-cell>
          <table:table-cell table:style-name="ce165" table:formula="of:=[.B12]*10^[.C12]" office:value-type="float" office:value="7.98E-025" calcext:value-type="float">
            <text:p>7,98E-25</text:p>
          </table:table-cell>
          <table:table-cell table:style-name="ce216" table:formula="of:=RANK([.A12];[.$A$4:.$A$13];0)" office:value-type="float" office:value="7" calcext:value-type="float">
            <text:p>7</text:p>
          </table:table-cell>
          <table:table-cell table:style-name="ce227" office:value-type="float" office:value="0.586000720422796" calcext:value-type="float">
            <text:p>0,586000720422796</text:p>
          </table:table-cell>
          <table:table-cell table:style-name="ce236" office:value-type="float" office:value="94.8" calcext:value-type="float">
            <text:p>94,8</text:p>
          </table:table-cell>
          <table:table-cell table:style-name="ce254" office:value-type="float" office:value="63" calcext:value-type="float">
            <text:p>63</text:p>
          </table:table-cell>
          <table:table-cell table:style-name="ce265" table:formula="of:=COM.MICROSOFT.CONCAT([.H12];&quot;ᴇ&quot;;IF([.I12]&lt;0;&quot;(&quot;;&quot;&quot;);[.I12];IF([.I12]&lt;0;&quot;)&quot;;&quot;&quot;))" office:value-type="string" office:string-value="94,8ᴇ63" calcext:value-type="string">
            <text:p>94,8ᴇ63</text:p>
          </table:table-cell>
          <table:table-cell table:style-name="ce284" table:formula="of:=[.H12]*10^[.I12]" office:value-type="float" office:value="9.48E+064" calcext:value-type="float">
            <text:p>9,48E+064</text:p>
          </table:table-cell>
          <table:table-cell table:style-name="ce294" table:formula="of:=RANK([.G12];[.$G$4:.$G$13];0)" office:value-type="float" office:value="5" calcext:value-type="float">
            <text:p>5</text:p>
          </table:table-cell>
          <table:table-cell table:number-columns-repeated="1012"/>
        </table:table-row>
        <table:table-row table:style-name="ro5">
          <table:table-cell table:style-name="ce64" office:value-type="float" office:value="0.716290546065079" calcext:value-type="float">
            <text:p>0,716290546065079</text:p>
          </table:table-cell>
          <table:table-cell table:style-name="ce102" office:value-type="float" office:value="9390" calcext:value-type="float">
            <text:p>9 390</text:p>
          </table:table-cell>
          <table:table-cell table:style-name="ce113" office:value-type="float" office:value="-72" calcext:value-type="float">
            <text:p>-72</text:p>
          </table:table-cell>
          <table:table-cell table:style-name="ce151" table:formula="of:=COM.MICROSOFT.CONCAT([.B13];&quot;ᴇ&quot;;IF([.C13]&lt;0;&quot;(&quot;;&quot;&quot;);[.C13];IF([.C13]&lt;0;&quot;)&quot;;&quot;&quot;))" office:value-type="string" office:string-value="9390ᴇ(-72)" calcext:value-type="string">
            <text:p>9390ᴇ(-72)</text:p>
          </table:table-cell>
          <table:table-cell table:style-name="ce166" table:formula="of:=[.B13]*10^[.C13]" office:value-type="float" office:value="9.39E-069" calcext:value-type="float">
            <text:p>9,39E-69</text:p>
          </table:table-cell>
          <table:table-cell table:style-name="ce217" table:formula="of:=RANK([.A13];[.$A$4:.$A$13];0)" office:value-type="float" office:value="4" calcext:value-type="float">
            <text:p>4</text:p>
          </table:table-cell>
          <table:table-cell table:style-name="ce233" office:value-type="float" office:value="0.555912466361165" calcext:value-type="float">
            <text:p>0,555912466361165</text:p>
          </table:table-cell>
          <table:table-cell table:style-name="ce236" office:value-type="float" office:value="94.3" calcext:value-type="float">
            <text:p>94,3</text:p>
          </table:table-cell>
          <table:table-cell table:style-name="ce256" office:value-type="float" office:value="-54" calcext:value-type="float">
            <text:p>-54</text:p>
          </table:table-cell>
          <table:table-cell table:style-name="ce266" table:formula="of:=COM.MICROSOFT.CONCAT([.H13];&quot;ᴇ&quot;;IF([.I13]&lt;0;&quot;(&quot;;&quot;&quot;);[.I13];IF([.I13]&lt;0;&quot;)&quot;;&quot;&quot;))" office:value-type="string" office:string-value="94,3ᴇ(-54)" calcext:value-type="string">
            <text:p>94,3ᴇ(-54)</text:p>
          </table:table-cell>
          <table:table-cell table:style-name="ce285" table:formula="of:=[.H13]*10^[.I13]" office:value-type="float" office:value="9.43E-053" calcext:value-type="float">
            <text:p>9,43E-53</text:p>
          </table:table-cell>
          <table:table-cell table:style-name="ce295" table:formula="of:=RANK([.G13];[.$G$4:.$G$13];0)" office:value-type="float" office:value="7" calcext:value-type="float">
            <text:p>7</text:p>
          </table:table-cell>
          <table:table-cell table:number-columns-repeated="1012"/>
        </table:table-row>
        <table:table-row table:style-name="ro5">
          <table:table-cell table:number-columns-repeated="1024"/>
        </table:table-row>
        <table:table-row table:style-name="ro5">
          <table:table-cell/>
          <table:table-cell table:style-name="ce307"/>
          <table:table-cell table:style-name="ce319"/>
          <table:table-cell table:style-name="ce337"/>
          <table:table-cell table:number-columns-repeated="2"/>
          <table:table-cell table:style-name="ce369"/>
          <table:table-cell table:number-columns-repeated="5"/>
          <table:table-cell table:formula="of:=sk(&quot;Tot&quot;)" office:value-type="string" office:string-value="" calcext:value-type="error">
            <text:p>#NOM ?</text:p>
          </table:table-cell>
          <table:table-cell table:number-columns-repeated="1011"/>
        </table:table-row>
        <table:table-row table:style-name="ro5">
          <table:table-cell/>
          <table:table-cell table:style-name="ce307"/>
          <table:table-cell table:style-name="ce114"/>
          <table:table-cell table:style-name="ce337"/>
          <table:table-cell table:number-columns-repeated="2"/>
          <table:table-cell table:style-name="ce369"/>
          <table:table-cell table:number-columns-repeated="1017"/>
        </table:table-row>
        <table:table-row table:style-name="ro5">
          <table:table-cell/>
          <table:table-cell table:style-name="ce307"/>
          <table:table-cell table:style-name="ce114"/>
          <table:table-cell table:style-name="ce337"/>
          <table:table-cell table:number-columns-repeated="2"/>
          <table:table-cell table:style-name="ce369"/>
          <table:table-cell table:number-columns-repeated="5"/>
          <table:table-cell table:formula="of:=sk(&quot;To&quot;)" office:value-type="string" office:string-value="" calcext:value-type="error">
            <text:p>#NOM ?</text:p>
          </table:table-cell>
          <table:table-cell table:number-columns-repeated="1011"/>
        </table:table-row>
        <table:table-row table:style-name="ro5" table:number-rows-repeated="7">
          <table:table-cell/>
          <table:table-cell table:style-name="ce307"/>
          <table:table-cell table:style-name="ce114"/>
          <table:table-cell table:style-name="ce337"/>
          <table:table-cell table:number-columns-repeated="2"/>
          <table:table-cell table:style-name="ce369"/>
          <table:table-cell table:number-columns-repeated="1017"/>
        </table:table-row>
        <table:table-row table:style-name="ro5" table:number-rows-repeated="2">
          <table:table-cell/>
          <table:table-cell table:style-name="ce307"/>
          <table:table-cell table:number-columns-repeated="1022"/>
        </table:table-row>
        <table:table-row table:style-name="ro5">
          <table:table-cell table:number-columns-repeated="3"/>
          <table:table-cell table:style-name="ce332"/>
          <table:table-cell table:number-columns-repeated="1020"/>
        </table:table-row>
        <table:table-row table:style-name="ro5" table:number-rows-repeated="1048548">
          <table:table-cell table:number-columns-repeated="1024"/>
        </table:table-row>
        <table:table-row table:style-name="ro5">
          <table:table-cell table:number-columns-repeated="1024"/>
        </table:table-row>
        <calcext:conditional-formats>
          <calcext:conditional-format calcext:target-range-address="Données.A4:Données.A4">
            <calcext:condition calcext:apply-style-name="Arrière plan 1" calcext:value="formula-is(IF(MOD(ROW([.A3]);2)=0;1;0))" calcext:base-cell-address="Données.A4"/>
            <calcext:condition calcext:apply-style-name="Arrière plan 2" calcext:value="formula-is(IF(MOD(ROW([.A3]);1)=0;1;0))" calcext:base-cell-address="Données.A4"/>
            <calcext:condition calcext:apply-style-name="Arrière plan 1" calcext:value="=0" calcext:base-cell-address="Données.A4"/>
          </calcext:conditional-format>
          <calcext:conditional-format calcext:target-range-address="Données.B4:Données.B4">
            <calcext:condition calcext:apply-style-name="Arrière plan 1" calcext:value="formula-is(IF(MOD(ROW([.B3]);2)=0;1;0))" calcext:base-cell-address="Données.B4"/>
            <calcext:condition calcext:apply-style-name="Arrière plan 2" calcext:value="formula-is(IF(MOD(ROW([.B3]);1)=0;1;0))" calcext:base-cell-address="Données.B4"/>
            <calcext:condition calcext:apply-style-name="Arrière plan 1" calcext:value="=0" calcext:base-cell-address="Données.B4"/>
          </calcext:conditional-format>
          <calcext:conditional-format calcext:target-range-address="Données.C4:Données.C4">
            <calcext:condition calcext:apply-style-name="Arrière plan 1" calcext:value="formula-is(IF(MOD(ROW([.C3]);2)=0;1;0))" calcext:base-cell-address="Données.C4"/>
            <calcext:condition calcext:apply-style-name="Arrière plan 2" calcext:value="formula-is(IF(MOD(ROW([.C3]);1)=0;1;0))" calcext:base-cell-address="Données.C4"/>
            <calcext:condition calcext:apply-style-name="Arrière plan 1" calcext:value="=0" calcext:base-cell-address="Données.C4"/>
          </calcext:conditional-format>
          <calcext:conditional-format calcext:target-range-address="Données.D4:Données.D4">
            <calcext:condition calcext:apply-style-name="Arrière plan 1" calcext:value="formula-is(IF(MOD(ROW([.D3]);2)=0;1;0))" calcext:base-cell-address="Données.D4"/>
            <calcext:condition calcext:apply-style-name="Arrière plan 2" calcext:value="formula-is(IF(MOD(ROW([.D3]);1)=0;1;0))" calcext:base-cell-address="Données.D4"/>
            <calcext:condition calcext:apply-style-name="Arrière plan 1" calcext:value="=0" calcext:base-cell-address="Données.D4"/>
          </calcext:conditional-format>
          <calcext:conditional-format calcext:target-range-address="Données.E4:Données.E4">
            <calcext:condition calcext:apply-style-name="Arrière plan 1" calcext:value="formula-is(IF(MOD(ROW([.E3]);2)=0;1;0))" calcext:base-cell-address="Données.E4"/>
            <calcext:condition calcext:apply-style-name="Arrière plan 2" calcext:value="formula-is(IF(MOD(ROW([.E3]);1)=0;1;0))" calcext:base-cell-address="Données.E4"/>
            <calcext:condition calcext:apply-style-name="Arrière plan 1" calcext:value="=0" calcext:base-cell-address="Données.E4"/>
          </calcext:conditional-format>
          <calcext:conditional-format calcext:target-range-address="Données.F4:Données.F4">
            <calcext:condition calcext:apply-style-name="Arrière plan 1" calcext:value="formula-is(IF(MOD(ROW([.F3]);2)=0;1;0))" calcext:base-cell-address="Données.F4"/>
            <calcext:condition calcext:apply-style-name="Arrière plan 2" calcext:value="formula-is(IF(MOD(ROW([.F3]);1)=0;1;0))" calcext:base-cell-address="Données.F4"/>
            <calcext:condition calcext:apply-style-name="Arrière plan 1" calcext:value="=0" calcext:base-cell-address="Données.F4"/>
          </calcext:conditional-format>
          <calcext:conditional-format calcext:target-range-address="Données.G4:Données.G4">
            <calcext:condition calcext:apply-style-name="Arrière plan 1" calcext:value="formula-is(IF(MOD(ROW([.G3]);2)=0;1;0))" calcext:base-cell-address="Données.G4"/>
            <calcext:condition calcext:apply-style-name="Arrière plan 2" calcext:value="formula-is(IF(MOD(ROW([.G3]);1)=0;1;0))" calcext:base-cell-address="Données.G4"/>
            <calcext:condition calcext:apply-style-name="Arrière plan 1" calcext:value="=0" calcext:base-cell-address="Données.G4"/>
          </calcext:conditional-format>
          <calcext:conditional-format calcext:target-range-address="Données.I4:Données.I4">
            <calcext:condition calcext:apply-style-name="Arrière plan 1" calcext:value="formula-is(IF(MOD(ROW([.I3]);2)=0;1;0))" calcext:base-cell-address="Données.I4"/>
            <calcext:condition calcext:apply-style-name="Arrière plan 2" calcext:value="formula-is(IF(MOD(ROW([.I3]);1)=0;1;0))" calcext:base-cell-address="Données.I4"/>
            <calcext:condition calcext:apply-style-name="Arrière plan 1" calcext:value="=0" calcext:base-cell-address="Données.I4"/>
          </calcext:conditional-format>
          <calcext:conditional-format calcext:target-range-address="Données.J4:Données.J4">
            <calcext:condition calcext:apply-style-name="Arrière plan 1" calcext:value="formula-is(IF(MOD(ROW([.J3]);2)=0;1;0))" calcext:base-cell-address="Données.J4"/>
            <calcext:condition calcext:apply-style-name="Arrière plan 2" calcext:value="formula-is(IF(MOD(ROW([.J3]);1)=0;1;0))" calcext:base-cell-address="Données.J4"/>
            <calcext:condition calcext:apply-style-name="Arrière plan 1" calcext:value="=0" calcext:base-cell-address="Données.J4"/>
          </calcext:conditional-format>
          <calcext:conditional-format calcext:target-range-address="Données.K4:Données.K4">
            <calcext:condition calcext:apply-style-name="Arrière plan 1" calcext:value="formula-is(IF(MOD(ROW([.K3]);2)=0;1;0))" calcext:base-cell-address="Données.K4"/>
            <calcext:condition calcext:apply-style-name="Arrière plan 2" calcext:value="formula-is(IF(MOD(ROW([.K3]);1)=0;1;0))" calcext:base-cell-address="Données.K4"/>
            <calcext:condition calcext:apply-style-name="Arrière plan 1" calcext:value="=0" calcext:base-cell-address="Données.K4"/>
          </calcext:conditional-format>
          <calcext:conditional-format calcext:target-range-address="Données.L4:Données.L4">
            <calcext:condition calcext:apply-style-name="Arrière plan 1" calcext:value="formula-is(IF(MOD(ROW([.L3]);2)=0;1;0))" calcext:base-cell-address="Données.L4"/>
            <calcext:condition calcext:apply-style-name="Arrière plan 2" calcext:value="formula-is(IF(MOD(ROW([.L3]);1)=0;1;0))" calcext:base-cell-address="Données.L4"/>
            <calcext:condition calcext:apply-style-name="Arrière plan 1" calcext:value="=0" calcext:base-cell-address="Données.L4"/>
          </calcext:conditional-format>
          <calcext:conditional-format calcext:target-range-address="Données.A5:Données.A5">
            <calcext:condition calcext:apply-style-name="Arrière plan 1" calcext:value="formula-is(IF(MOD(ROW([.A4]);2)=0;1;0))" calcext:base-cell-address="Données.A5"/>
            <calcext:condition calcext:apply-style-name="Arrière plan 2" calcext:value="formula-is(IF(MOD(ROW([.A4]);1)=0;1;0))" calcext:base-cell-address="Données.A5"/>
            <calcext:condition calcext:apply-style-name="Arrière plan 1" calcext:value="=0" calcext:base-cell-address="Données.A5"/>
          </calcext:conditional-format>
          <calcext:conditional-format calcext:target-range-address="Données.B5:Données.B5">
            <calcext:condition calcext:apply-style-name="Arrière plan 1" calcext:value="formula-is(IF(MOD(ROW([.B4]);2)=0;1;0))" calcext:base-cell-address="Données.B5"/>
            <calcext:condition calcext:apply-style-name="Arrière plan 2" calcext:value="formula-is(IF(MOD(ROW([.B4]);1)=0;1;0))" calcext:base-cell-address="Données.B5"/>
            <calcext:condition calcext:apply-style-name="Arrière plan 1" calcext:value="=0" calcext:base-cell-address="Données.B5"/>
          </calcext:conditional-format>
          <calcext:conditional-format calcext:target-range-address="Données.C5:Données.C5">
            <calcext:condition calcext:apply-style-name="Arrière plan 1" calcext:value="formula-is(IF(MOD(ROW([.C4]);2)=0;1;0))" calcext:base-cell-address="Données.C5"/>
            <calcext:condition calcext:apply-style-name="Arrière plan 2" calcext:value="formula-is(IF(MOD(ROW([.C4]);1)=0;1;0))" calcext:base-cell-address="Données.C5"/>
            <calcext:condition calcext:apply-style-name="Arrière plan 1" calcext:value="=0" calcext:base-cell-address="Données.C5"/>
          </calcext:conditional-format>
          <calcext:conditional-format calcext:target-range-address="Données.D5:Données.D5">
            <calcext:condition calcext:apply-style-name="Arrière plan 1" calcext:value="formula-is(IF(MOD(ROW([.D4]);2)=0;1;0))" calcext:base-cell-address="Données.D5"/>
            <calcext:condition calcext:apply-style-name="Arrière plan 2" calcext:value="formula-is(IF(MOD(ROW([.D4]);1)=0;1;0))" calcext:base-cell-address="Données.D5"/>
            <calcext:condition calcext:apply-style-name="Arrière plan 1" calcext:value="=0" calcext:base-cell-address="Données.D5"/>
          </calcext:conditional-format>
          <calcext:conditional-format calcext:target-range-address="Données.E5:Données.E5">
            <calcext:condition calcext:apply-style-name="Arrière plan 1" calcext:value="formula-is(IF(MOD(ROW([.E4]);2)=0;1;0))" calcext:base-cell-address="Données.E5"/>
            <calcext:condition calcext:apply-style-name="Arrière plan 2" calcext:value="formula-is(IF(MOD(ROW([.E4]);1)=0;1;0))" calcext:base-cell-address="Données.E5"/>
            <calcext:condition calcext:apply-style-name="Arrière plan 1" calcext:value="=0" calcext:base-cell-address="Données.E5"/>
          </calcext:conditional-format>
          <calcext:conditional-format calcext:target-range-address="Données.F5:Données.F5">
            <calcext:condition calcext:apply-style-name="Arrière plan 1" calcext:value="formula-is(IF(MOD(ROW([.F4]);2)=0;1;0))" calcext:base-cell-address="Données.F5"/>
            <calcext:condition calcext:apply-style-name="Arrière plan 2" calcext:value="formula-is(IF(MOD(ROW([.F4]);1)=0;1;0))" calcext:base-cell-address="Données.F5"/>
            <calcext:condition calcext:apply-style-name="Arrière plan 1" calcext:value="=0" calcext:base-cell-address="Données.F5"/>
          </calcext:conditional-format>
          <calcext:conditional-format calcext:target-range-address="Données.G5:Données.G5">
            <calcext:condition calcext:apply-style-name="Arrière plan 1" calcext:value="formula-is(IF(MOD(ROW([.G4]);2)=0;1;0))" calcext:base-cell-address="Données.G5"/>
            <calcext:condition calcext:apply-style-name="Arrière plan 2" calcext:value="formula-is(IF(MOD(ROW([.G4]);1)=0;1;0))" calcext:base-cell-address="Données.G5"/>
            <calcext:condition calcext:apply-style-name="Arrière plan 1" calcext:value="=0" calcext:base-cell-address="Données.G5"/>
          </calcext:conditional-format>
          <calcext:conditional-format calcext:target-range-address="Données.I5:Données.I5">
            <calcext:condition calcext:apply-style-name="Arrière plan 1" calcext:value="formula-is(IF(MOD(ROW([.I4]);2)=0;1;0))" calcext:base-cell-address="Données.I5"/>
            <calcext:condition calcext:apply-style-name="Arrière plan 2" calcext:value="formula-is(IF(MOD(ROW([.I4]);1)=0;1;0))" calcext:base-cell-address="Données.I5"/>
            <calcext:condition calcext:apply-style-name="Arrière plan 1" calcext:value="=0" calcext:base-cell-address="Données.I5"/>
          </calcext:conditional-format>
          <calcext:conditional-format calcext:target-range-address="Données.J5:Données.J5">
            <calcext:condition calcext:apply-style-name="Arrière plan 1" calcext:value="formula-is(IF(MOD(ROW([.J4]);2)=0;1;0))" calcext:base-cell-address="Données.J5"/>
            <calcext:condition calcext:apply-style-name="Arrière plan 2" calcext:value="formula-is(IF(MOD(ROW([.J4]);1)=0;1;0))" calcext:base-cell-address="Données.J5"/>
            <calcext:condition calcext:apply-style-name="Arrière plan 1" calcext:value="=0" calcext:base-cell-address="Données.J5"/>
          </calcext:conditional-format>
          <calcext:conditional-format calcext:target-range-address="Données.K5:Données.K5">
            <calcext:condition calcext:apply-style-name="Arrière plan 1" calcext:value="formula-is(IF(MOD(ROW([.K4]);2)=0;1;0))" calcext:base-cell-address="Données.K5"/>
            <calcext:condition calcext:apply-style-name="Arrière plan 2" calcext:value="formula-is(IF(MOD(ROW([.K4]);1)=0;1;0))" calcext:base-cell-address="Données.K5"/>
            <calcext:condition calcext:apply-style-name="Arrière plan 1" calcext:value="=0" calcext:base-cell-address="Données.K5"/>
          </calcext:conditional-format>
          <calcext:conditional-format calcext:target-range-address="Données.L5:Données.L5">
            <calcext:condition calcext:apply-style-name="Arrière plan 1" calcext:value="formula-is(IF(MOD(ROW([.L4]);2)=0;1;0))" calcext:base-cell-address="Données.L5"/>
            <calcext:condition calcext:apply-style-name="Arrière plan 2" calcext:value="formula-is(IF(MOD(ROW([.L4]);1)=0;1;0))" calcext:base-cell-address="Données.L5"/>
            <calcext:condition calcext:apply-style-name="Arrière plan 1" calcext:value="=0" calcext:base-cell-address="Données.L5"/>
          </calcext:conditional-format>
          <calcext:conditional-format calcext:target-range-address="Données.A6:Données.A6">
            <calcext:condition calcext:apply-style-name="Arrière plan 1" calcext:value="formula-is(IF(MOD(ROW([.A5]);2)=0;1;0))" calcext:base-cell-address="Données.A6"/>
            <calcext:condition calcext:apply-style-name="Arrière plan 2" calcext:value="formula-is(IF(MOD(ROW([.A5]);1)=0;1;0))" calcext:base-cell-address="Données.A6"/>
            <calcext:condition calcext:apply-style-name="Arrière plan 1" calcext:value="=0" calcext:base-cell-address="Données.A6"/>
          </calcext:conditional-format>
          <calcext:conditional-format calcext:target-range-address="Données.B6:Données.B6">
            <calcext:condition calcext:apply-style-name="Arrière plan 1" calcext:value="formula-is(IF(MOD(ROW([.B5]);2)=0;1;0))" calcext:base-cell-address="Données.B6"/>
            <calcext:condition calcext:apply-style-name="Arrière plan 2" calcext:value="formula-is(IF(MOD(ROW([.B5]);1)=0;1;0))" calcext:base-cell-address="Données.B6"/>
            <calcext:condition calcext:apply-style-name="Arrière plan 1" calcext:value="=0" calcext:base-cell-address="Données.B6"/>
          </calcext:conditional-format>
          <calcext:conditional-format calcext:target-range-address="Données.C6:Données.C6">
            <calcext:condition calcext:apply-style-name="Arrière plan 1" calcext:value="formula-is(IF(MOD(ROW([.C5]);2)=0;1;0))" calcext:base-cell-address="Données.C6"/>
            <calcext:condition calcext:apply-style-name="Arrière plan 2" calcext:value="formula-is(IF(MOD(ROW([.C5]);1)=0;1;0))" calcext:base-cell-address="Données.C6"/>
            <calcext:condition calcext:apply-style-name="Arrière plan 1" calcext:value="=0" calcext:base-cell-address="Données.C6"/>
          </calcext:conditional-format>
          <calcext:conditional-format calcext:target-range-address="Données.D6:Données.D6">
            <calcext:condition calcext:apply-style-name="Arrière plan 1" calcext:value="formula-is(IF(MOD(ROW([.D5]);2)=0;1;0))" calcext:base-cell-address="Données.D6"/>
            <calcext:condition calcext:apply-style-name="Arrière plan 2" calcext:value="formula-is(IF(MOD(ROW([.D5]);1)=0;1;0))" calcext:base-cell-address="Données.D6"/>
            <calcext:condition calcext:apply-style-name="Arrière plan 1" calcext:value="=0" calcext:base-cell-address="Données.D6"/>
          </calcext:conditional-format>
          <calcext:conditional-format calcext:target-range-address="Données.E6:Données.E6">
            <calcext:condition calcext:apply-style-name="Arrière plan 1" calcext:value="formula-is(IF(MOD(ROW([.E5]);2)=0;1;0))" calcext:base-cell-address="Données.E6"/>
            <calcext:condition calcext:apply-style-name="Arrière plan 2" calcext:value="formula-is(IF(MOD(ROW([.E5]);1)=0;1;0))" calcext:base-cell-address="Données.E6"/>
            <calcext:condition calcext:apply-style-name="Arrière plan 1" calcext:value="=0" calcext:base-cell-address="Données.E6"/>
          </calcext:conditional-format>
          <calcext:conditional-format calcext:target-range-address="Données.F6:Données.F6">
            <calcext:condition calcext:apply-style-name="Arrière plan 1" calcext:value="formula-is(IF(MOD(ROW([.F5]);2)=0;1;0))" calcext:base-cell-address="Données.F6"/>
            <calcext:condition calcext:apply-style-name="Arrière plan 2" calcext:value="formula-is(IF(MOD(ROW([.F5]);1)=0;1;0))" calcext:base-cell-address="Données.F6"/>
            <calcext:condition calcext:apply-style-name="Arrière plan 1" calcext:value="=0" calcext:base-cell-address="Données.F6"/>
          </calcext:conditional-format>
          <calcext:conditional-format calcext:target-range-address="Données.G6:Données.G6">
            <calcext:condition calcext:apply-style-name="Arrière plan 1" calcext:value="formula-is(IF(MOD(ROW([.G5]);2)=0;1;0))" calcext:base-cell-address="Données.G6"/>
            <calcext:condition calcext:apply-style-name="Arrière plan 2" calcext:value="formula-is(IF(MOD(ROW([.G5]);1)=0;1;0))" calcext:base-cell-address="Données.G6"/>
            <calcext:condition calcext:apply-style-name="Arrière plan 1" calcext:value="=0" calcext:base-cell-address="Données.G6"/>
          </calcext:conditional-format>
          <calcext:conditional-format calcext:target-range-address="Données.I6:Données.I6">
            <calcext:condition calcext:apply-style-name="Arrière plan 1" calcext:value="formula-is(IF(MOD(ROW([.I5]);2)=0;1;0))" calcext:base-cell-address="Données.I6"/>
            <calcext:condition calcext:apply-style-name="Arrière plan 2" calcext:value="formula-is(IF(MOD(ROW([.I5]);1)=0;1;0))" calcext:base-cell-address="Données.I6"/>
            <calcext:condition calcext:apply-style-name="Arrière plan 1" calcext:value="=0" calcext:base-cell-address="Données.I6"/>
          </calcext:conditional-format>
          <calcext:conditional-format calcext:target-range-address="Données.J6:Données.J6">
            <calcext:condition calcext:apply-style-name="Arrière plan 1" calcext:value="formula-is(IF(MOD(ROW([.J5]);2)=0;1;0))" calcext:base-cell-address="Données.J6"/>
            <calcext:condition calcext:apply-style-name="Arrière plan 2" calcext:value="formula-is(IF(MOD(ROW([.J5]);1)=0;1;0))" calcext:base-cell-address="Données.J6"/>
            <calcext:condition calcext:apply-style-name="Arrière plan 1" calcext:value="=0" calcext:base-cell-address="Données.J6"/>
          </calcext:conditional-format>
          <calcext:conditional-format calcext:target-range-address="Données.K6:Données.K6">
            <calcext:condition calcext:apply-style-name="Arrière plan 1" calcext:value="formula-is(IF(MOD(ROW([.K5]);2)=0;1;0))" calcext:base-cell-address="Données.K6"/>
            <calcext:condition calcext:apply-style-name="Arrière plan 2" calcext:value="formula-is(IF(MOD(ROW([.K5]);1)=0;1;0))" calcext:base-cell-address="Données.K6"/>
            <calcext:condition calcext:apply-style-name="Arrière plan 1" calcext:value="=0" calcext:base-cell-address="Données.K6"/>
          </calcext:conditional-format>
          <calcext:conditional-format calcext:target-range-address="Données.L6:Données.L6">
            <calcext:condition calcext:apply-style-name="Arrière plan 1" calcext:value="formula-is(IF(MOD(ROW([.L5]);2)=0;1;0))" calcext:base-cell-address="Données.L6"/>
            <calcext:condition calcext:apply-style-name="Arrière plan 2" calcext:value="formula-is(IF(MOD(ROW([.L5]);1)=0;1;0))" calcext:base-cell-address="Données.L6"/>
            <calcext:condition calcext:apply-style-name="Arrière plan 1" calcext:value="=0" calcext:base-cell-address="Données.L6"/>
          </calcext:conditional-format>
          <calcext:conditional-format calcext:target-range-address="Données.A7:Données.A7">
            <calcext:condition calcext:apply-style-name="Arrière plan 1" calcext:value="formula-is(IF(MOD(ROW([.A6]);2)=0;1;0))" calcext:base-cell-address="Données.A7"/>
            <calcext:condition calcext:apply-style-name="Arrière plan 2" calcext:value="formula-is(IF(MOD(ROW([.A6]);1)=0;1;0))" calcext:base-cell-address="Données.A7"/>
            <calcext:condition calcext:apply-style-name="Arrière plan 1" calcext:value="=0" calcext:base-cell-address="Données.A7"/>
          </calcext:conditional-format>
          <calcext:conditional-format calcext:target-range-address="Données.B7:Données.B7">
            <calcext:condition calcext:apply-style-name="Arrière plan 1" calcext:value="formula-is(IF(MOD(ROW([.B6]);2)=0;1;0))" calcext:base-cell-address="Données.B7"/>
            <calcext:condition calcext:apply-style-name="Arrière plan 2" calcext:value="formula-is(IF(MOD(ROW([.B6]);1)=0;1;0))" calcext:base-cell-address="Données.B7"/>
            <calcext:condition calcext:apply-style-name="Arrière plan 1" calcext:value="=0" calcext:base-cell-address="Données.B7"/>
          </calcext:conditional-format>
          <calcext:conditional-format calcext:target-range-address="Données.C7:Données.C7">
            <calcext:condition calcext:apply-style-name="Arrière plan 1" calcext:value="formula-is(IF(MOD(ROW([.C6]);2)=0;1;0))" calcext:base-cell-address="Données.C7"/>
            <calcext:condition calcext:apply-style-name="Arrière plan 2" calcext:value="formula-is(IF(MOD(ROW([.C6]);1)=0;1;0))" calcext:base-cell-address="Données.C7"/>
            <calcext:condition calcext:apply-style-name="Arrière plan 1" calcext:value="=0" calcext:base-cell-address="Données.C7"/>
          </calcext:conditional-format>
          <calcext:conditional-format calcext:target-range-address="Données.D7:Données.D7">
            <calcext:condition calcext:apply-style-name="Arrière plan 1" calcext:value="formula-is(IF(MOD(ROW([.D6]);2)=0;1;0))" calcext:base-cell-address="Données.D7"/>
            <calcext:condition calcext:apply-style-name="Arrière plan 2" calcext:value="formula-is(IF(MOD(ROW([.D6]);1)=0;1;0))" calcext:base-cell-address="Données.D7"/>
            <calcext:condition calcext:apply-style-name="Arrière plan 1" calcext:value="=0" calcext:base-cell-address="Données.D7"/>
          </calcext:conditional-format>
          <calcext:conditional-format calcext:target-range-address="Données.E7:Données.E7">
            <calcext:condition calcext:apply-style-name="Arrière plan 1" calcext:value="formula-is(IF(MOD(ROW([.E6]);2)=0;1;0))" calcext:base-cell-address="Données.E7"/>
            <calcext:condition calcext:apply-style-name="Arrière plan 2" calcext:value="formula-is(IF(MOD(ROW([.E6]);1)=0;1;0))" calcext:base-cell-address="Données.E7"/>
            <calcext:condition calcext:apply-style-name="Arrière plan 1" calcext:value="=0" calcext:base-cell-address="Données.E7"/>
          </calcext:conditional-format>
          <calcext:conditional-format calcext:target-range-address="Données.F7:Données.F7">
            <calcext:condition calcext:apply-style-name="Arrière plan 1" calcext:value="formula-is(IF(MOD(ROW([.F6]);2)=0;1;0))" calcext:base-cell-address="Données.F7"/>
            <calcext:condition calcext:apply-style-name="Arrière plan 2" calcext:value="formula-is(IF(MOD(ROW([.F6]);1)=0;1;0))" calcext:base-cell-address="Données.F7"/>
            <calcext:condition calcext:apply-style-name="Arrière plan 1" calcext:value="=0" calcext:base-cell-address="Données.F7"/>
          </calcext:conditional-format>
          <calcext:conditional-format calcext:target-range-address="Données.G7:Données.G7">
            <calcext:condition calcext:apply-style-name="Arrière plan 1" calcext:value="formula-is(IF(MOD(ROW([.G6]);2)=0;1;0))" calcext:base-cell-address="Données.G7"/>
            <calcext:condition calcext:apply-style-name="Arrière plan 2" calcext:value="formula-is(IF(MOD(ROW([.G6]);1)=0;1;0))" calcext:base-cell-address="Données.G7"/>
            <calcext:condition calcext:apply-style-name="Arrière plan 1" calcext:value="=0" calcext:base-cell-address="Données.G7"/>
          </calcext:conditional-format>
          <calcext:conditional-format calcext:target-range-address="Données.I7:Données.I7">
            <calcext:condition calcext:apply-style-name="Arrière plan 1" calcext:value="formula-is(IF(MOD(ROW([.I6]);2)=0;1;0))" calcext:base-cell-address="Données.I7"/>
            <calcext:condition calcext:apply-style-name="Arrière plan 2" calcext:value="formula-is(IF(MOD(ROW([.I6]);1)=0;1;0))" calcext:base-cell-address="Données.I7"/>
            <calcext:condition calcext:apply-style-name="Arrière plan 1" calcext:value="=0" calcext:base-cell-address="Données.I7"/>
          </calcext:conditional-format>
          <calcext:conditional-format calcext:target-range-address="Données.J7:Données.J7">
            <calcext:condition calcext:apply-style-name="Arrière plan 1" calcext:value="formula-is(IF(MOD(ROW([.J6]);2)=0;1;0))" calcext:base-cell-address="Données.J7"/>
            <calcext:condition calcext:apply-style-name="Arrière plan 2" calcext:value="formula-is(IF(MOD(ROW([.J6]);1)=0;1;0))" calcext:base-cell-address="Données.J7"/>
            <calcext:condition calcext:apply-style-name="Arrière plan 1" calcext:value="=0" calcext:base-cell-address="Données.J7"/>
          </calcext:conditional-format>
          <calcext:conditional-format calcext:target-range-address="Données.K7:Données.K7">
            <calcext:condition calcext:apply-style-name="Arrière plan 1" calcext:value="formula-is(IF(MOD(ROW([.K6]);2)=0;1;0))" calcext:base-cell-address="Données.K7"/>
            <calcext:condition calcext:apply-style-name="Arrière plan 2" calcext:value="formula-is(IF(MOD(ROW([.K6]);1)=0;1;0))" calcext:base-cell-address="Données.K7"/>
            <calcext:condition calcext:apply-style-name="Arrière plan 1" calcext:value="=0" calcext:base-cell-address="Données.K7"/>
          </calcext:conditional-format>
          <calcext:conditional-format calcext:target-range-address="Données.L7:Données.L7">
            <calcext:condition calcext:apply-style-name="Arrière plan 1" calcext:value="formula-is(IF(MOD(ROW([.L6]);2)=0;1;0))" calcext:base-cell-address="Données.L7"/>
            <calcext:condition calcext:apply-style-name="Arrière plan 2" calcext:value="formula-is(IF(MOD(ROW([.L6]);1)=0;1;0))" calcext:base-cell-address="Données.L7"/>
            <calcext:condition calcext:apply-style-name="Arrière plan 1" calcext:value="=0" calcext:base-cell-address="Données.L7"/>
          </calcext:conditional-format>
          <calcext:conditional-format calcext:target-range-address="Données.A8:Données.A8">
            <calcext:condition calcext:apply-style-name="Arrière plan 1" calcext:value="formula-is(IF(MOD(ROW([.A7]);2)=0;1;0))" calcext:base-cell-address="Données.A8"/>
            <calcext:condition calcext:apply-style-name="Arrière plan 2" calcext:value="formula-is(IF(MOD(ROW([.A7]);1)=0;1;0))" calcext:base-cell-address="Données.A8"/>
            <calcext:condition calcext:apply-style-name="Arrière plan 1" calcext:value="=0" calcext:base-cell-address="Données.A8"/>
          </calcext:conditional-format>
          <calcext:conditional-format calcext:target-range-address="Données.B8:Données.B8">
            <calcext:condition calcext:apply-style-name="Arrière plan 1" calcext:value="formula-is(IF(MOD(ROW([.B7]);2)=0;1;0))" calcext:base-cell-address="Données.B8"/>
            <calcext:condition calcext:apply-style-name="Arrière plan 2" calcext:value="formula-is(IF(MOD(ROW([.B7]);1)=0;1;0))" calcext:base-cell-address="Données.B8"/>
            <calcext:condition calcext:apply-style-name="Arrière plan 1" calcext:value="=0" calcext:base-cell-address="Données.B8"/>
          </calcext:conditional-format>
          <calcext:conditional-format calcext:target-range-address="Données.C8:Données.C8">
            <calcext:condition calcext:apply-style-name="Arrière plan 1" calcext:value="formula-is(IF(MOD(ROW([.C7]);2)=0;1;0))" calcext:base-cell-address="Données.C8"/>
            <calcext:condition calcext:apply-style-name="Arrière plan 2" calcext:value="formula-is(IF(MOD(ROW([.C7]);1)=0;1;0))" calcext:base-cell-address="Données.C8"/>
            <calcext:condition calcext:apply-style-name="Arrière plan 1" calcext:value="=0" calcext:base-cell-address="Données.C8"/>
          </calcext:conditional-format>
          <calcext:conditional-format calcext:target-range-address="Données.D8:Données.D8">
            <calcext:condition calcext:apply-style-name="Arrière plan 1" calcext:value="formula-is(IF(MOD(ROW([.D7]);2)=0;1;0))" calcext:base-cell-address="Données.D8"/>
            <calcext:condition calcext:apply-style-name="Arrière plan 2" calcext:value="formula-is(IF(MOD(ROW([.D7]);1)=0;1;0))" calcext:base-cell-address="Données.D8"/>
            <calcext:condition calcext:apply-style-name="Arrière plan 1" calcext:value="=0" calcext:base-cell-address="Données.D8"/>
          </calcext:conditional-format>
          <calcext:conditional-format calcext:target-range-address="Données.E8:Données.E8">
            <calcext:condition calcext:apply-style-name="Arrière plan 1" calcext:value="formula-is(IF(MOD(ROW([.E7]);2)=0;1;0))" calcext:base-cell-address="Données.E8"/>
            <calcext:condition calcext:apply-style-name="Arrière plan 2" calcext:value="formula-is(IF(MOD(ROW([.E7]);1)=0;1;0))" calcext:base-cell-address="Données.E8"/>
            <calcext:condition calcext:apply-style-name="Arrière plan 1" calcext:value="=0" calcext:base-cell-address="Données.E8"/>
          </calcext:conditional-format>
          <calcext:conditional-format calcext:target-range-address="Données.F8:Données.F8">
            <calcext:condition calcext:apply-style-name="Arrière plan 1" calcext:value="formula-is(IF(MOD(ROW([.F7]);2)=0;1;0))" calcext:base-cell-address="Données.F8"/>
            <calcext:condition calcext:apply-style-name="Arrière plan 2" calcext:value="formula-is(IF(MOD(ROW([.F7]);1)=0;1;0))" calcext:base-cell-address="Données.F8"/>
            <calcext:condition calcext:apply-style-name="Arrière plan 1" calcext:value="=0" calcext:base-cell-address="Données.F8"/>
          </calcext:conditional-format>
          <calcext:conditional-format calcext:target-range-address="Données.G8:Données.G8">
            <calcext:condition calcext:apply-style-name="Arrière plan 1" calcext:value="formula-is(IF(MOD(ROW([.G7]);2)=0;1;0))" calcext:base-cell-address="Données.G8"/>
            <calcext:condition calcext:apply-style-name="Arrière plan 2" calcext:value="formula-is(IF(MOD(ROW([.G7]);1)=0;1;0))" calcext:base-cell-address="Données.G8"/>
            <calcext:condition calcext:apply-style-name="Arrière plan 1" calcext:value="=0" calcext:base-cell-address="Données.G8"/>
          </calcext:conditional-format>
          <calcext:conditional-format calcext:target-range-address="Données.I8:Données.I8">
            <calcext:condition calcext:apply-style-name="Arrière plan 1" calcext:value="formula-is(IF(MOD(ROW([.I7]);2)=0;1;0))" calcext:base-cell-address="Données.I8"/>
            <calcext:condition calcext:apply-style-name="Arrière plan 2" calcext:value="formula-is(IF(MOD(ROW([.I7]);1)=0;1;0))" calcext:base-cell-address="Données.I8"/>
            <calcext:condition calcext:apply-style-name="Arrière plan 1" calcext:value="=0" calcext:base-cell-address="Données.I8"/>
          </calcext:conditional-format>
          <calcext:conditional-format calcext:target-range-address="Données.J8:Données.J8">
            <calcext:condition calcext:apply-style-name="Arrière plan 1" calcext:value="formula-is(IF(MOD(ROW([.J7]);2)=0;1;0))" calcext:base-cell-address="Données.J8"/>
            <calcext:condition calcext:apply-style-name="Arrière plan 2" calcext:value="formula-is(IF(MOD(ROW([.J7]);1)=0;1;0))" calcext:base-cell-address="Données.J8"/>
            <calcext:condition calcext:apply-style-name="Arrière plan 1" calcext:value="=0" calcext:base-cell-address="Données.J8"/>
          </calcext:conditional-format>
          <calcext:conditional-format calcext:target-range-address="Données.K8:Données.K8">
            <calcext:condition calcext:apply-style-name="Arrière plan 1" calcext:value="formula-is(IF(MOD(ROW([.K7]);2)=0;1;0))" calcext:base-cell-address="Données.K8"/>
            <calcext:condition calcext:apply-style-name="Arrière plan 2" calcext:value="formula-is(IF(MOD(ROW([.K7]);1)=0;1;0))" calcext:base-cell-address="Données.K8"/>
            <calcext:condition calcext:apply-style-name="Arrière plan 1" calcext:value="=0" calcext:base-cell-address="Données.K8"/>
          </calcext:conditional-format>
          <calcext:conditional-format calcext:target-range-address="Données.L8:Données.L8">
            <calcext:condition calcext:apply-style-name="Arrière plan 1" calcext:value="formula-is(IF(MOD(ROW([.L7]);2)=0;1;0))" calcext:base-cell-address="Données.L8"/>
            <calcext:condition calcext:apply-style-name="Arrière plan 2" calcext:value="formula-is(IF(MOD(ROW([.L7]);1)=0;1;0))" calcext:base-cell-address="Données.L8"/>
            <calcext:condition calcext:apply-style-name="Arrière plan 1" calcext:value="=0" calcext:base-cell-address="Données.L8"/>
          </calcext:conditional-format>
          <calcext:conditional-format calcext:target-range-address="Données.A9:Données.A9">
            <calcext:condition calcext:apply-style-name="Arrière plan 1" calcext:value="formula-is(IF(MOD(ROW([.A8]);2)=0;1;0))" calcext:base-cell-address="Données.A9"/>
            <calcext:condition calcext:apply-style-name="Arrière plan 2" calcext:value="formula-is(IF(MOD(ROW([.A8]);1)=0;1;0))" calcext:base-cell-address="Données.A9"/>
            <calcext:condition calcext:apply-style-name="Arrière plan 1" calcext:value="=0" calcext:base-cell-address="Données.A9"/>
          </calcext:conditional-format>
          <calcext:conditional-format calcext:target-range-address="Données.B9:Données.B9">
            <calcext:condition calcext:apply-style-name="Arrière plan 1" calcext:value="formula-is(IF(MOD(ROW([.B8]);2)=0;1;0))" calcext:base-cell-address="Données.B9"/>
            <calcext:condition calcext:apply-style-name="Arrière plan 2" calcext:value="formula-is(IF(MOD(ROW([.B8]);1)=0;1;0))" calcext:base-cell-address="Données.B9"/>
            <calcext:condition calcext:apply-style-name="Arrière plan 1" calcext:value="=0" calcext:base-cell-address="Données.B9"/>
          </calcext:conditional-format>
          <calcext:conditional-format calcext:target-range-address="Données.C9:Données.C9">
            <calcext:condition calcext:apply-style-name="Arrière plan 1" calcext:value="formula-is(IF(MOD(ROW([.C8]);2)=0;1;0))" calcext:base-cell-address="Données.C9"/>
            <calcext:condition calcext:apply-style-name="Arrière plan 2" calcext:value="formula-is(IF(MOD(ROW([.C8]);1)=0;1;0))" calcext:base-cell-address="Données.C9"/>
            <calcext:condition calcext:apply-style-name="Arrière plan 1" calcext:value="=0" calcext:base-cell-address="Données.C9"/>
          </calcext:conditional-format>
          <calcext:conditional-format calcext:target-range-address="Données.D9:Données.D9">
            <calcext:condition calcext:apply-style-name="Arrière plan 1" calcext:value="formula-is(IF(MOD(ROW([.D8]);2)=0;1;0))" calcext:base-cell-address="Données.D9"/>
            <calcext:condition calcext:apply-style-name="Arrière plan 2" calcext:value="formula-is(IF(MOD(ROW([.D8]);1)=0;1;0))" calcext:base-cell-address="Données.D9"/>
            <calcext:condition calcext:apply-style-name="Arrière plan 1" calcext:value="=0" calcext:base-cell-address="Données.D9"/>
          </calcext:conditional-format>
          <calcext:conditional-format calcext:target-range-address="Données.E9:Données.E9">
            <calcext:condition calcext:apply-style-name="Arrière plan 1" calcext:value="formula-is(IF(MOD(ROW([.E8]);2)=0;1;0))" calcext:base-cell-address="Données.E9"/>
            <calcext:condition calcext:apply-style-name="Arrière plan 2" calcext:value="formula-is(IF(MOD(ROW([.E8]);1)=0;1;0))" calcext:base-cell-address="Données.E9"/>
            <calcext:condition calcext:apply-style-name="Arrière plan 1" calcext:value="=0" calcext:base-cell-address="Données.E9"/>
          </calcext:conditional-format>
          <calcext:conditional-format calcext:target-range-address="Données.F9:Données.F9">
            <calcext:condition calcext:apply-style-name="Arrière plan 1" calcext:value="formula-is(IF(MOD(ROW([.F8]);2)=0;1;0))" calcext:base-cell-address="Données.F9"/>
            <calcext:condition calcext:apply-style-name="Arrière plan 2" calcext:value="formula-is(IF(MOD(ROW([.F8]);1)=0;1;0))" calcext:base-cell-address="Données.F9"/>
            <calcext:condition calcext:apply-style-name="Arrière plan 1" calcext:value="=0" calcext:base-cell-address="Données.F9"/>
          </calcext:conditional-format>
          <calcext:conditional-format calcext:target-range-address="Données.G9:Données.G9">
            <calcext:condition calcext:apply-style-name="Arrière plan 1" calcext:value="formula-is(IF(MOD(ROW([.G8]);2)=0;1;0))" calcext:base-cell-address="Données.G9"/>
            <calcext:condition calcext:apply-style-name="Arrière plan 2" calcext:value="formula-is(IF(MOD(ROW([.G8]);1)=0;1;0))" calcext:base-cell-address="Données.G9"/>
            <calcext:condition calcext:apply-style-name="Arrière plan 1" calcext:value="=0" calcext:base-cell-address="Données.G9"/>
          </calcext:conditional-format>
          <calcext:conditional-format calcext:target-range-address="Données.I9:Données.I9">
            <calcext:condition calcext:apply-style-name="Arrière plan 1" calcext:value="formula-is(IF(MOD(ROW([.I8]);2)=0;1;0))" calcext:base-cell-address="Données.I9"/>
            <calcext:condition calcext:apply-style-name="Arrière plan 2" calcext:value="formula-is(IF(MOD(ROW([.I8]);1)=0;1;0))" calcext:base-cell-address="Données.I9"/>
            <calcext:condition calcext:apply-style-name="Arrière plan 1" calcext:value="=0" calcext:base-cell-address="Données.I9"/>
          </calcext:conditional-format>
          <calcext:conditional-format calcext:target-range-address="Données.J9:Données.J9">
            <calcext:condition calcext:apply-style-name="Arrière plan 1" calcext:value="formula-is(IF(MOD(ROW([.J8]);2)=0;1;0))" calcext:base-cell-address="Données.J9"/>
            <calcext:condition calcext:apply-style-name="Arrière plan 2" calcext:value="formula-is(IF(MOD(ROW([.J8]);1)=0;1;0))" calcext:base-cell-address="Données.J9"/>
            <calcext:condition calcext:apply-style-name="Arrière plan 1" calcext:value="=0" calcext:base-cell-address="Données.J9"/>
          </calcext:conditional-format>
          <calcext:conditional-format calcext:target-range-address="Données.K9:Données.K9">
            <calcext:condition calcext:apply-style-name="Arrière plan 1" calcext:value="formula-is(IF(MOD(ROW([.K8]);2)=0;1;0))" calcext:base-cell-address="Données.K9"/>
            <calcext:condition calcext:apply-style-name="Arrière plan 2" calcext:value="formula-is(IF(MOD(ROW([.K8]);1)=0;1;0))" calcext:base-cell-address="Données.K9"/>
            <calcext:condition calcext:apply-style-name="Arrière plan 1" calcext:value="=0" calcext:base-cell-address="Données.K9"/>
          </calcext:conditional-format>
          <calcext:conditional-format calcext:target-range-address="Données.L9:Données.L9">
            <calcext:condition calcext:apply-style-name="Arrière plan 1" calcext:value="formula-is(IF(MOD(ROW([.L8]);2)=0;1;0))" calcext:base-cell-address="Données.L9"/>
            <calcext:condition calcext:apply-style-name="Arrière plan 2" calcext:value="formula-is(IF(MOD(ROW([.L8]);1)=0;1;0))" calcext:base-cell-address="Données.L9"/>
            <calcext:condition calcext:apply-style-name="Arrière plan 1" calcext:value="=0" calcext:base-cell-address="Données.L9"/>
          </calcext:conditional-format>
          <calcext:conditional-format calcext:target-range-address="Données.A10:Données.A10">
            <calcext:condition calcext:apply-style-name="Arrière plan 1" calcext:value="formula-is(IF(MOD(ROW([.A9]);2)=0;1;0))" calcext:base-cell-address="Données.A10"/>
            <calcext:condition calcext:apply-style-name="Arrière plan 2" calcext:value="formula-is(IF(MOD(ROW([.A9]);1)=0;1;0))" calcext:base-cell-address="Données.A10"/>
            <calcext:condition calcext:apply-style-name="Arrière plan 1" calcext:value="=0" calcext:base-cell-address="Données.A10"/>
          </calcext:conditional-format>
          <calcext:conditional-format calcext:target-range-address="Données.B10:Données.B10">
            <calcext:condition calcext:apply-style-name="Arrière plan 1" calcext:value="formula-is(IF(MOD(ROW([.B9]);2)=0;1;0))" calcext:base-cell-address="Données.B10"/>
            <calcext:condition calcext:apply-style-name="Arrière plan 2" calcext:value="formula-is(IF(MOD(ROW([.B9]);1)=0;1;0))" calcext:base-cell-address="Données.B10"/>
            <calcext:condition calcext:apply-style-name="Arrière plan 1" calcext:value="=0" calcext:base-cell-address="Données.B10"/>
          </calcext:conditional-format>
          <calcext:conditional-format calcext:target-range-address="Données.C10:Données.C10">
            <calcext:condition calcext:apply-style-name="Arrière plan 1" calcext:value="formula-is(IF(MOD(ROW([.C9]);2)=0;1;0))" calcext:base-cell-address="Données.C10"/>
            <calcext:condition calcext:apply-style-name="Arrière plan 2" calcext:value="formula-is(IF(MOD(ROW([.C9]);1)=0;1;0))" calcext:base-cell-address="Données.C10"/>
            <calcext:condition calcext:apply-style-name="Arrière plan 1" calcext:value="=0" calcext:base-cell-address="Données.C10"/>
          </calcext:conditional-format>
          <calcext:conditional-format calcext:target-range-address="Données.D10:Données.D10">
            <calcext:condition calcext:apply-style-name="Arrière plan 1" calcext:value="formula-is(IF(MOD(ROW([.D9]);2)=0;1;0))" calcext:base-cell-address="Données.D10"/>
            <calcext:condition calcext:apply-style-name="Arrière plan 2" calcext:value="formula-is(IF(MOD(ROW([.D9]);1)=0;1;0))" calcext:base-cell-address="Données.D10"/>
            <calcext:condition calcext:apply-style-name="Arrière plan 1" calcext:value="=0" calcext:base-cell-address="Données.D10"/>
          </calcext:conditional-format>
          <calcext:conditional-format calcext:target-range-address="Données.E10:Données.E10">
            <calcext:condition calcext:apply-style-name="Arrière plan 1" calcext:value="formula-is(IF(MOD(ROW([.E9]);2)=0;1;0))" calcext:base-cell-address="Données.E10"/>
            <calcext:condition calcext:apply-style-name="Arrière plan 2" calcext:value="formula-is(IF(MOD(ROW([.E9]);1)=0;1;0))" calcext:base-cell-address="Données.E10"/>
            <calcext:condition calcext:apply-style-name="Arrière plan 1" calcext:value="=0" calcext:base-cell-address="Données.E10"/>
          </calcext:conditional-format>
          <calcext:conditional-format calcext:target-range-address="Données.F10:Données.F10">
            <calcext:condition calcext:apply-style-name="Arrière plan 1" calcext:value="formula-is(IF(MOD(ROW([.F9]);2)=0;1;0))" calcext:base-cell-address="Données.F10"/>
            <calcext:condition calcext:apply-style-name="Arrière plan 2" calcext:value="formula-is(IF(MOD(ROW([.F9]);1)=0;1;0))" calcext:base-cell-address="Données.F10"/>
            <calcext:condition calcext:apply-style-name="Arrière plan 1" calcext:value="=0" calcext:base-cell-address="Données.F10"/>
          </calcext:conditional-format>
          <calcext:conditional-format calcext:target-range-address="Données.G10:Données.G10">
            <calcext:condition calcext:apply-style-name="Arrière plan 1" calcext:value="formula-is(IF(MOD(ROW([.G9]);2)=0;1;0))" calcext:base-cell-address="Données.G10"/>
            <calcext:condition calcext:apply-style-name="Arrière plan 2" calcext:value="formula-is(IF(MOD(ROW([.G9]);1)=0;1;0))" calcext:base-cell-address="Données.G10"/>
            <calcext:condition calcext:apply-style-name="Arrière plan 1" calcext:value="=0" calcext:base-cell-address="Données.G10"/>
          </calcext:conditional-format>
          <calcext:conditional-format calcext:target-range-address="Données.I10:Données.I10">
            <calcext:condition calcext:apply-style-name="Arrière plan 1" calcext:value="formula-is(IF(MOD(ROW([.I9]);2)=0;1;0))" calcext:base-cell-address="Données.I10"/>
            <calcext:condition calcext:apply-style-name="Arrière plan 2" calcext:value="formula-is(IF(MOD(ROW([.I9]);1)=0;1;0))" calcext:base-cell-address="Données.I10"/>
            <calcext:condition calcext:apply-style-name="Arrière plan 1" calcext:value="=0" calcext:base-cell-address="Données.I10"/>
          </calcext:conditional-format>
          <calcext:conditional-format calcext:target-range-address="Données.J10:Données.J10">
            <calcext:condition calcext:apply-style-name="Arrière plan 1" calcext:value="formula-is(IF(MOD(ROW([.J9]);2)=0;1;0))" calcext:base-cell-address="Données.J10"/>
            <calcext:condition calcext:apply-style-name="Arrière plan 2" calcext:value="formula-is(IF(MOD(ROW([.J9]);1)=0;1;0))" calcext:base-cell-address="Données.J10"/>
            <calcext:condition calcext:apply-style-name="Arrière plan 1" calcext:value="=0" calcext:base-cell-address="Données.J10"/>
          </calcext:conditional-format>
          <calcext:conditional-format calcext:target-range-address="Données.K10:Données.K10">
            <calcext:condition calcext:apply-style-name="Arrière plan 1" calcext:value="formula-is(IF(MOD(ROW([.K9]);2)=0;1;0))" calcext:base-cell-address="Données.K10"/>
            <calcext:condition calcext:apply-style-name="Arrière plan 2" calcext:value="formula-is(IF(MOD(ROW([.K9]);1)=0;1;0))" calcext:base-cell-address="Données.K10"/>
            <calcext:condition calcext:apply-style-name="Arrière plan 1" calcext:value="=0" calcext:base-cell-address="Données.K10"/>
          </calcext:conditional-format>
          <calcext:conditional-format calcext:target-range-address="Données.L10:Données.L10">
            <calcext:condition calcext:apply-style-name="Arrière plan 1" calcext:value="formula-is(IF(MOD(ROW([.L9]);2)=0;1;0))" calcext:base-cell-address="Données.L10"/>
            <calcext:condition calcext:apply-style-name="Arrière plan 2" calcext:value="formula-is(IF(MOD(ROW([.L9]);1)=0;1;0))" calcext:base-cell-address="Données.L10"/>
            <calcext:condition calcext:apply-style-name="Arrière plan 1" calcext:value="=0" calcext:base-cell-address="Données.L10"/>
          </calcext:conditional-format>
          <calcext:conditional-format calcext:target-range-address="Données.A11:Données.A11">
            <calcext:condition calcext:apply-style-name="Arrière plan 1" calcext:value="formula-is(IF(MOD(ROW([.A10]);2)=0;1;0))" calcext:base-cell-address="Données.A11"/>
            <calcext:condition calcext:apply-style-name="Arrière plan 2" calcext:value="formula-is(IF(MOD(ROW([.A10]);1)=0;1;0))" calcext:base-cell-address="Données.A11"/>
            <calcext:condition calcext:apply-style-name="Arrière plan 1" calcext:value="=0" calcext:base-cell-address="Données.A11"/>
          </calcext:conditional-format>
          <calcext:conditional-format calcext:target-range-address="Données.B11:Données.B11">
            <calcext:condition calcext:apply-style-name="Arrière plan 1" calcext:value="formula-is(IF(MOD(ROW([.B10]);2)=0;1;0))" calcext:base-cell-address="Données.B11"/>
            <calcext:condition calcext:apply-style-name="Arrière plan 2" calcext:value="formula-is(IF(MOD(ROW([.B10]);1)=0;1;0))" calcext:base-cell-address="Données.B11"/>
            <calcext:condition calcext:apply-style-name="Arrière plan 1" calcext:value="=0" calcext:base-cell-address="Données.B11"/>
          </calcext:conditional-format>
          <calcext:conditional-format calcext:target-range-address="Données.C11:Données.C11">
            <calcext:condition calcext:apply-style-name="Arrière plan 1" calcext:value="formula-is(IF(MOD(ROW([.C10]);2)=0;1;0))" calcext:base-cell-address="Données.C11"/>
            <calcext:condition calcext:apply-style-name="Arrière plan 2" calcext:value="formula-is(IF(MOD(ROW([.C10]);1)=0;1;0))" calcext:base-cell-address="Données.C11"/>
            <calcext:condition calcext:apply-style-name="Arrière plan 1" calcext:value="=0" calcext:base-cell-address="Données.C11"/>
          </calcext:conditional-format>
          <calcext:conditional-format calcext:target-range-address="Données.D11:Données.D11">
            <calcext:condition calcext:apply-style-name="Arrière plan 1" calcext:value="formula-is(IF(MOD(ROW([.D10]);2)=0;1;0))" calcext:base-cell-address="Données.D11"/>
            <calcext:condition calcext:apply-style-name="Arrière plan 2" calcext:value="formula-is(IF(MOD(ROW([.D10]);1)=0;1;0))" calcext:base-cell-address="Données.D11"/>
            <calcext:condition calcext:apply-style-name="Arrière plan 1" calcext:value="=0" calcext:base-cell-address="Données.D11"/>
          </calcext:conditional-format>
          <calcext:conditional-format calcext:target-range-address="Données.E11:Données.E11">
            <calcext:condition calcext:apply-style-name="Arrière plan 1" calcext:value="formula-is(IF(MOD(ROW([.E10]);2)=0;1;0))" calcext:base-cell-address="Données.E11"/>
            <calcext:condition calcext:apply-style-name="Arrière plan 2" calcext:value="formula-is(IF(MOD(ROW([.E10]);1)=0;1;0))" calcext:base-cell-address="Données.E11"/>
            <calcext:condition calcext:apply-style-name="Arrière plan 1" calcext:value="=0" calcext:base-cell-address="Données.E11"/>
          </calcext:conditional-format>
          <calcext:conditional-format calcext:target-range-address="Données.F11:Données.F11">
            <calcext:condition calcext:apply-style-name="Arrière plan 1" calcext:value="formula-is(IF(MOD(ROW([.F10]);2)=0;1;0))" calcext:base-cell-address="Données.F11"/>
            <calcext:condition calcext:apply-style-name="Arrière plan 2" calcext:value="formula-is(IF(MOD(ROW([.F10]);1)=0;1;0))" calcext:base-cell-address="Données.F11"/>
            <calcext:condition calcext:apply-style-name="Arrière plan 1" calcext:value="=0" calcext:base-cell-address="Données.F11"/>
          </calcext:conditional-format>
          <calcext:conditional-format calcext:target-range-address="Données.G11:Données.G11">
            <calcext:condition calcext:apply-style-name="Arrière plan 1" calcext:value="formula-is(IF(MOD(ROW([.G10]);2)=0;1;0))" calcext:base-cell-address="Données.G11"/>
            <calcext:condition calcext:apply-style-name="Arrière plan 2" calcext:value="formula-is(IF(MOD(ROW([.G10]);1)=0;1;0))" calcext:base-cell-address="Données.G11"/>
            <calcext:condition calcext:apply-style-name="Arrière plan 1" calcext:value="=0" calcext:base-cell-address="Données.G11"/>
          </calcext:conditional-format>
          <calcext:conditional-format calcext:target-range-address="Données.I11:Données.I11">
            <calcext:condition calcext:apply-style-name="Arrière plan 1" calcext:value="formula-is(IF(MOD(ROW([.I10]);2)=0;1;0))" calcext:base-cell-address="Données.I11"/>
            <calcext:condition calcext:apply-style-name="Arrière plan 2" calcext:value="formula-is(IF(MOD(ROW([.I10]);1)=0;1;0))" calcext:base-cell-address="Données.I11"/>
            <calcext:condition calcext:apply-style-name="Arrière plan 1" calcext:value="=0" calcext:base-cell-address="Données.I11"/>
          </calcext:conditional-format>
          <calcext:conditional-format calcext:target-range-address="Données.J11:Données.J11">
            <calcext:condition calcext:apply-style-name="Arrière plan 1" calcext:value="formula-is(IF(MOD(ROW([.J10]);2)=0;1;0))" calcext:base-cell-address="Données.J11"/>
            <calcext:condition calcext:apply-style-name="Arrière plan 2" calcext:value="formula-is(IF(MOD(ROW([.J10]);1)=0;1;0))" calcext:base-cell-address="Données.J11"/>
            <calcext:condition calcext:apply-style-name="Arrière plan 1" calcext:value="=0" calcext:base-cell-address="Données.J11"/>
          </calcext:conditional-format>
          <calcext:conditional-format calcext:target-range-address="Données.K11:Données.K11">
            <calcext:condition calcext:apply-style-name="Arrière plan 1" calcext:value="formula-is(IF(MOD(ROW([.K10]);2)=0;1;0))" calcext:base-cell-address="Données.K11"/>
            <calcext:condition calcext:apply-style-name="Arrière plan 2" calcext:value="formula-is(IF(MOD(ROW([.K10]);1)=0;1;0))" calcext:base-cell-address="Données.K11"/>
            <calcext:condition calcext:apply-style-name="Arrière plan 1" calcext:value="=0" calcext:base-cell-address="Données.K11"/>
          </calcext:conditional-format>
          <calcext:conditional-format calcext:target-range-address="Données.L11:Données.L11">
            <calcext:condition calcext:apply-style-name="Arrière plan 1" calcext:value="formula-is(IF(MOD(ROW([.L10]);2)=0;1;0))" calcext:base-cell-address="Données.L11"/>
            <calcext:condition calcext:apply-style-name="Arrière plan 2" calcext:value="formula-is(IF(MOD(ROW([.L10]);1)=0;1;0))" calcext:base-cell-address="Données.L11"/>
            <calcext:condition calcext:apply-style-name="Arrière plan 1" calcext:value="=0" calcext:base-cell-address="Données.L11"/>
          </calcext:conditional-format>
          <calcext:conditional-format calcext:target-range-address="Données.A12:Données.A12">
            <calcext:condition calcext:apply-style-name="Arrière plan 1" calcext:value="formula-is(IF(MOD(ROW([.A11]);2)=0;1;0))" calcext:base-cell-address="Données.A12"/>
            <calcext:condition calcext:apply-style-name="Arrière plan 2" calcext:value="formula-is(IF(MOD(ROW([.A11]);1)=0;1;0))" calcext:base-cell-address="Données.A12"/>
            <calcext:condition calcext:apply-style-name="Arrière plan 1" calcext:value="=0" calcext:base-cell-address="Données.A12"/>
          </calcext:conditional-format>
          <calcext:conditional-format calcext:target-range-address="Données.B12:Données.B12">
            <calcext:condition calcext:apply-style-name="Arrière plan 1" calcext:value="formula-is(IF(MOD(ROW([.B11]);2)=0;1;0))" calcext:base-cell-address="Données.B12"/>
            <calcext:condition calcext:apply-style-name="Arrière plan 2" calcext:value="formula-is(IF(MOD(ROW([.B11]);1)=0;1;0))" calcext:base-cell-address="Données.B12"/>
            <calcext:condition calcext:apply-style-name="Arrière plan 1" calcext:value="=0" calcext:base-cell-address="Données.B12"/>
          </calcext:conditional-format>
          <calcext:conditional-format calcext:target-range-address="Données.C12:Données.C12">
            <calcext:condition calcext:apply-style-name="Arrière plan 1" calcext:value="formula-is(IF(MOD(ROW([.C11]);2)=0;1;0))" calcext:base-cell-address="Données.C12"/>
            <calcext:condition calcext:apply-style-name="Arrière plan 2" calcext:value="formula-is(IF(MOD(ROW([.C11]);1)=0;1;0))" calcext:base-cell-address="Données.C12"/>
            <calcext:condition calcext:apply-style-name="Arrière plan 1" calcext:value="=0" calcext:base-cell-address="Données.C12"/>
          </calcext:conditional-format>
          <calcext:conditional-format calcext:target-range-address="Données.D12:Données.D12">
            <calcext:condition calcext:apply-style-name="Arrière plan 1" calcext:value="formula-is(IF(MOD(ROW([.D11]);2)=0;1;0))" calcext:base-cell-address="Données.D12"/>
            <calcext:condition calcext:apply-style-name="Arrière plan 2" calcext:value="formula-is(IF(MOD(ROW([.D11]);1)=0;1;0))" calcext:base-cell-address="Données.D12"/>
            <calcext:condition calcext:apply-style-name="Arrière plan 1" calcext:value="=0" calcext:base-cell-address="Données.D12"/>
          </calcext:conditional-format>
          <calcext:conditional-format calcext:target-range-address="Données.E12:Données.E12">
            <calcext:condition calcext:apply-style-name="Arrière plan 1" calcext:value="formula-is(IF(MOD(ROW([.E11]);2)=0;1;0))" calcext:base-cell-address="Données.E12"/>
            <calcext:condition calcext:apply-style-name="Arrière plan 2" calcext:value="formula-is(IF(MOD(ROW([.E11]);1)=0;1;0))" calcext:base-cell-address="Données.E12"/>
            <calcext:condition calcext:apply-style-name="Arrière plan 1" calcext:value="=0" calcext:base-cell-address="Données.E12"/>
          </calcext:conditional-format>
          <calcext:conditional-format calcext:target-range-address="Données.F12:Données.F12">
            <calcext:condition calcext:apply-style-name="Arrière plan 1" calcext:value="formula-is(IF(MOD(ROW([.F11]);2)=0;1;0))" calcext:base-cell-address="Données.F12"/>
            <calcext:condition calcext:apply-style-name="Arrière plan 2" calcext:value="formula-is(IF(MOD(ROW([.F11]);1)=0;1;0))" calcext:base-cell-address="Données.F12"/>
            <calcext:condition calcext:apply-style-name="Arrière plan 1" calcext:value="=0" calcext:base-cell-address="Données.F12"/>
          </calcext:conditional-format>
          <calcext:conditional-format calcext:target-range-address="Données.G12:Données.G12">
            <calcext:condition calcext:apply-style-name="Arrière plan 1" calcext:value="formula-is(IF(MOD(ROW([.G11]);2)=0;1;0))" calcext:base-cell-address="Données.G12"/>
            <calcext:condition calcext:apply-style-name="Arrière plan 2" calcext:value="formula-is(IF(MOD(ROW([.G11]);1)=0;1;0))" calcext:base-cell-address="Données.G12"/>
            <calcext:condition calcext:apply-style-name="Arrière plan 1" calcext:value="=0" calcext:base-cell-address="Données.G12"/>
          </calcext:conditional-format>
          <calcext:conditional-format calcext:target-range-address="Données.I12:Données.I12">
            <calcext:condition calcext:apply-style-name="Arrière plan 1" calcext:value="formula-is(IF(MOD(ROW([.I11]);2)=0;1;0))" calcext:base-cell-address="Données.I12"/>
            <calcext:condition calcext:apply-style-name="Arrière plan 2" calcext:value="formula-is(IF(MOD(ROW([.I11]);1)=0;1;0))" calcext:base-cell-address="Données.I12"/>
            <calcext:condition calcext:apply-style-name="Arrière plan 1" calcext:value="=0" calcext:base-cell-address="Données.I12"/>
          </calcext:conditional-format>
          <calcext:conditional-format calcext:target-range-address="Données.J12:Données.J12">
            <calcext:condition calcext:apply-style-name="Arrière plan 1" calcext:value="formula-is(IF(MOD(ROW([.J11]);2)=0;1;0))" calcext:base-cell-address="Données.J12"/>
            <calcext:condition calcext:apply-style-name="Arrière plan 2" calcext:value="formula-is(IF(MOD(ROW([.J11]);1)=0;1;0))" calcext:base-cell-address="Données.J12"/>
            <calcext:condition calcext:apply-style-name="Arrière plan 1" calcext:value="=0" calcext:base-cell-address="Données.J12"/>
          </calcext:conditional-format>
          <calcext:conditional-format calcext:target-range-address="Données.K12:Données.K12">
            <calcext:condition calcext:apply-style-name="Arrière plan 1" calcext:value="formula-is(IF(MOD(ROW([.K11]);2)=0;1;0))" calcext:base-cell-address="Données.K12"/>
            <calcext:condition calcext:apply-style-name="Arrière plan 2" calcext:value="formula-is(IF(MOD(ROW([.K11]);1)=0;1;0))" calcext:base-cell-address="Données.K12"/>
            <calcext:condition calcext:apply-style-name="Arrière plan 1" calcext:value="=0" calcext:base-cell-address="Données.K12"/>
          </calcext:conditional-format>
          <calcext:conditional-format calcext:target-range-address="Données.L12:Données.L12">
            <calcext:condition calcext:apply-style-name="Arrière plan 1" calcext:value="formula-is(IF(MOD(ROW([.L11]);2)=0;1;0))" calcext:base-cell-address="Données.L12"/>
            <calcext:condition calcext:apply-style-name="Arrière plan 2" calcext:value="formula-is(IF(MOD(ROW([.L11]);1)=0;1;0))" calcext:base-cell-address="Données.L12"/>
            <calcext:condition calcext:apply-style-name="Arrière plan 1" calcext:value="=0" calcext:base-cell-address="Données.L12"/>
          </calcext:conditional-format>
          <calcext:conditional-format calcext:target-range-address="Données.A13:Données.A13">
            <calcext:condition calcext:apply-style-name="Arrière plan 1" calcext:value="formula-is(IF(MOD(ROW([.A12]);2)=0;1;0))" calcext:base-cell-address="Données.A13"/>
            <calcext:condition calcext:apply-style-name="Arrière plan 2" calcext:value="formula-is(IF(MOD(ROW([.A12]);1)=0;1;0))" calcext:base-cell-address="Données.A13"/>
            <calcext:condition calcext:apply-style-name="Arrière plan 1" calcext:value="=0" calcext:base-cell-address="Données.A13"/>
          </calcext:conditional-format>
          <calcext:conditional-format calcext:target-range-address="Données.B13:Données.B13">
            <calcext:condition calcext:apply-style-name="Arrière plan 1" calcext:value="formula-is(IF(MOD(ROW([.B12]);2)=0;1;0))" calcext:base-cell-address="Données.B13"/>
            <calcext:condition calcext:apply-style-name="Arrière plan 2" calcext:value="formula-is(IF(MOD(ROW([.B12]);1)=0;1;0))" calcext:base-cell-address="Données.B13"/>
            <calcext:condition calcext:apply-style-name="Arrière plan 1" calcext:value="=0" calcext:base-cell-address="Données.B13"/>
          </calcext:conditional-format>
          <calcext:conditional-format calcext:target-range-address="Données.C13:Données.C13">
            <calcext:condition calcext:apply-style-name="Arrière plan 1" calcext:value="formula-is(IF(MOD(ROW([.C12]);2)=0;1;0))" calcext:base-cell-address="Données.C13"/>
            <calcext:condition calcext:apply-style-name="Arrière plan 2" calcext:value="formula-is(IF(MOD(ROW([.C12]);1)=0;1;0))" calcext:base-cell-address="Données.C13"/>
            <calcext:condition calcext:apply-style-name="Arrière plan 1" calcext:value="=0" calcext:base-cell-address="Données.C13"/>
          </calcext:conditional-format>
          <calcext:conditional-format calcext:target-range-address="Données.D13:Données.D13">
            <calcext:condition calcext:apply-style-name="Arrière plan 1" calcext:value="formula-is(IF(MOD(ROW([.D12]);2)=0;1;0))" calcext:base-cell-address="Données.D13"/>
            <calcext:condition calcext:apply-style-name="Arrière plan 2" calcext:value="formula-is(IF(MOD(ROW([.D12]);1)=0;1;0))" calcext:base-cell-address="Données.D13"/>
            <calcext:condition calcext:apply-style-name="Arrière plan 1" calcext:value="=0" calcext:base-cell-address="Données.D13"/>
          </calcext:conditional-format>
          <calcext:conditional-format calcext:target-range-address="Données.E13:Données.E13">
            <calcext:condition calcext:apply-style-name="Arrière plan 1" calcext:value="formula-is(IF(MOD(ROW([.E12]);2)=0;1;0))" calcext:base-cell-address="Données.E13"/>
            <calcext:condition calcext:apply-style-name="Arrière plan 2" calcext:value="formula-is(IF(MOD(ROW([.E12]);1)=0;1;0))" calcext:base-cell-address="Données.E13"/>
            <calcext:condition calcext:apply-style-name="Arrière plan 1" calcext:value="=0" calcext:base-cell-address="Données.E13"/>
          </calcext:conditional-format>
          <calcext:conditional-format calcext:target-range-address="Données.F13:Données.F13">
            <calcext:condition calcext:apply-style-name="Arrière plan 1" calcext:value="formula-is(IF(MOD(ROW([.F12]);2)=0;1;0))" calcext:base-cell-address="Données.F13"/>
            <calcext:condition calcext:apply-style-name="Arrière plan 2" calcext:value="formula-is(IF(MOD(ROW([.F12]);1)=0;1;0))" calcext:base-cell-address="Données.F13"/>
            <calcext:condition calcext:apply-style-name="Arrière plan 1" calcext:value="=0" calcext:base-cell-address="Données.F13"/>
          </calcext:conditional-format>
          <calcext:conditional-format calcext:target-range-address="Données.G13:Données.G13">
            <calcext:condition calcext:apply-style-name="Arrière plan 1" calcext:value="formula-is(IF(MOD(ROW([.G12]);2)=0;1;0))" calcext:base-cell-address="Données.G13"/>
            <calcext:condition calcext:apply-style-name="Arrière plan 2" calcext:value="formula-is(IF(MOD(ROW([.G12]);1)=0;1;0))" calcext:base-cell-address="Données.G13"/>
            <calcext:condition calcext:apply-style-name="Arrière plan 1" calcext:value="=0" calcext:base-cell-address="Données.G13"/>
          </calcext:conditional-format>
          <calcext:conditional-format calcext:target-range-address="Données.I13:Données.I13">
            <calcext:condition calcext:apply-style-name="Arrière plan 1" calcext:value="formula-is(IF(MOD(ROW([.I12]);2)=0;1;0))" calcext:base-cell-address="Données.I13"/>
            <calcext:condition calcext:apply-style-name="Arrière plan 2" calcext:value="formula-is(IF(MOD(ROW([.I12]);1)=0;1;0))" calcext:base-cell-address="Données.I13"/>
            <calcext:condition calcext:apply-style-name="Arrière plan 1" calcext:value="=0" calcext:base-cell-address="Données.I13"/>
          </calcext:conditional-format>
          <calcext:conditional-format calcext:target-range-address="Données.J13:Données.J13">
            <calcext:condition calcext:apply-style-name="Arrière plan 1" calcext:value="formula-is(IF(MOD(ROW([.J12]);2)=0;1;0))" calcext:base-cell-address="Données.J13"/>
            <calcext:condition calcext:apply-style-name="Arrière plan 2" calcext:value="formula-is(IF(MOD(ROW([.J12]);1)=0;1;0))" calcext:base-cell-address="Données.J13"/>
            <calcext:condition calcext:apply-style-name="Arrière plan 1" calcext:value="=0" calcext:base-cell-address="Données.J13"/>
          </calcext:conditional-format>
          <calcext:conditional-format calcext:target-range-address="Données.K13:Données.K13">
            <calcext:condition calcext:apply-style-name="Arrière plan 1" calcext:value="formula-is(IF(MOD(ROW([.K12]);2)=0;1;0))" calcext:base-cell-address="Données.K13"/>
            <calcext:condition calcext:apply-style-name="Arrière plan 2" calcext:value="formula-is(IF(MOD(ROW([.K12]);1)=0;1;0))" calcext:base-cell-address="Données.K13"/>
            <calcext:condition calcext:apply-style-name="Arrière plan 1" calcext:value="=0" calcext:base-cell-address="Données.K13"/>
          </calcext:conditional-format>
          <calcext:conditional-format calcext:target-range-address="Données.L13:Données.L13">
            <calcext:condition calcext:apply-style-name="Arrière plan 1" calcext:value="formula-is(IF(MOD(ROW([.L12]);2)=0;1;0))" calcext:base-cell-address="Données.L13"/>
            <calcext:condition calcext:apply-style-name="Arrière plan 2" calcext:value="formula-is(IF(MOD(ROW([.L12]);1)=0;1;0))" calcext:base-cell-address="Données.L13"/>
            <calcext:condition calcext:apply-style-name="Arrière plan 1" calcext:value="=0" calcext:base-cell-address="Données.L13"/>
          </calcext:conditional-format>
          <calcext:conditional-format calcext:target-range-address="Données.H4:Données.H13">
            <calcext:condition calcext:apply-style-name="Arrière plan 1" calcext:value="formula-is(IF(MOD(ROW([.H3]);2)=0;1;0))" calcext:base-cell-address="Données.H4"/>
            <calcext:condition calcext:apply-style-name="Arrière plan 2" calcext:value="formula-is(IF(MOD(ROW([.H3]);1)=0;1;0))" calcext:base-cell-address="Données.H4"/>
            <calcext:condition calcext:apply-style-name="Arrière plan 1" calcext:value="=0" calcext:base-cell-address="Données.H4"/>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adornments="Normal" style:font-charset="x-symbol"/>
    <style:font-face style:name="Comic Sans MS1" svg:font-family="'Comic Sans MS'"/>
    <style:font-face style:name="Times New Roman" svg:font-family="'Times New Roman'"/>
    <style:font-face style:name="Times New Roman1"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scientific-number number:decimal-places="2" loext:min-decimal-places="0" number:min-integer-digits="1" number:min-exponent-digits="2" loext:exponent-interval="1" loext:forced-exponent-sign="true"/>
    </number:number-style>
    <number:number-style style:name="N110">
      <number:number number:decimal-places="9" loext:min-decimal-places="0" number:min-integer-digits="1" number:decimal-replacement="" number:grouping="true"/>
    </number:number-style>
    <number:currency-style style:name="N111">
      <number:number number:decimal-places="0" loext:min-decimal-places="0" number:min-integer-digits="0">
        <number:embedded-text number:position="1"> /</number:embedded-text>
      </number:number>
      <number:currency-symbol number:language="fr" number:country="FR">PI</number:currency-symbol>
    </number:currency-style>
    <number:currency-style style:name="N112">
      <number:number number:decimal-places="0" loext:min-decimal-places="0" number:min-integer-digits="0"/>
      <number:text> </number:text>
      <number:currency-symbol>/20</number:currency-symbol>
    </number:currency-style>
    <number:number-style style:name="N113">
      <number:fraction number:min-numerator-digits="1" loext:max-numerator-digits="1" number:min-denominator-digits="1" loext:max-denominator-value="9"/>
    </number:number-style>
    <number:number-style style:name="N114">
      <number:text>M</number:text>
      <number:number number:decimal-places="0" loext:min-decimal-places="0" number:min-integer-digits="0"/>
    </number:number-style>
    <number:number-style style:name="N115">
      <number:number number:decimal-places="10" loext:min-decimal-places="10"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number-style style:name="N122">
      <number:number number:decimal-places="3" loext:min-decimal-places="3" number:min-integer-digits="1"/>
    </number:number-style>
    <number:number-style style:name="N123">
      <number:number number:decimal-places="1" loext:min-decimal-places="1" number:min-integer-digits="1"/>
    </number:number-style>
    <number:currency-style style:name="N125P0" style:volatile="true">
      <number:number number:decimal-places="0" loext:min-decimal-places="0" number:min-integer-digits="1"/>
      <number:text> </number:text>
      <number:currency-symbol>/20</number:currency-symbol>
    </number:currency-style>
    <number:currency-style style:name="N125">
      <number:text>-</number:text>
      <number:number number:decimal-places="0" loext:min-decimal-places="0" number:min-integer-digits="1"/>
      <number:text> </number:text>
      <number:currency-symbol>/20</number:currency-symbol>
      <style:map style:condition="value()&gt;=0" style:apply-style-name="N125P0"/>
    </number:currency-style>
    <number:number-style style:name="N126">
      <number:number number:decimal-places="0" loext:min-decimal-places="0" number:min-integer-digits="0"/>
      <number:text> / 3</number:text>
    </number:number-style>
    <number:number-style style:name="N127">
      <number:number number:decimal-places="2" loext:min-decimal-places="0" number:min-integer-digits="0" number:decimal-replacement="" number:grouping="true"/>
    </number:number-style>
    <number:number-style style:name="N128">
      <number:number number:decimal-places="2" loext:min-decimal-places="0" number:min-integer-digits="1" number:decimal-replacement="" number:grouping="true"/>
    </number:number-style>
    <number:number-style style:name="N129">
      <number:scientific-number number:decimal-places="2" loext:min-decimal-places="0" number:min-integer-digits="1" number:min-exponent-digits="1" loext:exponent-interval="1" loext:forced-exponent-sign="true"/>
    </number:number-style>
    <number:number-style style:name="N130">
      <number:number number:decimal-places="3" loext:min-decimal-places="0" number:min-integer-digits="0" number:decimal-replacement="" number:grouping="true"/>
    </number:number-style>
    <number:number-style style:name="N131">
      <number:number number:decimal-places="3" loext:min-decimal-places="0" number:min-integer-digits="1" number:decimal-replacement=""/>
    </number:number-style>
    <number:number-style style:name="N132">
      <number:number number:decimal-places="3" loext:min-decimal-places="0" number:min-integer-digits="1" number:decimal-replacement="" number:grouping="true"/>
    </number:number-style>
    <number:number-style style:name="N133">
      <number:number number:decimal-places="9" loext:min-decimal-places="0" number:min-integer-digits="4" number:decimal-replacement="" number:grouping="true"/>
    </number:number-style>
    <number:number-style style:name="N134">
      <number:scientific-number number:decimal-places="8" loext:min-decimal-places="0" number:min-integer-digits="1" number:min-exponent-digits="2" loext:exponent-interval="1" loext:forced-exponent-sign="true"/>
    </number:number-style>
    <number:number-style style:name="N135" number:title="Défini par l'utilisateur">
      <number:number number:decimal-places="12" loext:min-decimal-places="0" number:min-integer-digits="1" number:decimal-replacement=""/>
    </number:number-style>
    <number:number-style style:name="N136">
      <number:number number:decimal-places="12" loext:min-decimal-places="12" number:min-integer-digits="1" number:grouping="true"/>
    </number:number-style>
    <number:currency-style style:name="N138P0" style:volatile="true">
      <number:number number:decimal-places="1" loext:min-decimal-places="1" number:min-integer-digits="1"/>
      <number:text> </number:text>
      <number:currency-symbol>/20</number:currency-symbol>
    </number:currency-style>
    <number:currency-style style:name="N138">
      <number:text>-</number:text>
      <number:number number:decimal-places="1" loext:min-decimal-places="1" number:min-integer-digits="1"/>
      <number:text> </number:text>
      <number:currency-symbol>/20</number:currency-symbol>
      <style:map style:condition="value()&gt;=0" style:apply-style-name="N138P0"/>
    </number:currency-style>
    <number:currency-style style:name="N140P0" style:volatile="true">
      <number:number number:decimal-places="2" loext:min-decimal-places="2" number:min-integer-digits="1"/>
      <number:text> </number:text>
      <number:currency-symbol>/20</number:currency-symbol>
    </number:currency-style>
    <number:currency-style style:name="N140">
      <number:text>-</number:text>
      <number:number number:decimal-places="2" loext:min-decimal-places="2" number:min-integer-digits="1"/>
      <number:text> </number:text>
      <number:currency-symbol>/20</number:currency-symbol>
      <style:map style:condition="value()&gt;=0" style:apply-style-name="N140P0"/>
    </number:currency-style>
    <number:currency-style style:name="N142P0" style:volatile="true">
      <number:number number:decimal-places="0" loext:min-decimal-places="0" number:min-integer-digits="2"/>
      <number:text> </number:text>
      <number:currency-symbol>/20</number:currency-symbol>
    </number:currency-style>
    <number:currency-style style:name="N142">
      <number:text>-</number:text>
      <number:number number:decimal-places="0" loext:min-decimal-places="0" number:min-integer-digits="2"/>
      <number:text> </number:text>
      <number:currency-symbol>/20</number:currency-symbol>
      <style:map style:condition="value()&gt;=0" style:apply-style-name="N142P0"/>
    </number:currency-style>
    <number:currency-style style:name="N144P0" style:volatile="true">
      <number:number number:decimal-places="1" loext:min-decimal-places="1" number:min-integer-digits="2"/>
      <number:text> </number:text>
      <number:currency-symbol>/20</number:currency-symbol>
    </number:currency-style>
    <number:currency-style style:name="N144">
      <number:text>-</number:text>
      <number:number number:decimal-places="1" loext:min-decimal-places="1" number:min-integer-digits="2"/>
      <number:text> </number:text>
      <number:currency-symbol>/20</number:currency-symbol>
      <style:map style:condition="value()&gt;=0" style:apply-style-name="N144P0"/>
    </number:currency-style>
    <number:currency-style style:name="N146P0" style:volatile="true">
      <number:number number:decimal-places="1" loext:min-decimal-places="1" number:min-integer-digits="0"/>
      <number:text> </number:text>
      <number:currency-symbol>/20</number:currency-symbol>
    </number:currency-style>
    <number:currency-style style:name="N146">
      <number:text>-</number:text>
      <number:number number:decimal-places="1" loext:min-decimal-places="1" number:min-integer-digits="0"/>
      <number:text> </number:text>
      <number:currency-symbol>/20</number:currency-symbol>
      <style:map style:condition="value()&gt;=0" style:apply-style-name="N146P0"/>
    </number:currency-style>
    <number:currency-style style:name="N148P0" style:volatile="true">
      <number:number number:decimal-places="1" loext:min-decimal-places="0" number:min-integer-digits="0" number:decimal-replacement=""/>
      <number:text> </number:text>
      <number:currency-symbol>/20</number:currency-symbol>
    </number:currency-style>
    <number:currency-style style:name="N148">
      <number:text>-</number:text>
      <number:number number:decimal-places="1" loext:min-decimal-places="0" number:min-integer-digits="0" number:decimal-replacement=""/>
      <number:text> </number:text>
      <number:currency-symbol>/20</number:currency-symbol>
      <style:map style:condition="value()&gt;=0" style:apply-style-name="N148P0"/>
    </number:currency-style>
    <number:currency-style style:name="N149">
      <number:number number:decimal-places="1" loext:min-decimal-places="0" number:min-integer-digits="1" number:decimal-replacement=""/>
      <number:text> </number:text>
      <number:currency-symbol>/20</number:currency-symbol>
    </number:currency-style>
    <number:currency-style style:name="N150P0" style:volatile="true">
      <number:number number:decimal-places="1" loext:min-decimal-places="0" number:min-integer-digits="1" number:decimal-replacement=""/>
      <number:text> </number:text>
      <number:currency-symbol>/20</number:currency-symbol>
    </number:currency-style>
    <number:currency-style style:name="N150">
      <number:text>-</number:text>
      <number:number number:decimal-places="1" loext:min-decimal-places="0" number:min-integer-digits="1" number:decimal-replacement=""/>
      <number:text> </number:text>
      <number:currency-symbol>/20</number:currency-symbol>
      <style:map style:condition="value()&gt;=0" style:apply-style-name="N150P0"/>
    </number:currency-style>
    <number:number-style style:name="N151">
      <number:number number:decimal-places="0" loext:min-decimal-places="0" number:min-integer-digits="0"/>
    </number:number-style>
    <number:number-style style:name="N152">
      <number:number number:decimal-places="1" loext:min-decimal-places="1" number:min-integer-digits="0"/>
    </number:number-style>
    <number:number-style style:name="N153">
      <number:number number:decimal-places="1" loext:min-decimal-places="0" number:min-integer-digits="1" number:decimal-replacement=""/>
    </number:number-style>
    <number:number-style style:name="N154">
      <number:fraction number:min-integer-digits="0" number:min-numerator-digits="1" loext:max-numerator-digits="1" number:min-denominator-digits="1" loext:max-denominator-value="9"/>
    </number:number-style>
    <number:number-style style:name="N155">
      <number:number number:decimal-places="6" loext:min-decimal-places="0" number:min-integer-digits="1" number:decimal-replacement=""/>
    </number:number-style>
    <number:number-style style:name="N156">
      <number:number number:decimal-places="14" loext:min-decimal-places="14" number:min-integer-digits="1"/>
    </number:number-style>
    <number:number-style style:name="N157">
      <number:number number:decimal-places="13" loext:min-decimal-places="13" number:min-integer-digits="1"/>
    </number:number-style>
    <number:number-style style:name="N158">
      <number:number number:decimal-places="12" loext:min-decimal-places="12" number:min-integer-digits="1"/>
    </number:number-style>
    <number:number-style style:name="N159">
      <number:number number:decimal-places="11" loext:min-decimal-places="11" number:min-integer-digits="1"/>
    </number:number-style>
    <number:number-style style:name="N160">
      <number:number number:decimal-places="0" loext:min-decimal-places="0" number:min-integer-digits="2"/>
    </number:number-style>
    <number:number-style style:name="N161">
      <number:fraction number:min-numerator-digits="2" loext:max-numerator-digits="2" number:min-denominator-digits="2" loext:max-denominator-value="99"/>
    </number:number-style>
    <number:percentage-style style:name="N162">
      <number:number number:decimal-places="0" loext:min-decimal-places="0" number:min-integer-digits="1"/>
      <number:text>%</number:text>
    </number:percentage-style>
    <number:number-style style:name="N163">
      <number:number number:decimal-places="1" loext:min-decimal-places="1" number:min-integer-digits="1" number:grouping="true"/>
    </number:number-style>
    <number:number-style style:name="N164">
      <number:number number:decimal-places="3" loext:min-decimal-places="3" number:min-integer-digits="1" number:grouping="true"/>
    </number:number-style>
    <number:number-style style:name="N165">
      <number:number number:decimal-places="4" loext:min-decimal-places="4" number:min-integer-digits="1" number:grouping="true"/>
    </number:number-style>
    <number:number-style style:name="N166">
      <number:fraction number:min-integer-digits="0" number:min-numerator-digits="2" loext:max-numerator-digits="2" number:min-denominator-digits="1" loext:max-denominator-value="9"/>
    </number:number-style>
    <number:number-style style:name="N167">
      <number:number number:decimal-places="2" loext:min-decimal-places="0" number:min-integer-digits="1" number:decimal-replacement=""/>
    </number:number-style>
    <number:number-style style:name="N168">
      <number:fraction number:min-numerator-digits="6" loext:max-numerator-digits="6" number:min-denominator-digits="6" loext:max-denominator-value="999999"/>
    </number:number-style>
    <number:number-style style:name="N169">
      <number:fraction number:min-numerator-digits="3" loext:max-numerator-digits="6" number:min-denominator-digits="6" loext:max-denominator-value="999999"/>
    </number:number-style>
    <number:number-style style:name="N170">
      <number:fraction number:min-numerator-digits="1" loext:max-numerator-digits="6" number:min-denominator-digits="6" loext:max-denominator-value="999999"/>
    </number:number-style>
    <number:number-style style:name="N171">
      <number:fraction number:min-numerator-digits="1" loext:max-numerator-digits="6" number:min-denominator-digits="2" loext:max-denominator-value="99"/>
    </number:number-style>
    <number:number-style style:name="N172">
      <number:fraction number:min-numerator-digits="1" loext:max-numerator-digits="6" number:min-denominator-digits="5" loext:max-denominator-value="99999"/>
    </number:number-style>
    <number:number-style style:name="N173">
      <number:fraction number:min-numerator-digits="1" loext:max-numerator-digits="6" number:min-denominator-digits="1" loext:max-denominator-value="999999"/>
    </number:number-style>
    <number:number-style style:name="N174">
      <number:fraction number:min-integer-digits="0" number:min-numerator-digits="1" loext:max-numerator-digits="6" number:min-denominator-digits="1" loext:max-denominator-value="9"/>
    </number:number-style>
    <number:number-style style:name="N175">
      <number:fraction number:min-numerator-digits="1" loext:max-numerator-digits="6" number:min-denominator-digits="7" loext:max-denominator-value="9999999"/>
    </number:number-style>
    <number:number-style style:name="N176">
      <number:fraction number:min-numerator-digits="1" loext:max-numerator-digits="7" number:min-denominator-digits="6" loext:max-denominator-value="999999"/>
    </number:number-style>
    <number:percentage-style style:name="N177">
      <number:number number:decimal-places="1" loext:min-decimal-places="1" number:min-integer-digits="1"/>
      <number:text>%</number:text>
    </number:percentage-style>
    <number:number-style style:name="N178">
      <number:number number:decimal-places="1" loext:min-decimal-places="1" number:min-integer-digits="1" number:display-factor="1000"/>
      <number:text>%</number:text>
    </number:number-style>
    <number:number-style style:name="N179">
      <number:number number:decimal-places="1" loext:min-decimal-places="1" number:min-integer-digits="1"/>
      <number:text> %</number:text>
    </number:number-style>
    <number:number-style style:name="N180">
      <number:number number:decimal-places="0" loext:min-decimal-places="0" number:min-integer-digits="1"/>
      <number:text> %</number:text>
    </number:number-style>
    <number:percentage-style style:name="N181">
      <number:number number:decimal-places="0" loext:min-decimal-places="0" number:min-integer-digits="1" number:display-factor="1000"/>
      <number:text>%</number:text>
    </number:percentage-style>
    <number:percentage-style style:name="N182">
      <number:number number:decimal-places="3" loext:min-decimal-places="3" number:min-integer-digits="1"/>
      <number:text>%</number:text>
    </number:percentage-style>
    <number:percentage-style style:name="N183">
      <number:number number:decimal-places="4" loext:min-decimal-places="4" number:min-integer-digits="1"/>
      <number:text>%</number:text>
    </number:percentage-style>
    <number:percentage-style style:name="N184">
      <number:number number:decimal-places="2" loext:min-decimal-places="2" number:min-integer-digits="1"/>
      <number:text>%</number:text>
    </number:percentage-style>
    <number:number-style style:name="N185" number:title="Défini par l'utilisateur">
      <number:scientific-number number:decimal-places="6" loext:min-decimal-places="2" number:min-integer-digits="1" number:min-exponent-digits="2" loext:exponent-interval="1" loext:forced-exponent-sign="true"/>
    </number:number-style>
    <number:number-style style:name="N186">
      <number:fraction number:min-integer-digits="0" number:min-numerator-digits="2" loext:max-numerator-digits="2" number:min-denominator-digits="2" loext:max-denominator-value="99"/>
    </number:number-style>
    <number:number-style style:name="N187">
      <number:fraction number:min-numerator-digits="3" loext:max-numerator-digits="3" number:min-denominator-digits="3" loext:max-denominator-value="999"/>
    </number:number-style>
    <number:number-style style:name="N188">
      <number:fraction number:min-numerator-digits="1" loext:max-numerator-digits="4" number:min-denominator-digits="5" loext:max-denominator-value="99999"/>
    </number:number-style>
    <number:number-style style:name="N189">
      <number:fraction number:min-numerator-digits="1" loext:max-numerator-digits="5" number:min-denominator-digits="5" loext:max-denominator-value="9999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rute" style:family="table-cell" style:parent-style-name="Default" style:data-style-name="N110"/>
    <style:style style:name="scientifique" style:family="table-cell" style:parent-style-name="Default" style:data-style-name="N109"/>
    <style:style style:name="Arrière_20_plan_20_1" style:display-name="Arrière plan 1" style:family="table-cell" style:parent-style-name="Default">
      <style:table-cell-properties fo:background-color="#ffffff"/>
    </style:style>
    <style:style style:name="Arrière_20_plan_20_2" style:display-name="Arrière plan 2" style:family="table-cell" style:parent-style-name="Default">
      <style:table-cell-properties fo:background-color="#b2b2b2"/>
    </style:style>
    <style:style style:name="VRAI" style:family="table-cell" style:parent-style-name="Default">
      <style:text-properties fo:color="#009900"/>
    </style:style>
    <style:style style:name="FAUX" style:family="table-cell" style:parent-style-name="Default">
      <style:text-properties fo:color="#ff0000"/>
    </style:style>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10 10" svg:d="M0 0h10v10h-10z"/>
    <draw:marker draw:name="Extrémités_20_de_20_flèche_20_2" draw:display-name="Extrémités de flèche 2" svg:viewBox="0 0 20 30" svg:d="M10 0l-10 30h20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fo:page-width="29.7cm" fo:page-height="21.001cm" style:num-format="1" style:print-orientation="landscape" style:shadow="none" loext:scale-to-X="1" loext: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08:55:30.9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2-27T08:27:02.57</meta:creation-date>
    <dc:date>2020-03-04T08:56:23.599000000</dc:date>
    <meta:editing-duration>P2DT21H41M29S</meta:editing-duration>
    <meta:editing-cycles>816</meta:editing-cycles>
    <meta:generator>LibreOffice/6.3.5.2$Windows_X86_64 LibreOffice_project/dd0751754f11728f69b42ee2af66670068624673</meta:generator>
    <meta:print-date>2018-05-17T16:14:04.496000000</meta:print-date>
    <meta:document-statistic meta:table-count="3" meta:cell-count="279" meta:object-count="1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Notation scientifique
Sub RAZ_Notation_scientifique()
	Dim Feuille as Object, Plage1 as Object, Plage2 as Object, Plage3 as Object, Plage4 as Object
	Feuille = thisComponent.Sheets.getByName("Notation scientifique") 'Accès dans ce classeur à une feuille par son nom
	Plage1 = Feuille.getCellRangeByName("C4:C13") 'Accès dans cette feuille à une plage par son nom
	Plage2 = Feuille.getCellRangeByName("E4:E13") 'Accès dans cette feuille à une plage par son nom
	Plage3 = Feuille.getCellRangeByName("J4:J13") 'Accès dans cette feuille à une plage par son nom
	Plage4 = Feuille.getCellRangeByName("L4:L13") 'Accès dans cette feuille à une plage par son nom
	Plage1.clearContents(1) 'Efface plage avec format nombre
	Plage2.clearContents(1) 'Efface plage avec format nombre
	Plage3.clearContents(1) 'Efface plage avec format nombre
	Plage4.clearContents(1) 'Efface plage avec format nombre
End Sub

rem génération nombres aléatoires tous niveaux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rem Option Explicit

Sub SK()
	Dim i as Integer, expo as String, chaine2 as String 
	Dim car as string, car_expo as string
	Dim Feuille as Object
	
	Feuille = thisComponent.Sheets.getByName("Données")

	a = Feuille.GetCellRangeByName("B15").string
	expo = Feuille.GetCellRangeByName("C15").string
	chaine2 = a
	For i = 1 To Len(expo)
		car = Mid(expo, i, 1)
		if car = "-" Then
			car_expo = Chr(713)
		EndIf			
		if car = "0" Then
			car_expo = Chr(8304)
		EndIf			
		if car = "1" Then
			car_expo = Chr(185)
		EndIf			
		if car = "2" Then
			car_expo = Chr(178)
		EndIf			
		if car = "3" Then
			car_expo = Chr(179)
		EndIf			
		if car = "4" Then
			car_expo = Chr(8308)
		EndIf			
		if car = "5" Then
			car_expo = Chr(8309)
		EndIf			
		if car = "6" Then
			car_expo = Chr(8310)
		EndIf			
		if car = "7" Then
			car_expo = Chr(8311)
		EndIf			
		if car = "8" Then
			car_expo = Chr(8312)
		EndIf			
		if car = "9" Then
			car_expo = Chr(8313)
		EndIf			
		chaine2 = chaine2 + car_expo
	' ici tu à les caractères qui défile 'tu peu les écrire où tu veux 
	Next i 
	Feuille.GetCellRangeByName("D15").string =  chaine2
End Sub

Sub Zone_Alea_All()
	Dim Feuille as Object
	Feuille = thisComponent.Sheets.getByName("Données")
	For ligne = 4 to 13
		Feuille.GetCellRangeByName("A" &amp; ligne).value = RND()
		Feuille.GetCellRangeByName("G" &amp; ligne).value = RND()
	Next ligne

	For ligne = 4 to 13
	If SK_Alea(1,2)=1 Then 
		Feuille.GetCellRangeByName("B" &amp; ligne).value = SK_Alea(1,999)*10^SK_Alea(-2,2)
		Else Feuille.GetCellRangeByName("B" &amp; ligne).value = SK_Alea(1,99)+SK_Alea(1,99)*10^-2
	End If
	Next ligne

	For ligne = 4 to 13
	If SK_Alea(1,2)=1 Then 
		Feuille.GetCellRangeByName("C" &amp; ligne).value = SK_Alea(1,100)
		Else Feuille.GetCellRangeByName("C" &amp; ligne).value = SK_Alea(-100,-1)
	End If
	Next ligne

	For ligne = 4 to 13
		Feuille.GetCellRangeByName("H" &amp; ligne).value = SK_Alea(1,1000)*10^(-SK_Alea(1,6))
	Next ligne

	For ligne = 4 to 13
	If SK_Alea(1,2)=1 Then 
		Feuille.GetCellRangeByName("I" &amp; ligne).value = SK_Alea(1,100)
		Else Feuille.GetCellRangeByName("I" &amp; ligne).value = SK_Alea(-100,-1)
	End If
	Next lign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